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AAAA+TimesNewRomanPSMT" svg:font-family="CAAAAA+TimesNewRomanPSMT"/>
    <style:font-face style:name="OpenSymbol" svg:font-family="OpenSymbol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orphans="2" fo:widows="2"/>
      <style:text-properties style:font-name="Times New Roman" fo:font-size="14pt" fo:font-weight="bold" style:font-size-asian="12.25pt" style:font-weight-asian="bold" style:font-name-complex="Times New Roman" style:font-size-complex="14pt" style:font-weight-complex="bold"/>
    </style:style>
    <style:style style:name="P2" style:family="paragraph" style:parent-style-name="Normal">
      <style:paragraph-properties fo:text-align="start" style:justify-single-word="false" fo:orphans="2" fo:widows="2"/>
      <style:text-properties style:font-name="Times New Roman" officeooo:paragraph-rsid="00994dcd" style:font-name-complex="Times New Roman"/>
    </style:style>
    <style:style style:name="P3" style:family="paragraph" style:parent-style-name="Normal">
      <style:paragraph-properties fo:orphans="2" fo:widows="2"/>
    </style:style>
    <style:style style:name="P4" style:family="paragraph" style:parent-style-name="Normal">
      <style:paragraph-properties fo:orphans="2" fo:widows="2"/>
      <style:text-properties officeooo:paragraph-rsid="006b52ab"/>
    </style:style>
    <style:style style:name="P5" style:family="paragraph" style:parent-style-name="Normal">
      <style:paragraph-properties fo:orphans="2" fo:widows="2"/>
      <style:text-properties fo:font-variant="normal" fo:text-transform="none" style:font-name="Cambria" fo:font-style="normal" style:text-underline-style="solid" style:text-underline-width="auto" style:text-underline-color="font-color" fo:font-weight="normal" officeooo:paragraph-rsid="006b52ab" style:font-style-asian="normal" style:font-weight-asian="normal" style:font-name-complex="Times New Roman" style:font-style-complex="normal" style:font-weight-complex="normal"/>
    </style:style>
    <style:style style:name="P6" style:family="paragraph" style:parent-style-name="Normal">
      <style:paragraph-properties fo:orphans="2" fo:widows="2"/>
      <style:text-properties fo:font-variant="normal" fo:text-transform="none" style:font-name="Cambria" fo:font-size="12pt" fo:font-weight="normal" officeooo:paragraph-rsid="0057f9a0" style:font-size-asian="12pt" style:font-weight-asian="normal" style:font-name-complex="Times New Roman" style:font-size-complex="12pt" style:font-weight-complex="normal"/>
    </style:style>
    <style:style style:name="P7" style:family="paragraph" style:parent-style-name="Normal">
      <style:paragraph-properties fo:orphans="2" fo:widows="2"/>
      <style:text-properties fo:font-variant="normal" fo:text-transform="none" style:font-name="Cambria" fo:font-size="6pt" fo:font-weight="bold" style:font-size-asian="5.25pt" style:font-weight-asian="bold" style:font-name-complex="Times New Roman" style:font-size-complex="6pt" style:font-weight-complex="bold"/>
    </style:style>
    <style:style style:name="P8" style:family="paragraph" style:parent-style-name="Normal">
      <style:paragraph-properties fo:text-align="start" style:justify-single-word="false" fo:orphans="2" fo:widows="2"/>
      <style:text-properties officeooo:paragraph-rsid="00994dcd"/>
    </style:style>
    <style:style style:name="P9" style:family="paragraph" style:parent-style-name="Normal">
      <style:paragraph-properties fo:orphans="2" fo:widows="2"/>
      <style:text-properties fo:font-variant="small-caps" style:font-name="Cambria" fo:font-size="14pt" fo:font-weight="bold" style:font-size-asian="14pt" style:font-weight-asian="bold" style:font-name-complex="Times New Roman" style:font-size-complex="14pt" style:font-weight-complex="bold"/>
    </style:style>
    <style:style style:name="P10" style:family="paragraph" style:parent-style-name="Normal">
      <style:paragraph-properties fo:orphans="2" fo:widows="2"/>
      <style:text-properties fo:font-variant="small-caps" style:font-name="Cambria" fo:font-size="14pt" fo:font-weight="bold" officeooo:paragraph-rsid="00719af9" style:font-size-asian="14pt" style:font-weight-asian="bold" style:font-name-complex="Times New Roman" style:font-size-complex="14pt" style:font-weight-complex="bold"/>
    </style:style>
    <style:style style:name="P11" style:family="paragraph" style:parent-style-name="Normal">
      <style:paragraph-properties fo:orphans="2" fo:widows="2"/>
      <style:text-properties fo:font-variant="small-caps" style:font-name="Cambria" fo:font-size="14pt" fo:font-weight="bold" officeooo:paragraph-rsid="00254809" style:font-size-asian="14pt" style:font-weight-asian="bold" style:font-name-complex="Times New Roman" style:font-size-complex="14pt" style:font-weight-complex="bold"/>
    </style:style>
    <style:style style:name="P12" style:family="paragraph" style:parent-style-name="Normal">
      <style:paragraph-properties fo:orphans="2" fo:widows="2"/>
      <style:text-properties fo:font-variant="small-caps" style:font-name="Cambria" fo:font-size="14pt" fo:font-weight="bold" officeooo:rsid="006aa997" officeooo:paragraph-rsid="006aa997" style:font-size-asian="14pt" style:font-weight-asian="bold" style:font-name-complex="Times New Roman" style:font-size-complex="14pt" style:font-weight-complex="bold"/>
    </style:style>
    <style:style style:name="P13" style:family="paragraph" style:parent-style-name="Normal">
      <style:paragraph-properties fo:orphans="2" fo:widows="2"/>
      <style:text-properties fo:font-variant="small-caps" style:font-name="Cambria" fo:font-size="14pt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14" style:family="paragraph" style:parent-style-name="Normal">
      <style:paragraph-properties fo:orphans="2" fo:widows="2"/>
      <style:text-properties fo:font-variant="small-caps" style:font-name="Cambria" fo:font-size="6pt" fo:font-weight="normal" officeooo:rsid="006aa997" officeooo:paragraph-rsid="006aa997" style:font-size-asian="5.25pt" style:font-weight-asian="normal" style:font-name-complex="Times New Roman" style:font-size-complex="6pt" style:font-weight-complex="normal"/>
    </style:style>
    <style:style style:name="P15" style:family="paragraph" style:parent-style-name="Normal">
      <style:paragraph-properties fo:orphans="2" fo:widows="2"/>
      <style:text-properties fo:font-variant="small-caps" style:font-name="Cambria" fo:font-size="6pt" fo:font-weight="bold" officeooo:paragraph-rsid="00719af9" style:font-size-asian="5.25pt" style:font-weight-asian="bold" style:font-name-complex="Times New Roman" style:font-size-complex="6pt" style:font-weight-complex="bold"/>
    </style:style>
    <style:style style:name="P16" style:family="paragraph" style:parent-style-name="Normal">
      <style:paragraph-properties fo:orphans="2" fo:widows="2"/>
      <style:text-properties fo:font-variant="small-caps" style:font-name="Cambria" fo:font-size="11pt" fo:font-weight="bold" style:font-size-asian="11pt" style:font-weight-asian="bold" style:font-name-complex="Times New Roman" style:font-size-complex="11pt" style:font-weight-complex="bold"/>
    </style:style>
    <style:style style:name="P17" style:family="paragraph" style:parent-style-name="Normal">
      <style:paragraph-properties fo:orphans="2" fo:widows="2"/>
      <style:text-properties fo:font-variant="small-caps" style:font-name="Cambria" fo:font-size="12pt" fo:font-weight="bold" officeooo:rsid="0086418e" officeooo:paragraph-rsid="0086418e" style:font-size-asian="12pt" style:font-weight-asian="bold" style:font-name-complex="Times New Roman" style:font-size-complex="12pt" style:font-weight-complex="bold"/>
    </style:style>
    <style:style style:name="P18" style:family="paragraph" style:parent-style-name="Normal">
      <style:paragraph-properties fo:orphans="2" fo:widows="2"/>
      <style:text-properties style:font-name="Cambria" fo:font-size="6pt" fo:font-weight="bold" style:font-size-asian="5.25pt" style:font-weight-asian="bold" style:font-name-complex="Times New Roman" style:font-size-complex="6pt" style:font-weight-complex="bold"/>
    </style:style>
    <style:style style:name="P19" style:family="paragraph" style:parent-style-name="Normal">
      <style:paragraph-properties fo:orphans="2" fo:widows="2">
        <style:tab-stops>
          <style:tab-stop style:position="3.0535in"/>
        </style:tab-stops>
      </style:paragraph-properties>
      <style:text-properties style:font-name="Cambria" fo:font-size="6pt" fo:font-weight="bold" style:font-size-asian="5.25pt" style:font-weight-asian="bold" style:font-name-complex="Times New Roman" style:font-size-complex="6pt" style:font-weight-complex="bold"/>
    </style:style>
    <style:style style:name="P20" style:family="paragraph" style:parent-style-name="Normal">
      <style:paragraph-properties fo:orphans="2" fo:widows="2"/>
      <style:text-properties style:font-name="Cambria" fo:font-size="6pt" style:font-size-asian="5.25pt" style:font-name-complex="Times New Roman" style:font-size-complex="6pt"/>
    </style:style>
    <style:style style:name="P21" style:family="paragraph" style:parent-style-name="Normal">
      <style:paragraph-properties fo:orphans="2" fo:widows="2"/>
      <style:text-properties style:font-name="Cambria" fo:font-size="6pt" officeooo:paragraph-rsid="0015a5bd" style:font-size-asian="5.25pt" style:font-name-complex="Times New Roman" style:font-size-complex="6pt"/>
    </style:style>
    <style:style style:name="P22" style:family="paragraph" style:parent-style-name="Normal">
      <style:paragraph-properties fo:orphans="2" fo:widows="2"/>
      <style:text-properties style:font-name="Cambria" fo:font-size="11pt" fo:font-weight="bold" style:font-size-asian="9.60000038146973pt" style:font-weight-asian="bold" style:font-name-complex="Times New Roman" style:font-size-complex="11pt" style:font-weight-complex="bold"/>
    </style:style>
    <style:style style:name="P23" style:family="paragraph" style:parent-style-name="Normal">
      <style:paragraph-properties fo:orphans="2" fo:widows="2"/>
      <style:text-properties style:font-name="Cambria" fo:font-size="11pt" fo:font-weight="bold" officeooo:rsid="006aa997" officeooo:paragraph-rsid="006aa997" style:font-size-asian="9.60000038146973pt" style:font-weight-asian="bold" style:font-name-complex="Times New Roman" style:font-size-complex="11pt" style:font-weight-complex="bold"/>
    </style:style>
    <style:style style:name="P24" style:family="paragraph" style:parent-style-name="Normal">
      <style:paragraph-properties fo:orphans="2" fo:widows="2"/>
      <style:text-properties style:font-name="Cambria" fo:font-size="12pt" fo:font-weight="bold" officeooo:rsid="006aa997" officeooo:paragraph-rsid="006aa997" style:font-size-asian="12pt" style:font-weight-asian="bold" style:font-name-complex="Times New Roman" style:font-size-complex="12pt" style:font-weight-complex="bold"/>
    </style:style>
    <style:style style:name="P25" style:family="paragraph" style:parent-style-name="Normal">
      <style:paragraph-properties fo:orphans="2" fo:widows="2"/>
      <style:text-properties style:font-name="Cambria" style:text-underline-style="solid" style:text-underline-width="auto" style:text-underline-color="font-color" officeooo:rsid="003b9daa" officeooo:paragraph-rsid="004aa188" style:font-name-asian="Times New Roman2" style:font-name-complex="Times New Roman2"/>
    </style:style>
    <style:style style:name="P26" style:family="paragraph" style:parent-style-name="Normal">
      <style:paragraph-properties fo:orphans="2" fo:widows="2"/>
      <style:text-properties style:font-name="Cambria" style:text-underline-style="solid" style:text-underline-width="auto" style:text-underline-color="font-color" officeooo:rsid="003d561c" officeooo:paragraph-rsid="003d561c" style:font-name-asian="Times New Roman2" style:font-name-complex="Times New Roman2"/>
    </style:style>
    <style:style style:name="P27" style:family="paragraph" style:parent-style-name="Normal">
      <style:paragraph-properties fo:orphans="2" fo:widows="2"/>
      <style:text-properties style:font-name="Cambria" style:text-underline-style="solid" style:text-underline-width="auto" style:text-underline-color="font-color" officeooo:paragraph-rsid="004c9463" style:font-name-complex="Times New Roman"/>
    </style:style>
    <style:style style:name="P28" style:family="paragraph" style:parent-style-name="Normal">
      <style:paragraph-properties fo:orphans="2" fo:widows="2"/>
      <style:text-properties style:font-name="Cambria" fo:font-weight="bold" style:font-weight-asian="bold" style:font-name-complex="Times New Roman" style:font-weight-complex="bold"/>
    </style:style>
    <style:style style:name="P29" style:family="paragraph" style:parent-style-name="Normal">
      <style:paragraph-properties fo:orphans="2" fo:widows="2"/>
      <style:text-properties style:font-name="Cambria" fo:font-weight="bold" officeooo:paragraph-rsid="0031ae1d" style:font-weight-asian="bold" style:font-name-complex="Times New Roman" style:font-weight-complex="bold"/>
    </style:style>
    <style:style style:name="P30" style:family="paragraph" style:parent-style-name="Standard">
      <style:paragraph-properties fo:orphans="2" fo:widows="2"/>
    </style:style>
    <style:style style:name="P31" style:family="paragraph" style:parent-style-name="Standard">
      <style:paragraph-properties fo:orphans="2" fo:widows="2"/>
      <style:text-properties officeooo:paragraph-rsid="001fc776"/>
    </style:style>
    <style:style style:name="P32" style:family="paragraph" style:parent-style-name="Standard">
      <style:paragraph-properties fo:orphans="2" fo:widows="2"/>
      <style:text-properties officeooo:paragraph-rsid="0060875b"/>
    </style:style>
    <style:style style:name="P33" style:family="paragraph" style:parent-style-name="Standard">
      <style:paragraph-properties fo:orphans="2" fo:widows="2"/>
      <style:text-properties style:font-name="Times New Roman" style:font-name-complex="Times New Roman"/>
    </style:style>
    <style:style style:name="P34" style:family="paragraph" style:parent-style-name="Standard">
      <style:paragraph-properties fo:orphans="2" fo:widows="2"/>
      <style:text-properties style:font-name="Cambria" fo:font-size="11pt" style:font-size-asian="9.60000038146973pt" style:font-name-complex="Times New Roman" style:font-size-complex="11pt"/>
    </style:style>
    <style:style style:name="P35" style:family="paragraph" style:parent-style-name="Standard">
      <style:paragraph-properties fo:orphans="2" fo:widows="2"/>
      <style:text-properties style:font-name="Cambria" style:font-name-complex="Times New Roman"/>
    </style:style>
    <style:style style:name="P36" style:family="paragraph" style:parent-style-name="Standard">
      <style:paragraph-properties fo:orphans="2" fo:widows="2"/>
      <style:text-properties style:font-name="Cambria" fo:font-weight="bold" style:font-weight-asian="bold" style:font-name-complex="Times New Roman" style:font-weight-complex="bold"/>
    </style:style>
    <style:style style:name="P37" style:family="paragraph" style:parent-style-name="Standard">
      <style:paragraph-properties fo:hyphenation-ladder-count="no-limit"/>
      <style:text-properties style:font-name="Cambria" fo:font-weight="bold" officeooo:rsid="00372deb" officeooo:paragraph-rsid="006ce96c" style:font-weight-asian="bold" style:font-name-complex="Times New Roman" style:font-weight-complex="bold" fo:hyphenate="false"/>
    </style:style>
    <style:style style:name="P38" style:family="paragraph" style:parent-style-name="Standard">
      <style:paragraph-properties fo:orphans="2" fo:widows="2"/>
      <style:text-properties style:font-name="Cambria" fo:font-size="13pt" fo:font-style="italic" style:text-underline-style="none" style:font-size-asian="13pt" style:font-style-asian="italic" style:font-name-complex="Times New Roman" style:font-size-complex="13pt" style:font-style-complex="italic"/>
    </style:style>
    <style:style style:name="P39" style:family="paragraph" style:parent-style-name="Standard">
      <style:paragraph-properties fo:orphans="2" fo:widows="2"/>
      <style:text-properties style:font-name="Cambria" fo:font-size="6pt" style:font-size-asian="5.25pt" style:font-name-complex="Times New Roman" style:font-size-complex="6pt"/>
    </style:style>
    <style:style style:name="P40" style:family="paragraph" style:parent-style-name="Standard">
      <style:paragraph-properties fo:orphans="2" fo:widows="2"/>
      <style:text-properties style:font-name="Cambria" fo:font-size="6pt" officeooo:paragraph-rsid="00719af9" style:font-size-asian="5.25pt" style:font-name-complex="Times New Roman" style:font-size-complex="6pt"/>
    </style:style>
    <style:style style:name="P41" style:family="paragraph" style:parent-style-name="Standard">
      <style:text-properties fo:font-variant="small-caps" style:font-name="Cambria" fo:font-size="11pt" fo:font-weight="bold" style:font-size-asian="9.60000038146973pt" style:font-weight-asian="bold" style:font-name-complex="Times New Roman" style:font-size-complex="11pt" style:font-weight-complex="bold"/>
    </style:style>
    <style:style style:name="P42" style:family="paragraph" style:parent-style-name="Standard">
      <style:paragraph-properties fo:orphans="2" fo:widows="2"/>
      <style:text-properties fo:font-variant="small-caps" style:font-name="Cambria" fo:font-size="11pt" fo:font-weight="bold" officeooo:paragraph-rsid="00719af9" style:font-size-asian="11pt" style:font-weight-asian="bold" style:font-name-complex="Times New Roman" style:font-size-complex="11pt" style:font-weight-complex="bold"/>
    </style:style>
    <style:style style:name="P43" style:family="paragraph" style:parent-style-name="Standard">
      <style:text-properties fo:font-variant="small-caps" style:font-name="Cambria" fo:font-size="14pt" fo:font-weight="bold" style:font-size-asian="14pt" style:font-weight-asian="bold" style:font-name-complex="Times New Roman" style:font-size-complex="14pt" style:font-weight-complex="bold"/>
    </style:style>
    <style:style style:name="P44" style:family="paragraph" style:parent-style-name="Normal">
      <style:paragraph-properties fo:margin-left="0.5in" fo:margin-right="0in" fo:orphans="2" fo:widows="2" fo:text-indent="-0.5in" style:auto-text-indent="false">
        <style:tab-stops/>
      </style:paragraph-properties>
    </style:style>
    <style:style style:name="P45" style:family="paragraph" style:parent-style-name="Standard">
      <style:paragraph-properties fo:margin-left="0.5in" fo:margin-right="0in" fo:margin-top="0in" fo:margin-bottom="0in" style:contextual-spacing="false" fo:orphans="2" fo:widows="2" fo:text-indent="-0.5in" style:auto-text-indent="false">
        <style:tab-stops/>
      </style:paragraph-properties>
      <style:text-properties style:font-name="Times New Roman" officeooo:paragraph-rsid="0086418e" style:font-name-complex="Times New Roman"/>
    </style:style>
    <style:style style:name="P46" style:family="paragraph" style:parent-style-name="Standard">
      <style:paragraph-properties fo:margin-left="0.5in" fo:margin-right="0in" fo:margin-top="0in" fo:margin-bottom="0in" style:contextual-spacing="false" fo:orphans="2" fo:widows="2" fo:text-indent="-0.5in" style:auto-text-indent="false">
        <style:tab-stops/>
      </style:paragraph-properties>
      <style:text-properties style:font-name="Liberation Serif2" officeooo:paragraph-rsid="0086418e" style:font-name-complex="Times New Roman"/>
    </style:style>
    <style:style style:name="P47" style:family="paragraph" style:parent-style-name="Standard">
      <style:paragraph-properties fo:margin-left="0.5in" fo:margin-right="0in" fo:margin-top="0in" fo:margin-bottom="0in" style:contextual-spacing="false" fo:orphans="2" fo:widows="2" fo:text-indent="-0.5in" style:auto-text-indent="false">
        <style:tab-stops/>
      </style:paragraph-properties>
      <style:text-properties officeooo:paragraph-rsid="0086418e"/>
    </style:style>
    <style:style style:name="P48" style:family="paragraph" style:parent-style-name="Standard">
      <style:paragraph-properties fo:margin-left="0.5in" fo:margin-right="0in" fo:margin-top="0in" fo:margin-bottom="0in" style:contextual-spacing="false" fo:orphans="2" fo:widows="2" fo:text-indent="-0.5in" style:auto-text-indent="false">
        <style:tab-stops/>
      </style:paragraph-properties>
      <style:text-properties style:font-name="Cambria" fo:font-size="11pt" officeooo:rsid="00413f56" officeooo:paragraph-rsid="0086418e" style:font-size-asian="11pt" style:font-name-complex="Times New Roman" style:font-size-complex="11pt"/>
    </style:style>
    <style:style style:name="P49" style:family="paragraph" style:parent-style-name="Standard">
      <style:paragraph-properties fo:margin-left="0.5in" fo:margin-right="0in" fo:margin-top="0in" fo:margin-bottom="0in" style:contextual-spacing="false" fo:orphans="2" fo:widows="2" fo:text-indent="-0.5in" style:auto-text-indent="false">
        <style:tab-stops/>
      </style:paragraph-properties>
      <style:text-properties style:font-name="Cambria" fo:font-size="11pt" style:font-size-asian="11pt" style:font-name-complex="Times New Roman" style:font-size-complex="11pt"/>
    </style:style>
    <style:style style:name="P50" style:family="paragraph" style:parent-style-name="Standard">
      <style:paragraph-properties fo:margin-left="0.5in" fo:margin-right="0in" fo:margin-top="0in" fo:margin-bottom="0in" style:contextual-spacing="false" fo:orphans="2" fo:widows="2" fo:text-indent="-0.5in" style:auto-text-indent="false">
        <style:tab-stops/>
      </style:paragraph-properties>
      <style:text-properties style:font-name="Cambria" fo:font-size="11pt" officeooo:paragraph-rsid="00719af9" style:font-size-asian="11pt" style:font-name-complex="Times New Roman" style:font-size-complex="11pt"/>
    </style:style>
    <style:style style:name="P51" style:family="paragraph" style:parent-style-name="Standard">
      <style:paragraph-properties fo:margin-left="0.5in" fo:margin-right="0in" fo:margin-top="0in" fo:margin-bottom="0in" style:contextual-spacing="false" fo:orphans="2" fo:widows="2" fo:text-indent="-0.5in" style:auto-text-indent="false">
        <style:tab-stops/>
      </style:paragraph-properties>
      <style:text-properties style:font-name="Cambria" fo:font-size="11pt" officeooo:paragraph-rsid="0086418e" style:font-size-asian="11pt" style:font-name-complex="Times New Roman" style:font-size-complex="11pt"/>
    </style:style>
    <style:style style:name="P52" style:family="paragraph" style:parent-style-name="Standard">
      <style:paragraph-properties fo:margin-left="0.5in" fo:margin-right="0in" fo:margin-top="0in" fo:margin-bottom="0in" style:contextual-spacing="false" fo:orphans="2" fo:widows="2" fo:text-indent="-0.5in" style:auto-text-indent="false">
        <style:tab-stops/>
      </style:paragraph-properties>
      <style:text-properties style:font-name="Cambria" fo:font-size="11pt" officeooo:paragraph-rsid="0087a684" style:font-size-asian="11pt" style:font-name-complex="Times New Roman" style:font-size-complex="11pt"/>
    </style:style>
    <style:style style:name="P53" style:family="paragraph" style:parent-style-name="Standard">
      <style:paragraph-properties fo:margin-left="0.5in" fo:margin-right="0in" fo:margin-top="0in" fo:margin-bottom="0in" style:contextual-spacing="false" fo:orphans="2" fo:widows="2" fo:text-indent="-0.5in" style:auto-text-indent="false">
        <style:tab-stops/>
      </style:paragraph-properties>
      <style:text-properties style:font-name="Cambria" fo:font-size="11pt" officeooo:rsid="00212d22" officeooo:paragraph-rsid="00212d22" style:font-size-asian="11pt" style:font-name-complex="Times New Roman" style:font-size-complex="11pt"/>
    </style:style>
    <style:style style:name="P54" style:family="paragraph" style:parent-style-name="Standard">
      <style:paragraph-properties fo:margin-left="0.5in" fo:margin-right="0in" fo:margin-top="0in" fo:margin-bottom="0in" style:contextual-spacing="false" fo:orphans="2" fo:widows="2" fo:text-indent="-0.5in" style:auto-text-indent="false">
        <style:tab-stops/>
      </style:paragraph-properties>
      <style:text-properties style:font-name="Cambria" fo:font-size="11pt" officeooo:rsid="00212d22" officeooo:paragraph-rsid="002a10da" style:font-size-asian="11pt" style:font-name-complex="Times New Roman" style:font-size-complex="11pt"/>
    </style:style>
    <style:style style:name="P55" style:family="paragraph" style:parent-style-name="Standard">
      <style:paragraph-properties fo:margin-left="0.5in" fo:margin-right="0in" fo:margin-top="0in" fo:margin-bottom="0in" style:contextual-spacing="false" fo:orphans="2" fo:widows="2" fo:text-indent="-0.5in" style:auto-text-indent="false">
        <style:tab-stops/>
      </style:paragraph-properties>
      <style:text-properties style:font-name="Cambria" fo:font-size="11pt" officeooo:rsid="001c3fb8" officeooo:paragraph-rsid="0087a684" style:font-size-asian="11pt" style:font-name-complex="Times New Roman" style:font-size-complex="11pt"/>
    </style:style>
    <style:style style:name="P56" style:family="paragraph" style:parent-style-name="Standard">
      <style:paragraph-properties fo:margin-left="0.5in" fo:margin-right="0in" fo:margin-top="0in" fo:margin-bottom="0in" style:contextual-spacing="false" fo:orphans="2" fo:widows="2" fo:text-indent="-0.5in" style:auto-text-indent="false">
        <style:tab-stops/>
      </style:paragraph-properties>
      <style:text-properties style:font-name="Cambria" fo:font-size="11pt" officeooo:paragraph-rsid="001c3fb8" style:font-size-asian="11pt" style:font-size-complex="11pt"/>
    </style:style>
    <style:style style:name="P57" style:family="paragraph" style:parent-style-name="Standard">
      <style:paragraph-properties fo:margin-left="0.5in" fo:margin-right="0in" fo:margin-top="0in" fo:margin-bottom="0in" style:contextual-spacing="false" fo:orphans="2" fo:widows="2" fo:text-indent="-0.5in" style:auto-text-indent="false">
        <style:tab-stops/>
      </style:paragraph-properties>
      <style:text-properties style:font-name="Cambria" fo:font-size="11pt" officeooo:paragraph-rsid="0015a5bd" style:font-size-asian="11pt" style:font-size-complex="11pt"/>
    </style:style>
    <style:style style:name="P58" style:family="paragraph" style:parent-style-name="Standard">
      <style:paragraph-properties fo:margin-left="0.5in" fo:margin-right="0in" fo:margin-top="0in" fo:margin-bottom="0in" style:contextual-spacing="false" fo:orphans="2" fo:widows="2" fo:text-indent="-0.5in" style:auto-text-indent="false">
        <style:tab-stops/>
      </style:paragraph-properties>
      <style:text-properties style:font-name="Cambria" officeooo:paragraph-rsid="00719af9" style:font-name-complex="Times New Roman"/>
    </style:style>
    <style:style style:name="P59" style:family="paragraph" style:parent-style-name="Standard">
      <style:paragraph-properties fo:margin-left="0.5in" fo:margin-right="0in" fo:margin-top="0in" fo:margin-bottom="0in" style:contextual-spacing="false" fo:orphans="2" fo:widows="2" fo:text-indent="-0.5in" style:auto-text-indent="false">
        <style:tab-stops/>
      </style:paragraph-properties>
      <style:text-properties style:font-name="Cambria" officeooo:paragraph-rsid="0086418e" style:font-name-complex="Times New Roman"/>
    </style:style>
    <style:style style:name="P60" style:family="paragraph" style:parent-style-name="Standard">
      <style:paragraph-properties fo:margin-left="0.5in" fo:margin-right="0in" fo:margin-top="0in" fo:margin-bottom="0in" style:contextual-spacing="false" fo:orphans="2" fo:widows="2" fo:text-indent="-0.5in" style:auto-text-indent="false">
        <style:tab-stops/>
      </style:paragraph-properties>
      <style:text-properties style:font-name="Cambria" officeooo:paragraph-rsid="0086418e"/>
    </style:style>
    <style:style style:name="P61" style:family="paragraph" style:parent-style-name="Normal">
      <style:paragraph-properties fo:margin-left="0.5in" fo:margin-right="0in" fo:margin-top="0in" fo:margin-bottom="0in" style:contextual-spacing="false" fo:orphans="2" fo:widows="2" fo:text-indent="-0.5in" style:auto-text-indent="false">
        <style:tab-stops/>
      </style:paragraph-properties>
      <style:text-properties officeooo:paragraph-rsid="00719af9"/>
    </style:style>
    <style:style style:name="P62" style:family="paragraph" style:parent-style-name="Normal">
      <style:paragraph-properties fo:margin-left="0.5in" fo:margin-right="0in" fo:margin-top="0in" fo:margin-bottom="0in" style:contextual-spacing="false" fo:orphans="2" fo:widows="2" fo:text-indent="-0.5in" style:auto-text-indent="false">
        <style:tab-stops/>
      </style:paragraph-properties>
      <style:text-properties officeooo:paragraph-rsid="0086418e"/>
    </style:style>
    <style:style style:name="P63" style:family="paragraph" style:parent-style-name="Normal">
      <style:paragraph-properties fo:margin-left="0.5in" fo:margin-right="0in" fo:margin-top="0in" fo:margin-bottom="0in" style:contextual-spacing="false" fo:text-indent="-0.5in" style:auto-text-indent="false">
        <style:tab-stops/>
      </style:paragraph-properties>
      <style:text-properties officeooo:paragraph-rsid="0086418e"/>
    </style:style>
    <style:style style:name="P64" style:family="paragraph" style:parent-style-name="Normal">
      <style:paragraph-properties fo:margin-left="0.4819in" fo:margin-right="0in" fo:orphans="2" fo:widows="2" fo:text-indent="-0.4819in" style:auto-text-indent="false">
        <style:tab-stops/>
      </style:paragraph-properties>
    </style:style>
    <style:style style:name="P65" style:family="paragraph" style:parent-style-name="Standard">
      <style:paragraph-properties fo:margin-top="0.0799in" fo:margin-bottom="0.0799in" style:contextual-spacing="false" fo:orphans="2" fo:widows="2"/>
      <style:text-properties style:font-name="Times New Roman" fo:font-size="11pt" officeooo:rsid="00413f56" officeooo:paragraph-rsid="0086418e" style:font-size-asian="11pt" style:font-name-complex="Times New Roman" style:font-size-complex="11pt"/>
    </style:style>
    <style:style style:name="P66" style:family="paragraph" style:parent-style-name="Standard">
      <style:paragraph-properties fo:margin-top="0.0799in" fo:margin-bottom="0.0799in" style:contextual-spacing="false" fo:orphans="2" fo:widows="2"/>
      <style:text-properties fo:font-variant="small-caps" style:font-name="Cambria" fo:font-size="12pt" fo:font-weight="bold" officeooo:rsid="0087a684" officeooo:paragraph-rsid="0087a684" style:font-size-asian="12pt" style:font-weight-asian="bold" style:font-name-complex="Times New Roman" style:font-size-complex="12pt" style:font-weight-complex="bold"/>
    </style:style>
    <style:style style:name="P67" style:family="paragraph" style:parent-style-name="Normal">
      <style:paragraph-properties fo:margin-top="0.0799in" fo:margin-bottom="0.0799in" style:contextual-spacing="false" fo:orphans="2" fo:widows="2"/>
      <style:text-properties officeooo:paragraph-rsid="0086418e"/>
    </style:style>
    <style:style style:name="P68" style:family="paragraph" style:parent-style-name="Standard">
      <style:paragraph-properties fo:margin-top="0in" fo:margin-bottom="0.0799in" style:contextual-spacing="false" fo:orphans="2" fo:widows="2"/>
      <style:text-properties fo:font-variant="small-caps" style:font-name="Cambria" fo:font-size="12pt" fo:font-weight="bold" officeooo:rsid="0087a684" officeooo:paragraph-rsid="0087a684" style:font-size-asian="12pt" style:font-weight-asian="bold" style:font-name-complex="Times New Roman" style:font-size-complex="12pt" style:font-weight-complex="bold"/>
    </style:style>
    <style:style style:name="P69" style:family="paragraph" style:parent-style-name="Normal">
      <style:paragraph-properties fo:orphans="2" fo:widows="2" fo:break-before="page"/>
      <style:text-properties fo:font-variant="small-caps" style:font-name="Cambria" fo:font-size="14pt" fo:font-weight="bold" officeooo:paragraph-rsid="00254809" style:font-size-asian="14pt" style:font-weight-asian="bold" style:font-name-complex="Times New Roman" style:font-size-complex="14pt" style:font-weight-complex="bold"/>
    </style:style>
    <style:style style:name="P70" style:family="paragraph" style:parent-style-name="Normal">
      <style:paragraph-properties fo:margin-left="1in" fo:margin-right="0in" fo:orphans="2" fo:widows="2" fo:text-indent="-1in" style:auto-text-indent="false">
        <style:tab-stops/>
      </style:paragraph-properties>
      <style:text-properties style:font-name="Cambria" fo:font-weight="bold" style:font-weight-asian="bold" style:font-name-complex="Times New Roman" style:font-weight-complex="bold"/>
    </style:style>
    <style:style style:name="P71" style:family="paragraph" style:parent-style-name="Normal">
      <style:paragraph-properties fo:margin-left="0.498in" fo:margin-right="0in" fo:orphans="2" fo:widows="2" fo:text-indent="-0.498in" style:auto-text-indent="false">
        <style:tab-stops/>
      </style:paragraph-properties>
      <style:text-properties fo:font-variant="normal" fo:text-transform="none" style:font-name="Cambria" fo:font-size="12pt" fo:font-weight="bold" officeooo:paragraph-rsid="0055db8c" style:font-size-asian="12pt" style:font-weight-asian="bold" style:font-name-complex="Times New Roman" style:font-size-complex="12pt" style:font-weight-complex="bold"/>
    </style:style>
    <style:style style:name="P72" style:family="paragraph" style:parent-style-name="Normal">
      <style:paragraph-properties fo:margin-left="0.498in" fo:margin-right="0in" fo:orphans="2" fo:widows="2" fo:text-indent="-0.498in" style:auto-text-indent="false">
        <style:tab-stops/>
      </style:paragraph-properties>
      <style:text-properties fo:font-variant="normal" fo:text-transform="none" style:font-name="Cambria" fo:font-size="12pt" fo:font-weight="normal" officeooo:paragraph-rsid="0055db8c" style:font-size-asian="12pt" style:font-weight-asian="normal" style:font-name-complex="Times New Roman" style:font-size-complex="12pt" style:font-weight-complex="normal"/>
    </style:style>
    <style:style style:name="P73" style:family="paragraph" style:parent-style-name="Normal">
      <style:paragraph-properties fo:margin-left="0.498in" fo:margin-right="0in" fo:orphans="2" fo:widows="2" fo:text-indent="-0.498in" style:auto-text-indent="false">
        <style:tab-stops/>
      </style:paragraph-properties>
      <style:text-properties fo:font-variant="normal" fo:text-transform="none" style:font-name="Cambria" fo:font-size="12pt" fo:font-weight="normal" officeooo:paragraph-rsid="006e4f12" style:font-size-asian="12pt" style:font-weight-asian="normal" style:font-name-complex="Times New Roman" style:font-size-complex="12pt" style:font-weight-complex="normal"/>
    </style:style>
    <style:style style:name="P74" style:family="paragraph" style:parent-style-name="Normal">
      <style:paragraph-properties fo:margin-left="0in" fo:margin-right="0in" fo:orphans="2" fo:widows="2" fo:text-indent="0in" style:auto-text-indent="false">
        <style:tab-stops/>
      </style:paragraph-properties>
      <style:text-properties style:font-name="Cambria" fo:font-size="6pt" style:font-size-asian="5.25pt" style:font-name-complex="Times New Roman" style:font-size-complex="6pt"/>
    </style:style>
    <style:style style:name="P75" style:family="paragraph" style:parent-style-name="Standard" style:list-style-name="L2">
      <style:text-properties style:font-name="Cambria" fo:font-size="12pt" fo:font-weight="bold" officeooo:rsid="006b52ab" officeooo:paragraph-rsid="006ce96c" style:font-size-asian="12pt" style:font-weight-asian="bold" style:font-size-complex="12pt" style:font-weight-complex="bold"/>
    </style:style>
    <style:style style:name="P76" style:family="paragraph" style:parent-style-name="Standard" style:list-style-name="L7">
      <style:paragraph-properties fo:orphans="2" fo:widows="2"/>
      <style:text-properties style:font-name="Cambria" fo:font-size="12pt" fo:font-weight="bold" officeooo:paragraph-rsid="0060875b" style:font-size-asian="12pt" style:font-weight-asian="bold" style:font-size-complex="12pt" style:font-weight-complex="bold"/>
    </style:style>
    <style:style style:name="P77" style:family="paragraph" style:parent-style-name="Standard" style:list-style-name="L7">
      <style:paragraph-properties fo:orphans="2" fo:widows="2"/>
      <style:text-properties style:font-name="Cambria" fo:font-size="12pt" officeooo:paragraph-rsid="0060875b" style:font-size-asian="10.5pt" style:font-size-complex="12pt"/>
    </style:style>
    <style:style style:name="P78" style:family="paragraph" style:parent-style-name="Standard" style:list-style-name="L2">
      <style:text-properties style:font-name="Cambria" officeooo:paragraph-rsid="006ce96c"/>
    </style:style>
    <style:style style:name="P79" style:family="paragraph" style:parent-style-name="Standard" style:list-style-name="L2">
      <style:text-properties style:font-name="Cambria" officeooo:paragraph-rsid="0079a13e"/>
    </style:style>
    <style:style style:name="P80" style:family="paragraph" style:parent-style-name="Standard" style:list-style-name="L6">
      <style:paragraph-properties fo:orphans="2" fo:widows="2"/>
      <style:text-properties style:font-name="Cambria" fo:font-weight="bold" officeooo:paragraph-rsid="004ceb19" style:font-weight-asian="bold" style:font-weight-complex="bold"/>
    </style:style>
    <style:style style:name="P81" style:family="paragraph" style:parent-style-name="Standard" style:list-style-name="L7">
      <style:paragraph-properties fo:orphans="2" fo:widows="2"/>
      <style:text-properties style:font-name="Cambria"/>
    </style:style>
    <style:style style:name="P82" style:family="paragraph" style:parent-style-name="Standard" style:list-style-name="L7">
      <style:paragraph-properties fo:orphans="2" fo:widows="2">
        <style:tab-stops/>
      </style:paragraph-properties>
      <style:text-properties style:font-name="Cambria"/>
    </style:style>
    <style:style style:name="P83" style:family="paragraph" style:parent-style-name="Standard" style:list-style-name="L11">
      <style:paragraph-properties fo:orphans="2" fo:widows="2">
        <style:tab-stops/>
      </style:paragraph-properties>
      <style:text-properties style:font-name="Cambria" fo:font-size="11pt" officeooo:paragraph-rsid="006f3ca5" style:font-size-asian="11pt" style:font-name-complex="Times New Roman" style:font-size-complex="11pt"/>
    </style:style>
    <style:style style:name="P84" style:family="paragraph" style:parent-style-name="Standard" style:list-style-name="L13">
      <style:paragraph-properties fo:orphans="2" fo:widows="2">
        <style:tab-stops/>
      </style:paragraph-properties>
      <style:text-properties style:font-name="Cambria" fo:font-size="11pt" style:font-size-asian="11pt" style:font-name-complex="Times New Roman" style:font-size-complex="11pt"/>
    </style:style>
    <style:style style:name="P85" style:family="paragraph" style:parent-style-name="Standard" style:list-style-name="L12">
      <style:paragraph-properties fo:orphans="2" fo:widows="2"/>
      <style:text-properties style:font-name="Cambria" fo:font-size="11pt" officeooo:paragraph-rsid="006f3ca5" style:font-size-asian="11pt" style:font-name-complex="Times New Roman" style:font-size-complex="11pt"/>
    </style:style>
    <style:style style:name="P86" style:family="paragraph" style:parent-style-name="Standard" style:list-style-name="L13">
      <style:paragraph-properties fo:orphans="2" fo:widows="2"/>
      <style:text-properties style:font-name="Cambria" fo:font-size="11pt" style:font-size-asian="11pt" style:font-name-complex="Times New Roman" style:font-size-complex="11pt"/>
    </style:style>
    <style:style style:name="P87" style:family="paragraph" style:parent-style-name="Standard" style:list-style-name="L13">
      <style:paragraph-properties fo:orphans="2" fo:widows="2"/>
      <style:text-properties style:font-name="Cambria" fo:font-size="11pt" officeooo:paragraph-rsid="00203478" style:font-size-asian="11pt" style:font-name-complex="Times New Roman" style:font-size-complex="11pt"/>
    </style:style>
    <style:style style:name="P88" style:family="paragraph" style:parent-style-name="Standard" style:list-style-name="L13">
      <style:paragraph-properties fo:orphans="2" fo:widows="2"/>
      <style:text-properties style:font-name="Cambria" fo:font-size="11pt" officeooo:rsid="00203478" officeooo:paragraph-rsid="00203478" style:font-size-asian="11pt" style:font-name-complex="Times New Roman" style:font-size-complex="11pt"/>
    </style:style>
    <style:style style:name="P89" style:family="paragraph" style:parent-style-name="Standard" style:list-style-name="L13">
      <style:paragraph-properties fo:orphans="2" fo:widows="2"/>
      <style:text-properties style:font-name="Cambria" fo:font-size="11pt" officeooo:paragraph-rsid="0030bc51" style:font-size-asian="11pt" style:font-size-complex="11pt"/>
    </style:style>
    <style:style style:name="P90" style:family="paragraph" style:parent-style-name="Standard" style:list-style-name="L13">
      <style:paragraph-properties fo:orphans="2" fo:widows="2"/>
      <style:text-properties style:font-name="Cambria" fo:font-size="11pt" officeooo:paragraph-rsid="006305df" style:font-size-asian="11pt" style:font-size-complex="11pt"/>
    </style:style>
    <style:style style:name="P91" style:family="paragraph" style:parent-style-name="Standard" style:list-style-name="L13">
      <style:paragraph-properties fo:orphans="2" fo:widows="2">
        <style:tab-stops/>
      </style:paragraph-properties>
      <style:text-properties style:font-name="Cambria" fo:font-size="11pt" officeooo:paragraph-rsid="00203478" style:font-size-asian="11pt" style:font-size-complex="11pt"/>
    </style:style>
    <style:style style:name="P92" style:family="paragraph" style:parent-style-name="Standard" style:list-style-name="L13">
      <style:paragraph-properties fo:orphans="2" fo:widows="2">
        <style:tab-stops/>
      </style:paragraph-properties>
      <style:text-properties style:font-name="Cambria" fo:font-size="11pt" officeooo:paragraph-rsid="006305df" style:font-size-asian="11pt" style:font-size-complex="11pt"/>
    </style:style>
    <style:style style:name="P93" style:family="paragraph" style:parent-style-name="Standard" style:list-style-name="L2">
      <style:text-properties fo:font-variant="normal" fo:text-transform="none" style:font-name="Cambria" fo:font-size="12pt" fo:font-style="normal" style:text-underline-style="none" fo:font-weight="bold" officeooo:rsid="006ce96c" officeooo:paragraph-rsid="006ce96c" style:font-name-asian="Times New Roman2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94" style:family="paragraph" style:parent-style-name="Standard" style:list-style-name="L6">
      <style:paragraph-properties fo:orphans="2" fo:widows="2"/>
      <style:text-properties officeooo:paragraph-rsid="006e4f12"/>
    </style:style>
    <style:style style:name="P95" style:family="paragraph" style:parent-style-name="Standard" style:list-style-name="L6">
      <style:paragraph-properties fo:orphans="2" fo:widows="2"/>
      <style:text-properties officeooo:paragraph-rsid="004ceb19"/>
    </style:style>
    <style:style style:name="P96" style:family="paragraph" style:parent-style-name="Standard" style:list-style-name="L7">
      <style:paragraph-properties fo:orphans="2" fo:widows="2"/>
    </style:style>
    <style:style style:name="P97" style:family="paragraph" style:parent-style-name="Standard" style:list-style-name="L2">
      <style:paragraph-properties fo:margin-left="0.75in" fo:margin-right="0in" fo:text-indent="0.0071in" style:auto-text-indent="false"/>
      <style:text-properties officeooo:paragraph-rsid="006ce96c"/>
    </style:style>
    <style:style style:name="P98" style:family="paragraph" style:parent-style-name="Standard" style:list-style-name="L2">
      <style:paragraph-properties fo:margin-left="0.75in" fo:margin-right="0in" fo:text-indent="0.0071in" style:auto-text-indent="false">
        <style:tab-stops/>
      </style:paragraph-properties>
      <style:text-properties officeooo:paragraph-rsid="006ce96c"/>
    </style:style>
    <style:style style:name="P99" style:family="paragraph" style:parent-style-name="Standard" style:list-style-name="L2">
      <style:paragraph-properties fo:break-before="page"/>
      <style:text-properties style:font-name="Cambria" officeooo:paragraph-rsid="006ce96c"/>
    </style:style>
    <style:style style:name="P100" style:family="paragraph" style:parent-style-name="Standard" style:list-style-name="L2">
      <style:paragraph-properties fo:margin-left="0.75in" fo:margin-right="0in" fo:text-indent="0in" style:auto-text-indent="false">
        <style:tab-stops/>
      </style:paragraph-properties>
      <style:text-properties fo:font-weight="normal" officeooo:paragraph-rsid="0079a13e" style:font-weight-asian="normal" style:font-weight-complex="normal"/>
    </style:style>
    <style:style style:name="P101" style:family="paragraph" style:parent-style-name="Standard" style:list-style-name="L2">
      <style:paragraph-properties fo:margin-left="0.75in" fo:margin-right="0in" fo:text-indent="0in" style:auto-text-indent="false">
        <style:tab-stops/>
      </style:paragraph-properties>
      <style:text-properties officeooo:paragraph-rsid="006ce96c"/>
    </style:style>
    <style:style style:name="P102" style:family="paragraph" style:parent-style-name="Normal" style:master-page-name="MPF0">
      <style:paragraph-properties fo:orphans="2" fo:widows="2" style:page-number="auto" fo:break-before="pag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103" style:family="paragraph" style:parent-style-name="Normal" style:list-style-name="L1">
      <style:paragraph-properties fo:orphans="2" fo:widows="2"/>
      <style:text-properties fo:font-variant="normal" fo:text-transform="none" style:font-name="Cambria" fo:font-style="normal" style:text-underline-style="none" fo:font-weight="bold" officeooo:rsid="006b52ab" officeooo:paragraph-rsid="006ce96c" style:font-style-asian="normal" style:font-weight-asian="bold" style:font-name-complex="Times New Roman" style:font-style-complex="normal" style:font-weight-complex="bold"/>
    </style:style>
    <style:style style:name="P104" style:family="paragraph" style:parent-style-name="Normal" style:list-style-name="L3">
      <style:paragraph-properties fo:orphans="2" fo:widows="2"/>
      <style:text-properties fo:font-variant="normal" fo:text-transform="none" style:font-name="Cambria" fo:font-style="normal" style:text-underline-style="none" fo:font-weight="bold" officeooo:rsid="006df23c" officeooo:paragraph-rsid="006df23c" style:font-name-asian="Times New Roman2" style:font-style-asian="normal" style:font-weight-asian="bold" style:font-name-complex="Times New Roman2" style:font-style-complex="normal" style:font-weight-complex="bold"/>
    </style:style>
    <style:style style:name="P105" style:family="paragraph" style:parent-style-name="Normal" style:list-style-name="L3">
      <style:paragraph-properties fo:orphans="2" fo:widows="2"/>
      <style:text-properties fo:font-variant="normal" fo:text-transform="none" style:font-name="Cambria" fo:font-style="normal" style:text-underline-style="none" fo:font-weight="normal" officeooo:rsid="003d561c" officeooo:paragraph-rsid="006df23c" style:font-name-asian="Times New Roman2" style:font-style-asian="normal" style:font-weight-asian="normal" style:font-name-complex="Times New Roman2" style:font-style-complex="normal" style:font-weight-complex="normal"/>
    </style:style>
    <style:style style:name="P106" style:family="paragraph" style:parent-style-name="Normal" style:list-style-name="L3">
      <style:paragraph-properties fo:orphans="2" fo:widows="2"/>
      <style:text-properties fo:font-variant="normal" fo:text-transform="none" style:font-name="Cambria" fo:font-size="11pt" fo:font-style="normal" style:text-underline-style="none" fo:font-weight="normal" officeooo:rsid="004f12e5" officeooo:paragraph-rsid="006df23c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P107" style:family="paragraph" style:parent-style-name="Normal" style:list-style-name="L3">
      <style:paragraph-properties fo:orphans="2" fo:widows="2"/>
      <style:text-properties fo:font-variant="normal" fo:text-transform="none" style:font-name="Cambria" fo:font-size="11pt" fo:font-style="normal" style:text-underline-style="none" fo:font-weight="normal" officeooo:rsid="004f12e5" officeooo:paragraph-rsid="008f6517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P108" style:family="paragraph" style:parent-style-name="Normal" style:list-style-name="L3">
      <style:paragraph-properties fo:orphans="2" fo:widows="2"/>
      <style:text-properties fo:font-variant="normal" fo:text-transform="none" style:font-name="Cambria" fo:font-size="12pt" fo:font-style="normal" style:text-underline-style="none" fo:font-weight="normal" officeooo:rsid="004f12e5" officeooo:paragraph-rsid="008f6517" style:font-name-asian="Times New Roman2" style:font-size-asian="10.5pt" style:font-style-asian="normal" style:font-weight-asian="normal" style:font-name-complex="Times New Roman2" style:font-size-complex="12pt" style:font-style-complex="normal" style:font-weight-complex="normal"/>
    </style:style>
    <style:style style:name="P109" style:family="paragraph" style:parent-style-name="Normal" style:list-style-name="L1">
      <style:paragraph-properties fo:orphans="2" fo:widows="2"/>
      <style:text-properties style:font-name="Cambria" officeooo:paragraph-rsid="006ce96c"/>
    </style:style>
    <style:style style:name="P110" style:family="paragraph" style:parent-style-name="Normal" style:list-style-name="L5">
      <style:paragraph-properties fo:orphans="2" fo:widows="2"/>
      <style:text-properties style:font-name="Cambria" officeooo:paragraph-rsid="006df23c"/>
    </style:style>
    <style:style style:name="P111" style:family="paragraph" style:parent-style-name="Normal" style:list-style-name="L3">
      <style:paragraph-properties fo:orphans="2" fo:widows="2"/>
      <style:text-properties style:font-name="Cambria" fo:font-weight="bold" officeooo:rsid="006df23c" officeooo:paragraph-rsid="006df23c" style:font-name-asian="Times New Roman2" style:font-weight-asian="bold" style:font-name-complex="Times New Roman2" style:font-weight-complex="bold"/>
    </style:style>
    <style:style style:name="P112" style:family="paragraph" style:parent-style-name="Normal" style:list-style-name="L3">
      <style:paragraph-properties fo:orphans="2" fo:widows="2"/>
      <style:text-properties style:font-name="Cambria" officeooo:paragraph-rsid="006df23c" style:font-name-complex="Times New Roman"/>
    </style:style>
    <style:style style:name="P113" style:family="paragraph" style:parent-style-name="Normal" style:list-style-name="L3">
      <style:paragraph-properties fo:orphans="2" fo:widows="2"/>
      <style:text-properties style:font-name="Cambria" fo:font-size="12pt" officeooo:rsid="003b9daa" officeooo:paragraph-rsid="006df23c" style:font-name-asian="Times New Roman2" style:font-size-asian="12pt" style:font-name-complex="Times New Roman2" style:font-size-complex="12pt"/>
    </style:style>
    <style:style style:name="P114" style:family="paragraph" style:parent-style-name="Normal" style:list-style-name="L5">
      <style:paragraph-properties fo:orphans="2" fo:widows="2"/>
      <style:text-properties style:font-name="Cambria" fo:font-size="12pt" fo:font-weight="bold" officeooo:rsid="006df23c" officeooo:paragraph-rsid="006df23c" style:font-size-asian="12pt" style:font-weight-asian="bold" style:font-name-complex="Times New Roman" style:font-size-complex="12pt" style:font-weight-complex="bold"/>
    </style:style>
    <style:style style:name="P115" style:family="paragraph" style:parent-style-name="Normal" style:list-style-name="L3">
      <style:paragraph-properties fo:orphans="2" fo:widows="2"/>
      <style:text-properties style:font-name="Cambria" officeooo:rsid="003b9daa" officeooo:paragraph-rsid="006df23c" style:font-name-asian="Times New Roman2" style:font-name-complex="Times New Roman2"/>
    </style:style>
    <style:style style:name="P116" style:family="paragraph" style:parent-style-name="Normal" style:list-style-name="L4">
      <style:paragraph-properties fo:orphans="2" fo:widows="2"/>
      <style:text-properties style:font-name="Cambria" fo:font-size="11pt" officeooo:paragraph-rsid="004c9463" style:font-size-asian="11pt" style:font-name-complex="Times New Roman" style:font-size-complex="11pt"/>
    </style:style>
    <style:style style:name="P117" style:family="paragraph" style:parent-style-name="Normal" style:list-style-name="L5">
      <style:paragraph-properties fo:orphans="2" fo:widows="2"/>
      <style:text-properties style:font-name="Cambria" fo:font-size="11pt" officeooo:rsid="008c8a78" officeooo:paragraph-rsid="008c8a78" style:font-size-asian="11pt" style:font-name-complex="Times New Roman" style:font-size-complex="11pt"/>
    </style:style>
    <style:style style:name="P118" style:family="paragraph" style:parent-style-name="Normal" style:list-style-name="L5">
      <style:paragraph-properties fo:orphans="2" fo:widows="2"/>
      <style:text-properties style:font-name="Cambria" fo:font-size="11pt" officeooo:rsid="006e4f12" officeooo:paragraph-rsid="006e4f12" style:font-size-asian="11pt" style:font-name-complex="Times New Roman" style:font-size-complex="11pt"/>
    </style:style>
    <style:style style:name="P119" style:family="paragraph" style:parent-style-name="Normal" style:list-style-name="L5">
      <style:paragraph-properties fo:orphans="2" fo:widows="2"/>
      <style:text-properties style:font-name="Cambria" fo:font-size="11pt" officeooo:rsid="003d561c" officeooo:paragraph-rsid="003d561c" style:font-size-asian="11pt" style:font-name-complex="Times New Roman" style:font-size-complex="11pt"/>
    </style:style>
    <style:style style:name="P120" style:family="paragraph" style:parent-style-name="Normal" style:list-style-name="L10">
      <style:paragraph-properties fo:orphans="2" fo:widows="2"/>
      <style:text-properties style:font-name="Cambria" fo:font-size="11pt" officeooo:paragraph-rsid="004fe7bf" style:font-size-asian="11pt" style:font-name-complex="Times New Roman" style:font-size-complex="11pt" style:font-weight-complex="bold"/>
    </style:style>
    <style:style style:name="P121" style:family="paragraph" style:parent-style-name="Normal" style:list-style-name="L8">
      <style:paragraph-properties fo:orphans="2" fo:widows="2">
        <style:tab-stops/>
      </style:paragraph-properties>
      <style:text-properties style:font-name="Cambria" fo:font-size="11pt" officeooo:paragraph-rsid="0055db8c" style:font-size-asian="11pt" style:font-size-complex="11pt"/>
    </style:style>
    <style:style style:name="P122" style:family="paragraph" style:parent-style-name="Normal" style:list-style-name="L10">
      <style:paragraph-properties fo:orphans="2" fo:widows="2"/>
      <style:text-properties style:font-name="Cambria" fo:font-size="11pt" officeooo:paragraph-rsid="004fe7bf" style:font-size-asian="11pt" style:font-size-complex="11pt"/>
    </style:style>
    <style:style style:name="P123" style:family="paragraph" style:parent-style-name="Normal" style:list-style-name="L9">
      <style:paragraph-properties fo:text-align="start" style:justify-single-word="false" fo:orphans="2" fo:widows="2"/>
      <style:text-properties style:font-name="Cambria" fo:font-size="11pt" officeooo:paragraph-rsid="004fe7bf" style:font-size-asian="11pt" style:font-size-complex="11pt"/>
    </style:style>
    <style:style style:name="P124" style:family="paragraph" style:parent-style-name="Normal" style:list-style-name="L1">
      <style:paragraph-properties fo:orphans="2" fo:widows="2"/>
      <style:text-properties officeooo:paragraph-rsid="0075c086"/>
    </style:style>
    <style:style style:name="P125" style:family="paragraph" style:parent-style-name="Normal" style:list-style-name="L5">
      <style:paragraph-properties fo:orphans="2" fo:widows="2"/>
      <style:text-properties officeooo:paragraph-rsid="006df23c"/>
    </style:style>
    <style:style style:name="P126" style:family="paragraph" style:parent-style-name="Normal" style:list-style-name="L3">
      <style:paragraph-properties fo:orphans="2" fo:widows="2"/>
      <style:text-properties style:font-name="Times New Roman" officeooo:paragraph-rsid="006df23c" style:font-name-complex="Times New Roman"/>
    </style:style>
    <style:style style:name="P127" style:family="paragraph" style:parent-style-name="Normal" style:list-style-name="L4">
      <style:paragraph-properties fo:orphans="2" fo:widows="2"/>
      <style:text-properties style:font-name="Times New Roman" fo:font-size="11pt" officeooo:paragraph-rsid="004c9463" style:font-size-asian="11pt" style:font-name-complex="Times New Roman" style:font-size-complex="11pt"/>
    </style:style>
    <style:style style:name="P128" style:family="paragraph" style:parent-style-name="Normal" style:list-style-name="L9">
      <style:paragraph-properties fo:text-align="start" style:justify-single-word="false" fo:orphans="2" fo:widows="2">
        <style:tab-stops/>
      </style:paragraph-properties>
      <style:text-properties officeooo:paragraph-rsid="004fe7bf"/>
    </style:style>
    <style:style style:name="P129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style:text-underline-style="none" style:font-name-complex="Times New Roman"/>
    </style:style>
    <style:style style:name="T2" style:family="text">
      <style:text-properties style:use-window-font-color="true" style:font-name="Cambria" fo:font-size="11pt" style:text-underline-style="none" officeooo:rsid="0039af9c" style:font-size-asian="11pt" style:font-name-complex="Times New Roman" style:font-size-complex="11pt"/>
    </style:style>
    <style:style style:name="T3" style:family="text">
      <style:text-properties style:use-window-font-color="true" style:font-name="Cambria" fo:font-size="11pt" style:text-underline-style="none" officeooo:rsid="007bcb6a" style:font-size-asian="11pt" style:font-name-complex="Times New Roman" style:font-size-complex="11pt"/>
    </style:style>
    <style:style style:name="T4" style:family="text">
      <style:text-properties style:use-window-font-color="true" style:font-name="Cambria" fo:font-size="11pt" style:text-underline-style="none" officeooo:rsid="007ea140" style:font-size-asian="11pt" style:font-name-complex="Times New Roman" style:font-size-complex="11pt"/>
    </style:style>
    <style:style style:name="T5" style:family="text">
      <style:text-properties style:use-window-font-color="true" style:font-name="Cambria" fo:font-size="11pt" style:text-underline-style="none" officeooo:rsid="007fb3f6" style:font-size-asian="11pt" style:font-name-complex="Times New Roman" style:font-size-complex="11pt"/>
    </style:style>
    <style:style style:name="T6" style:family="text">
      <style:text-properties style:use-window-font-color="true" style:font-name="Cambria" fo:font-size="11pt" style:text-underline-style="none" officeooo:rsid="00814b77" style:font-size-asian="11pt" style:font-name-complex="Times New Roman" style:font-size-complex="11pt"/>
    </style:style>
    <style:style style:name="T7" style:family="text">
      <style:text-properties style:use-window-font-color="true" style:font-name="Cambria" fo:font-size="11pt" style:text-underline-style="none" officeooo:rsid="00827a4d" style:font-size-asian="11pt" style:font-name-complex="Times New Roman" style:font-size-complex="11pt"/>
    </style:style>
    <style:style style:name="T8" style:family="text">
      <style:text-properties style:use-window-font-color="true" style:font-name="Cambria" fo:font-size="11pt" style:text-underline-style="none" style:font-size-asian="11pt" style:font-size-complex="11pt"/>
    </style:style>
    <style:style style:name="T9" style:family="text">
      <style:text-properties style:use-window-font-color="true" style:font-name="Cambria" fo:font-size="11pt" style:text-underline-style="none" officeooo:rsid="003b9daa" style:font-name-asian="CAAAAA+TimesNewRomanPSMT" style:font-size-asian="11pt" style:font-name-complex="CAAAAA+TimesNewRomanPSMT" style:font-size-complex="11pt"/>
    </style:style>
    <style:style style:name="T10" style:family="text">
      <style:text-properties style:use-window-font-color="true" style:font-name="Cambria" fo:font-size="11pt" fo:font-style="normal" style:text-underline-style="none" officeooo:rsid="007b0cb2" style:font-size-asian="11pt" style:font-style-asian="normal" style:font-name-complex="Times New Roman" style:font-size-complex="11pt" style:font-style-complex="normal"/>
    </style:style>
    <style:style style:name="T11" style:family="text">
      <style:text-properties style:use-window-font-color="true" style:font-name="Cambria" fo:font-size="11pt" fo:font-style="normal" style:text-underline-style="none" officeooo:rsid="007bcb6a" style:font-size-asian="11pt" style:font-style-asian="normal" style:font-name-complex="Times New Roman" style:font-size-complex="11pt" style:font-style-complex="normal"/>
    </style:style>
    <style:style style:name="T12" style:family="text">
      <style:text-properties style:use-window-font-color="true" style:font-name="Cambria" fo:font-size="11pt" officeooo:rsid="007ea140" style:font-size-asian="11pt" style:font-name-complex="Times New Roman" style:font-size-complex="11pt"/>
    </style:style>
    <style:style style:name="T13" style:family="text">
      <style:text-properties style:use-window-font-color="true" style:font-name="Cambria" style:text-underline-style="none" officeooo:rsid="004c9463" style:font-name-asian="Times New Roman2" style:font-name-complex="Times New Roman2"/>
    </style:style>
    <style:style style:name="T14" style:family="text">
      <style:text-properties fo:font-style="italic" officeooo:rsid="0035bedb" style:font-style-asian="italic" style:font-style-complex="italic"/>
    </style:style>
    <style:style style:name="T15" style:family="text">
      <style:text-properties fo:font-style="italic" officeooo:rsid="00413f56" style:font-style-asian="italic" style:font-style-complex="itali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1ae1d" style:font-weight-asian="normal" style:font-weight-complex="normal"/>
    </style:style>
    <style:style style:name="T18" style:family="text">
      <style:text-properties fo:font-weight="normal" officeooo:rsid="00699a19" style:font-weight-asian="normal" style:font-weight-complex="normal"/>
    </style:style>
    <style:style style:name="T19" style:family="text">
      <style:text-properties fo:font-weight="normal" officeooo:rsid="006e4f12" style:font-weight-asian="normal" style:font-weight-complex="normal"/>
    </style:style>
    <style:style style:name="T20" style:family="text">
      <style:text-properties fo:font-weight="normal" style:font-weight-asian="normal" style:font-name-complex="Times New Roman" style:font-weight-complex="normal"/>
    </style:style>
    <style:style style:name="T21" style:family="text">
      <style:text-properties fo:font-weight="normal" officeooo:rsid="0060875b" style:font-weight-asian="normal" style:font-name-complex="Times New Roman" style:font-weight-complex="normal"/>
    </style:style>
    <style:style style:name="T22" style:family="text">
      <style:text-properties fo:font-weight="normal" officeooo:rsid="0031ae1d" style:font-weight-asian="normal" style:font-name-complex="Times New Roman" style:font-weight-complex="normal"/>
    </style:style>
    <style:style style:name="T23" style:family="text">
      <style:text-properties fo:font-weight="normal" officeooo:rsid="00324fe9" style:font-weight-asian="normal" style:font-name-complex="Times New Roman" style:font-weight-complex="normal"/>
    </style:style>
    <style:style style:name="T24" style:family="text">
      <style:text-properties fo:font-weight="normal" officeooo:rsid="006e4f12" style:font-weight-asian="normal" style:font-name-complex="Times New Roman" style:font-weight-complex="normal"/>
    </style:style>
    <style:style style:name="T25" style:family="text">
      <style:text-properties fo:font-weight="normal" officeooo:rsid="005da7b6" style:font-weight-asian="normal" style:font-name-complex="Times New Roman" style:font-weight-complex="normal"/>
    </style:style>
    <style:style style:name="T26" style:family="text">
      <style:text-properties fo:font-style="normal" officeooo:rsid="0035bedb" style:font-style-asian="normal" style:font-style-complex="normal"/>
    </style:style>
    <style:style style:name="T27" style:family="text">
      <style:text-properties fo:font-style="normal" officeooo:rsid="00413f56" style:font-style-asian="normal" style:font-style-complex="normal"/>
    </style:style>
    <style:style style:name="T28" style:family="text">
      <style:text-properties fo:font-style="normal" fo:font-weight="bold" officeooo:rsid="00372deb" style:font-style-asian="normal" style:font-weight-asian="bold" style:font-name-complex="Times New Roman" style:font-style-complex="normal" style:font-weight-complex="bold"/>
    </style:style>
    <style:style style:name="T29" style:family="text">
      <style:text-properties style:text-position="super 58%" style:font-name="Cambria" fo:font-size="11pt" officeooo:rsid="00372deb" style:font-size-asian="11pt" style:font-name-complex="Times New Roman" style:font-size-complex="11pt"/>
    </style:style>
    <style:style style:name="T30" style:family="text">
      <style:text-properties officeooo:rsid="0015a5bd"/>
    </style:style>
    <style:style style:name="T31" style:family="text">
      <style:text-properties style:font-name-complex="Times New Roman"/>
    </style:style>
    <style:style style:name="T32" style:family="text">
      <style:text-properties officeooo:rsid="0015a5bd" style:font-name-complex="Times New Roman"/>
    </style:style>
    <style:style style:name="T33" style:family="text">
      <style:text-properties officeooo:rsid="001c3fb8" style:font-name-complex="Times New Roman"/>
    </style:style>
    <style:style style:name="T34" style:family="text">
      <style:text-properties officeooo:rsid="001ca987" style:font-name-complex="Times New Roman"/>
    </style:style>
    <style:style style:name="T35" style:family="text">
      <style:text-properties officeooo:rsid="00372deb" style:font-name-complex="Times New Roman"/>
    </style:style>
    <style:style style:name="T36" style:family="text">
      <style:text-properties officeooo:rsid="003d561c" style:font-name-complex="Times New Roman"/>
    </style:style>
    <style:style style:name="T37" style:family="text">
      <style:text-properties officeooo:rsid="004ceb19" style:font-name-complex="Times New Roman"/>
    </style:style>
    <style:style style:name="T38" style:family="text">
      <style:text-properties officeooo:rsid="006e4f12" style:font-name-complex="Times New Roman"/>
    </style:style>
    <style:style style:name="T39" style:family="text">
      <style:text-properties officeooo:rsid="0060875b" style:font-name-complex="Times New Roman"/>
    </style:style>
    <style:style style:name="T40" style:family="text">
      <style:text-properties officeooo:rsid="004fe7bf" style:font-name-complex="Times New Roman"/>
    </style:style>
    <style:style style:name="T41" style:family="text">
      <style:text-properties officeooo:rsid="0030bc51" style:font-name-complex="Times New Roman"/>
    </style:style>
    <style:style style:name="T42" style:family="text">
      <style:text-properties officeooo:rsid="00212d22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4f12e5" style:font-weight-asian="bold" style:font-weight-complex="bold"/>
    </style:style>
    <style:style style:name="T45" style:family="text">
      <style:text-properties fo:font-weight="bold" officeooo:rsid="002a10da" style:font-weight-asian="bold" style:font-weight-complex="bold"/>
    </style:style>
    <style:style style:name="T46" style:family="text">
      <style:text-properties fo:font-weight="bold" officeooo:rsid="00212d22" style:font-weight-asian="bold" style:font-weight-complex="bold"/>
    </style:style>
    <style:style style:name="T47" style:family="text">
      <style:text-properties fo:font-weight="bold" officeooo:rsid="0057f9a0" style:font-weight-asian="bold" style:font-weight-complex="bold"/>
    </style:style>
    <style:style style:name="T48" style:family="text">
      <style:text-properties fo:font-weight="bold" officeooo:rsid="00583f50" style:font-weight-asian="bold" style:font-weight-complex="bold"/>
    </style:style>
    <style:style style:name="T49" style:family="text">
      <style:text-properties fo:font-weight="bold" officeooo:rsid="006df23c" style:font-weight-asian="bold" style:font-weight-complex="bold"/>
    </style:style>
    <style:style style:name="T50" style:family="text">
      <style:text-properties fo:font-weight="bold" officeooo:rsid="008af374" style:font-weight-asian="bold" style:font-weight-complex="bold"/>
    </style:style>
    <style:style style:name="T51" style:family="text">
      <style:text-properties fo:font-weight="bold" officeooo:rsid="008f6517" style:font-weight-asian="bold" style:font-weight-complex="bold"/>
    </style:style>
    <style:style style:name="T52" style:family="text">
      <style:text-properties fo:font-weight="bold" officeooo:rsid="001c3fb8" style:font-weight-asian="bold" style:font-name-complex="Times New Roman" style:font-weight-complex="bold"/>
    </style:style>
    <style:style style:name="T53" style:family="text">
      <style:text-properties fo:font-weight="bold" officeooo:rsid="0015a5bd" style:font-weight-asian="bold" style:font-name-complex="Times New Roman" style:font-weight-complex="bold"/>
    </style:style>
    <style:style style:name="T54" style:family="text">
      <style:text-properties fo:font-weight="bold" officeooo:rsid="00372deb" style:font-weight-asian="bold" style:font-name-complex="Times New Roman" style:font-weight-complex="bold"/>
    </style:style>
    <style:style style:name="T55" style:family="text">
      <style:text-properties fo:font-weight="bold" officeooo:rsid="003d561c" style:font-weight-asian="bold" style:font-name-complex="Times New Roman" style:font-weight-complex="bold"/>
    </style:style>
    <style:style style:name="T56" style:family="text">
      <style:text-properties fo:font-weight="bold" officeooo:rsid="0060875b" style:font-weight-asian="bold" style:font-name-complex="Times New Roman" style:font-weight-complex="bold"/>
    </style:style>
    <style:style style:name="T57" style:family="text">
      <style:text-properties fo:font-weight="bold" officeooo:rsid="003b9daa" style:font-name-asian="Times New Roman2" style:font-weight-asian="bold" style:font-name-complex="Times New Roman2" style:font-weight-complex="bold"/>
    </style:style>
    <style:style style:name="T58" style:family="text">
      <style:text-properties officeooo:rsid="0029e231"/>
    </style:style>
    <style:style style:name="T59" style:family="text">
      <style:text-properties officeooo:rsid="002a10da"/>
    </style:style>
    <style:style style:name="T60" style:family="text">
      <style:text-properties officeooo:rsid="0031ae1d"/>
    </style:style>
    <style:style style:name="T61" style:family="text">
      <style:text-properties officeooo:rsid="0035bedb"/>
    </style:style>
    <style:style style:name="T62" style:family="text">
      <style:text-properties officeooo:rsid="0035e0fd"/>
    </style:style>
    <style:style style:name="T63" style:family="text">
      <style:text-properties officeooo:rsid="003d561c"/>
    </style:style>
    <style:style style:name="T64" style:family="text">
      <style:text-properties officeooo:rsid="00413f56"/>
    </style:style>
    <style:style style:name="T65" style:family="text">
      <style:text-properties officeooo:rsid="0047b568"/>
    </style:style>
    <style:style style:name="T66" style:family="text">
      <style:text-properties officeooo:rsid="0048651c"/>
    </style:style>
    <style:style style:name="T67" style:family="text">
      <style:text-properties fo:font-variant="small-caps"/>
    </style:style>
    <style:style style:name="T68" style:family="text">
      <style:text-properties fo:font-variant="small-caps" officeooo:rsid="0031ae1d"/>
    </style:style>
    <style:style style:name="T69" style:family="text">
      <style:text-properties fo:font-variant="small-caps" fo:font-weight="bold" style:font-weight-asian="bold" style:font-weight-complex="bold"/>
    </style:style>
    <style:style style:name="T70" style:family="text">
      <style:text-properties fo:font-variant="small-caps" style:font-name="Cambria" fo:font-size="13pt" fo:font-weight="bold" style:font-size-asian="13pt" style:font-weight-asian="bold" style:font-name-complex="Times New Roman" style:font-size-complex="13pt" style:font-weight-complex="bold"/>
    </style:style>
    <style:style style:name="T71" style:family="text">
      <style:text-properties fo:font-variant="small-caps" style:font-name="Cambria" fo:font-size="13pt" fo:font-weight="bold" officeooo:rsid="0060875b" style:font-size-asian="13pt" style:font-weight-asian="bold" style:font-name-complex="Times New Roman" style:font-size-complex="13pt" style:font-weight-complex="bold"/>
    </style:style>
    <style:style style:name="T72" style:family="text">
      <style:text-properties fo:font-variant="small-caps" style:font-name="Cambria" fo:font-size="13pt" fo:font-weight="normal" officeooo:rsid="0060875b" style:font-size-asian="13pt" style:font-weight-asian="normal" style:font-name-complex="Times New Roman" style:font-size-complex="13pt" style:font-weight-complex="normal"/>
    </style:style>
    <style:style style:name="T73" style:family="text">
      <style:text-properties fo:font-variant="small-caps" style:font-name="Cambria" fo:font-weight="bold" style:font-weight-asian="bold" style:font-name-complex="Times New Roman" style:font-weight-complex="bold"/>
    </style:style>
    <style:style style:name="T74" style:family="text">
      <style:text-properties fo:font-variant="small-caps" style:font-name="Cambria" fo:font-size="12pt" fo:font-weight="bold" officeooo:rsid="0086418e" style:font-size-asian="12pt" style:font-weight-asian="bold" style:font-size-complex="12pt" style:font-weight-complex="bold"/>
    </style:style>
    <style:style style:name="T75" style:family="text">
      <style:text-properties fo:font-variant="small-caps" style:font-name="Cambria" fo:font-size="12pt" fo:font-weight="bold" officeooo:rsid="0086418e" style:font-size-asian="12pt" style:font-weight-asian="bold" style:font-name-complex="Times New Roman" style:font-size-complex="12pt" style:font-weight-complex="bold"/>
    </style:style>
    <style:style style:name="T76" style:family="text">
      <style:text-properties officeooo:rsid="004f12e5"/>
    </style:style>
    <style:style style:name="T77" style:family="text">
      <style:text-properties fo:font-variant="normal" fo:text-transform="none" fo:font-style="normal" style:text-underline-style="none" fo:font-weight="normal" officeooo:rsid="006df23c" style:font-style-asian="normal" style:font-weight-asian="normal" style:font-style-complex="normal" style:font-weight-complex="normal"/>
    </style:style>
    <style:style style:name="T78" style:family="text">
      <style:text-properties fo:font-variant="normal" fo:text-transform="none" fo:font-style="normal" style:text-underline-style="none" fo:font-weight="bold" officeooo:rsid="006df23c" style:font-style-asian="normal" style:font-weight-asian="bold" style:font-style-complex="normal" style:font-weight-complex="bold"/>
    </style:style>
    <style:style style:name="T79" style:family="text">
      <style:text-properties fo:font-variant="normal" fo:text-transform="none" fo:font-size="11pt" fo:font-style="normal" style:text-underline-style="none" fo:font-weight="normal" officeooo:rsid="003d561c" style:font-size-asian="11pt" style:font-style-asian="normal" style:font-weight-asian="normal" style:font-size-complex="11pt" style:font-style-complex="normal" style:font-weight-complex="normal"/>
    </style:style>
    <style:style style:name="T80" style:family="text">
      <style:text-properties fo:font-variant="normal" fo:text-transform="none" fo:font-size="11pt" fo:font-style="normal" style:text-underline-style="none" fo:font-weight="normal" officeooo:rsid="004aa188" style:font-size-asian="11pt" style:font-style-asian="normal" style:font-weight-asian="normal" style:font-size-complex="11pt" style:font-style-complex="normal" style:font-weight-complex="normal"/>
    </style:style>
    <style:style style:name="T81" style:family="text">
      <style:text-properties fo:font-variant="normal" fo:text-transform="none" fo:font-size="11pt" fo:font-style="normal" style:text-underline-style="none" fo:font-weight="normal" officeooo:rsid="006df23c" style:font-size-asian="11pt" style:font-style-asian="normal" style:font-weight-asian="normal" style:font-size-complex="11pt" style:font-style-complex="normal" style:font-weight-complex="normal"/>
    </style:style>
    <style:style style:name="T82" style:family="text">
      <style:text-properties fo:font-variant="normal" fo:text-transform="none" fo:font-size="11pt" fo:font-style="normal" style:text-underline-style="none" fo:font-weight="normal" officeooo:rsid="008af374" style:font-size-asian="11pt" style:font-style-asian="normal" style:font-weight-asian="normal" style:font-size-complex="11pt" style:font-style-complex="normal" style:font-weight-complex="normal"/>
    </style:style>
    <style:style style:name="T83" style:family="text">
      <style:text-properties fo:font-variant="normal" fo:text-transform="none" fo:font-size="11pt" fo:font-weight="normal" style:font-size-asian="11pt" style:font-weight-asian="normal" style:font-name-complex="Times New Roman" style:font-size-complex="11pt" style:font-weight-complex="normal"/>
    </style:style>
    <style:style style:name="T84" style:family="text">
      <style:text-properties fo:font-variant="normal" fo:text-transform="none" fo:font-size="11pt" fo:font-weight="normal" officeooo:rsid="00719af9" style:font-size-asian="11pt" style:font-weight-asian="normal" style:font-name-complex="Times New Roman" style:font-size-complex="11pt" style:font-weight-complex="normal"/>
    </style:style>
    <style:style style:name="T85" style:family="text">
      <style:text-properties fo:font-variant="normal" fo:text-transform="none" style:use-window-font-color="true" style:font-name="Cambria" fo:font-size="11pt" fo:font-style="normal" style:text-underline-style="none" fo:font-weight="normal" officeooo:rsid="007bcb6a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T86" style:family="text">
      <style:text-properties fo:font-variant="normal" fo:text-transform="none" style:use-window-font-color="true" style:font-name="Cambria" fo:font-size="11pt" fo:font-style="normal" style:text-underline-style="none" fo:font-weight="normal" officeooo:rsid="00785215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T87" style:family="text">
      <style:text-properties fo:font-variant="normal" fo:text-transform="none" fo:font-weight="normal" officeooo:rsid="005fbcb5" style:font-weight-asian="normal" style:font-name-complex="Times New Roman" style:font-weight-complex="normal"/>
    </style:style>
    <style:style style:name="T88" style:family="text">
      <style:text-properties fo:font-variant="normal" fo:text-transform="none" fo:font-weight="normal" officeooo:rsid="006e4f12" style:font-weight-asian="normal" style:font-name-complex="Times New Roman" style:font-weight-complex="normal"/>
    </style:style>
    <style:style style:name="T89" style:family="text">
      <style:text-properties fo:font-variant="normal" fo:text-transform="none" fo:font-weight="normal" officeooo:rsid="0055db8c" style:font-weight-asian="normal" style:font-name-complex="Times New Roman" style:font-weight-complex="normal"/>
    </style:style>
    <style:style style:name="T90" style:family="text">
      <style:text-properties fo:font-variant="normal" fo:text-transform="none" fo:font-weight="normal" officeooo:rsid="008c8a78" style:font-weight-asian="normal" style:font-name-complex="Times New Roman" style:font-weight-complex="normal"/>
    </style:style>
    <style:style style:name="T91" style:family="text">
      <style:text-properties fo:font-variant="normal" fo:text-transform="none" fo:font-weight="normal" officeooo:rsid="00568119" style:font-weight-asian="normal" style:font-name-complex="Times New Roman" style:font-weight-complex="normal"/>
    </style:style>
    <style:style style:name="T92" style:family="text">
      <style:text-properties fo:font-variant="normal" fo:text-transform="none" fo:font-weight="normal" officeooo:rsid="0056b189" style:font-weight-asian="normal" style:font-name-complex="Times New Roman" style:font-weight-complex="normal"/>
    </style:style>
    <style:style style:name="T93" style:family="text">
      <style:text-properties fo:font-variant="normal" fo:text-transform="none" style:font-name="Cambria" fo:font-size="11pt" fo:font-style="normal" style:text-underline-style="none" fo:font-weight="normal" officeooo:rsid="0039af9c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T94" style:family="text">
      <style:text-properties fo:font-variant="normal" fo:text-transform="none" style:font-name="Cambria" fo:font-size="11pt" fo:font-style="normal" style:text-underline-style="none" fo:font-weight="normal" officeooo:rsid="00407a80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T95" style:family="text">
      <style:text-properties fo:font-variant="normal" fo:text-transform="none" style:font-name="Cambria" fo:font-size="11pt" fo:font-style="normal" style:text-underline-style="none" fo:font-weight="normal" officeooo:rsid="0076af1d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T96" style:family="text">
      <style:text-properties fo:font-variant="normal" fo:text-transform="none" style:font-name="Cambria" fo:font-size="11pt" fo:font-style="normal" style:text-underline-style="none" fo:font-weight="normal" officeooo:rsid="0088edff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T97" style:family="text">
      <style:text-properties fo:font-variant="normal" fo:text-transform="none" style:font-name="Cambria" fo:font-size="12pt" fo:font-weight="bold" style:font-size-asian="12pt" style:font-weight-asian="bold" style:font-name-complex="Times New Roman" style:font-size-complex="12pt" style:font-weight-complex="bold"/>
    </style:style>
    <style:style style:name="T98" style:family="text">
      <style:text-properties fo:font-variant="normal" fo:text-transform="none" style:font-name="Cambria" fo:font-size="12pt" fo:font-weight="bold" officeooo:rsid="0060875b" style:font-size-asian="12pt" style:font-weight-asian="bold" style:font-name-complex="Times New Roman" style:font-size-complex="12pt" style:font-weight-complex="bold"/>
    </style:style>
    <style:style style:name="T99" style:family="text">
      <style:text-properties officeooo:rsid="0057f9a0"/>
    </style:style>
    <style:style style:name="T100" style:family="text">
      <style:text-properties officeooo:rsid="00583f50"/>
    </style:style>
    <style:style style:name="T101" style:family="text">
      <style:text-properties fo:font-size="11pt" style:font-size-asian="11pt" style:font-size-complex="11pt"/>
    </style:style>
    <style:style style:name="T102" style:family="text">
      <style:text-properties fo:font-size="11pt" officeooo:rsid="005fcbfd" style:font-size-asian="11pt" style:font-size-complex="11pt"/>
    </style:style>
    <style:style style:name="T103" style:family="text">
      <style:text-properties fo:font-size="11pt" officeooo:rsid="0044fe45" style:font-size-asian="11pt" style:font-size-complex="11pt"/>
    </style:style>
    <style:style style:name="T104" style:family="text">
      <style:text-properties fo:font-size="11pt" officeooo:rsid="0021e8cc" style:font-size-asian="11pt" style:font-size-complex="11pt"/>
    </style:style>
    <style:style style:name="T105" style:family="text">
      <style:text-properties fo:font-size="11pt" style:font-size-asian="11pt" style:font-name-complex="Times New Roman" style:font-size-complex="11pt"/>
    </style:style>
    <style:style style:name="T106" style:family="text">
      <style:text-properties fo:font-size="11pt" officeooo:rsid="0060875b" style:font-size-asian="11pt" style:font-name-complex="Times New Roman" style:font-size-complex="11pt"/>
    </style:style>
    <style:style style:name="T107" style:family="text">
      <style:text-properties fo:font-size="11pt" officeooo:rsid="00201cfe" style:font-size-asian="11pt" style:font-name-complex="Times New Roman" style:font-size-complex="11pt"/>
    </style:style>
    <style:style style:name="T108" style:family="text">
      <style:text-properties fo:font-size="11pt" fo:font-style="italic" style:font-size-asian="11pt" style:font-style-asian="italic" style:font-size-complex="11pt" style:font-style-complex="italic"/>
    </style:style>
    <style:style style:name="T109" style:family="text">
      <style:text-properties fo:font-size="11pt" fo:font-style="italic" officeooo:rsid="0021e8cc" style:font-size-asian="11pt" style:font-style-asian="italic" style:font-size-complex="11pt" style:font-style-complex="italic"/>
    </style:style>
    <style:style style:name="T110" style:family="text">
      <style:text-properties fo:font-size="11pt" fo:font-style="normal" style:font-size-asian="11pt" style:font-style-asian="normal" style:font-size-complex="11pt" style:font-style-complex="normal"/>
    </style:style>
    <style:style style:name="T111" style:family="text">
      <style:text-properties fo:font-size="11pt" fo:font-style="normal" officeooo:rsid="0017cc6e" style:font-size-asian="11pt" style:font-style-asian="normal" style:font-size-complex="11pt" style:font-style-complex="normal"/>
    </style:style>
    <style:style style:name="T112" style:family="text">
      <style:text-properties fo:font-size="11pt" fo:font-style="normal" officeooo:rsid="0021e8cc" style:font-size-asian="11pt" style:font-style-asian="normal" style:font-size-complex="11pt" style:font-style-complex="normal"/>
    </style:style>
    <style:style style:name="T113" style:family="text">
      <style:text-properties fo:font-size="11pt" officeooo:rsid="003b9daa" style:font-name-asian="Times New Roman2" style:font-size-asian="11pt" style:font-name-complex="Times New Roman2" style:font-size-complex="11pt"/>
    </style:style>
    <style:style style:name="T114" style:family="text">
      <style:text-properties fo:font-size="11pt" officeooo:rsid="00661fb4" style:font-name-asian="Times New Roman2" style:font-size-asian="11pt" style:font-name-complex="Times New Roman2" style:font-size-complex="11pt"/>
    </style:style>
    <style:style style:name="T115" style:family="text">
      <style:text-properties fo:font-size="11pt" officeooo:rsid="004aa188" style:font-name-asian="Times New Roman2" style:font-size-asian="11pt" style:font-name-complex="Times New Roman2" style:font-size-complex="11pt"/>
    </style:style>
    <style:style style:name="T116" style:family="text">
      <style:text-properties fo:font-size="11pt" officeooo:rsid="004fe7bf" style:font-name-asian="Times New Roman2" style:font-size-asian="11pt" style:font-name-complex="Times New Roman2" style:font-size-complex="11pt"/>
    </style:style>
    <style:style style:name="T117" style:family="text">
      <style:text-properties fo:font-size="11pt" officeooo:rsid="007bcb6a" style:font-name-asian="Times New Roman2" style:font-size-asian="11pt" style:font-name-complex="Times New Roman2" style:font-size-complex="11pt"/>
    </style:style>
    <style:style style:name="T118" style:family="text">
      <style:text-properties fo:font-size="11pt" officeooo:rsid="00540a1c" style:font-name-asian="Times New Roman2" style:font-size-asian="11pt" style:font-name-complex="Times New Roman2" style:font-size-complex="11pt"/>
    </style:style>
    <style:style style:name="T119" style:family="text">
      <style:text-properties fo:font-size="11pt" fo:font-weight="bold" officeooo:rsid="0021e8cc" style:font-size-asian="11pt" style:font-weight-asian="bold" style:font-size-complex="11pt" style:font-weight-complex="bold"/>
    </style:style>
    <style:style style:name="T120" style:family="text">
      <style:text-properties fo:font-size="11pt" fo:font-weight="normal" officeooo:rsid="0021e8cc" style:font-size-asian="11pt" style:font-weight-asian="normal" style:font-size-complex="11pt" style:font-weight-complex="normal"/>
    </style:style>
    <style:style style:name="T121" style:family="text">
      <style:text-properties fo:font-size="11pt" fo:language="es" fo:country="VE" style:font-size-asian="11pt" style:font-name-complex="Times New Roman" style:font-size-complex="11pt"/>
    </style:style>
    <style:style style:name="T122" style:family="text">
      <style:text-properties fo:font-size="11pt" fo:language="es" fo:country="VE" officeooo:rsid="0060875b" style:font-size-asian="11pt" style:font-name-complex="Times New Roman" style:font-size-complex="11pt"/>
    </style:style>
    <style:style style:name="T123" style:family="text">
      <style:text-properties officeooo:rsid="005fcbfd"/>
    </style:style>
    <style:style style:name="T124" style:family="text">
      <style:text-properties officeooo:rsid="006305df"/>
    </style:style>
    <style:style style:name="T125" style:family="text">
      <style:text-properties officeooo:rsid="006e4f12"/>
    </style:style>
    <style:style style:name="T126" style:family="text">
      <style:text-properties officeooo:rsid="006f3ca5"/>
    </style:style>
    <style:style style:name="T127" style:family="text">
      <style:text-properties officeooo:rsid="008e3e2a"/>
    </style:style>
    <style:style style:name="T128" style:family="text">
      <style:text-properties officeooo:rsid="008f6517"/>
    </style:style>
    <style:style style:name="T129" style:family="text">
      <style:text-properties officeooo:rsid="0092bd1b"/>
    </style:style>
    <style:style style:name="T130" style:family="text">
      <style:text-properties officeooo:rsid="00372deb" style:font-name-asian="Times New Roman2" style:font-name-complex="Times New Roman2"/>
    </style:style>
    <style:style style:name="T131" style:family="text">
      <style:text-properties officeooo:rsid="003b9daa" style:font-name-asian="Times New Roman2" style:font-name-complex="Times New Roman2"/>
    </style:style>
    <style:style style:name="T132" style:family="text">
      <style:text-properties officeooo:rsid="004c9463" style:font-name-asian="Times New Roman2" style:font-name-complex="Times New Roman2"/>
    </style:style>
    <style:style style:name="T133" style:family="text">
      <style:text-properties officeooo:rsid="0052a0f2" style:font-name-asian="Times New Roman2" style:font-name-complex="Times New Roman2"/>
    </style:style>
    <style:style style:name="T134" style:family="text">
      <style:text-properties officeooo:rsid="004ceb19" style:font-name-asian="Times New Roman2" style:font-name-complex="Times New Roman2"/>
    </style:style>
    <style:style style:name="T135" style:family="text">
      <style:text-properties officeooo:rsid="007d86c2" style:font-name-asian="Times New Roman2" style:font-name-complex="Times New Roman2"/>
    </style:style>
    <style:style style:name="T136" style:family="text">
      <style:text-properties fo:font-size="12pt" style:text-underline-style="none" fo:font-weight="bold" officeooo:rsid="0039af9c" style:font-size-asian="12pt" style:font-weight-asian="bold" style:font-name-complex="Times New Roman" style:font-size-complex="12pt" style:font-weight-complex="bold"/>
    </style:style>
    <style:style style:name="T137" style:family="text">
      <style:text-properties fo:font-size="12pt" style:text-underline-style="none" fo:font-weight="bold" officeooo:rsid="00372deb" style:font-size-asian="12pt" style:font-weight-asian="bold" style:font-name-complex="Times New Roman" style:font-size-complex="12pt" style:font-weight-complex="bold"/>
    </style:style>
    <style:style style:name="T138" style:family="text">
      <style:text-properties fo:font-size="12pt" style:text-underline-style="none" fo:font-weight="bold" officeooo:rsid="00404ed0" style:font-size-asian="12pt" style:font-weight-asian="bold" style:font-name-complex="Times New Roman" style:font-size-complex="12pt" style:font-weight-complex="bold"/>
    </style:style>
    <style:style style:name="T139" style:family="text">
      <style:text-properties style:text-underline-style="none" fo:font-weight="bold" officeooo:rsid="00372deb" style:font-weight-asian="bold" style:font-name-complex="Times New Roman" style:font-weight-complex="bold"/>
    </style:style>
    <style:style style:name="T140" style:family="text">
      <style:text-properties style:text-underline-style="none" officeooo:rsid="00372deb" style:font-name-complex="Times New Roman"/>
    </style:style>
    <style:style style:name="T141" style:family="text">
      <style:text-properties style:text-underline-style="none" officeooo:rsid="00372deb" style:font-name-asian="Times New Roman2" style:font-name-complex="Times New Roman2"/>
    </style:style>
    <style:style style:name="T142" style:family="text">
      <style:text-properties style:font-name="Cambria" style:font-name-complex="Times New Roman"/>
    </style:style>
    <style:style style:name="T143" style:family="text">
      <style:text-properties style:font-name="Cambria" officeooo:rsid="001fc776" style:font-name-complex="Times New Roman"/>
    </style:style>
    <style:style style:name="T144" style:family="text">
      <style:text-properties style:font-name="Cambria" fo:font-style="italic" style:font-style-asian="italic" style:font-name-complex="Times New Roman" style:font-style-complex="italic"/>
    </style:style>
    <style:style style:name="T145" style:family="text">
      <style:text-properties style:font-name="Cambria" fo:font-style="italic" officeooo:rsid="004c9463" style:font-name-asian="Times New Roman2" style:font-style-asian="italic" style:font-name-complex="Times New Roman2" style:font-style-complex="italic"/>
    </style:style>
    <style:style style:name="T146" style:family="text">
      <style:text-properties style:font-name="Cambria" fo:font-style="italic" fo:font-weight="bold" style:font-style-asian="italic" style:font-weight-asian="bold" style:font-name-complex="Times New Roman" style:font-style-complex="italic" style:font-weight-complex="bold"/>
    </style:style>
    <style:style style:name="T147" style:family="text">
      <style:text-properties style:font-name="Cambria" fo:font-size="13pt" fo:font-weight="bold" style:font-size-asian="13pt" style:font-weight-asian="bold" style:font-name-complex="Times New Roman" style:font-size-complex="13pt" style:font-weight-complex="bold"/>
    </style:style>
    <style:style style:name="T148" style:family="text">
      <style:text-properties style:font-name="Cambria" fo:font-size="13pt" style:font-size-asian="13pt" style:font-name-complex="Times New Roman" style:font-size-complex="13pt"/>
    </style:style>
    <style:style style:name="T149" style:family="text">
      <style:text-properties style:font-name="Cambria" fo:font-size="13pt" fo:font-style="italic" style:text-underline-style="none" officeooo:rsid="006aa997" style:font-size-asian="13pt" style:font-style-asian="italic" style:font-name-complex="Times New Roman" style:font-size-complex="13pt" style:font-style-complex="italic"/>
    </style:style>
    <style:style style:name="T150" style:family="text">
      <style:text-properties style:font-name="Cambria" fo:font-size="11pt" style:font-size-asian="11pt" style:font-name-complex="Times New Roman" style:font-size-complex="11pt"/>
    </style:style>
    <style:style style:name="T151" style:family="text">
      <style:text-properties style:font-name="Cambria" fo:font-size="11pt" officeooo:rsid="0039af9c" style:font-size-asian="11pt" style:font-name-complex="Times New Roman" style:font-size-complex="11pt"/>
    </style:style>
    <style:style style:name="T152" style:family="text">
      <style:text-properties style:font-name="Cambria" fo:font-size="11pt" officeooo:rsid="008a0c57" style:font-size-asian="11pt" style:font-name-complex="Times New Roman" style:font-size-complex="11pt"/>
    </style:style>
    <style:style style:name="T153" style:family="text">
      <style:text-properties style:font-name="Cambria" fo:font-size="11pt" officeooo:rsid="00372deb" style:font-size-asian="11pt" style:font-name-complex="Times New Roman" style:font-size-complex="11pt"/>
    </style:style>
    <style:style style:name="T154" style:family="text">
      <style:text-properties style:font-name="Cambria" fo:font-size="11pt" officeooo:rsid="0023dfce" style:font-size-asian="11pt" style:font-name-complex="Times New Roman" style:font-size-complex="11pt"/>
    </style:style>
    <style:style style:name="T155" style:family="text">
      <style:text-properties style:font-name="Cambria" fo:font-size="11pt" officeooo:rsid="003d561c" style:font-size-asian="11pt" style:font-name-complex="Times New Roman" style:font-size-complex="11pt"/>
    </style:style>
    <style:style style:name="T156" style:family="text">
      <style:text-properties style:font-name="Cambria" fo:font-size="11pt" officeooo:rsid="0030bc51" style:font-size-asian="11pt" style:font-name-complex="Times New Roman" style:font-size-complex="11pt"/>
    </style:style>
    <style:style style:name="T157" style:family="text">
      <style:text-properties style:font-name="Cambria" fo:font-size="11pt" officeooo:rsid="004de939" style:font-size-asian="11pt" style:font-name-complex="Times New Roman" style:font-size-complex="11pt"/>
    </style:style>
    <style:style style:name="T158" style:family="text">
      <style:text-properties style:font-name="Cambria" fo:font-size="11pt" officeooo:rsid="007ea140" style:font-size-asian="11pt" style:font-name-complex="Times New Roman" style:font-size-complex="11pt"/>
    </style:style>
    <style:style style:name="T159" style:family="text">
      <style:text-properties style:font-name="Cambria" fo:font-size="11pt" officeooo:rsid="004ceb19" style:font-size-asian="11pt" style:font-name-complex="Times New Roman" style:font-size-complex="11pt"/>
    </style:style>
    <style:style style:name="T160" style:family="text">
      <style:text-properties style:font-name="Cambria" fo:font-size="11pt" officeooo:rsid="00680bba" style:font-size-asian="11pt" style:font-name-complex="Times New Roman" style:font-size-complex="11pt"/>
    </style:style>
    <style:style style:name="T161" style:family="text">
      <style:text-properties style:font-name="Cambria" fo:font-size="11pt" officeooo:rsid="007eb334" style:font-size-asian="11pt" style:font-name-complex="Times New Roman" style:font-size-complex="11pt"/>
    </style:style>
    <style:style style:name="T162" style:family="text">
      <style:text-properties style:font-name="Cambria" fo:font-size="11pt" style:font-size-asian="11pt" style:font-size-complex="11pt"/>
    </style:style>
    <style:style style:name="T163" style:family="text">
      <style:text-properties style:font-name="Cambria" fo:font-size="11pt" officeooo:rsid="00704b44" style:font-size-asian="11pt" style:font-size-complex="11pt"/>
    </style:style>
    <style:style style:name="T164" style:family="text">
      <style:text-properties style:font-name="Cambria" fo:font-size="11pt" officeooo:rsid="0039af9c" style:font-size-asian="11pt" style:font-size-complex="11pt"/>
    </style:style>
    <style:style style:name="T165" style:family="text">
      <style:text-properties style:font-name="Cambria" fo:font-size="11pt" officeooo:rsid="0088edff" style:font-size-asian="11pt" style:font-size-complex="11pt"/>
    </style:style>
    <style:style style:name="T166" style:family="text">
      <style:text-properties style:font-name="Cambria" fo:font-size="11pt" officeooo:rsid="001e8c2c" style:font-size-asian="11pt" style:font-size-complex="11pt"/>
    </style:style>
    <style:style style:name="T167" style:family="text">
      <style:text-properties style:font-name="Cambria" fo:font-size="11pt" officeooo:rsid="0035586a" style:font-size-asian="11pt" style:font-size-complex="11pt"/>
    </style:style>
    <style:style style:name="T168" style:family="text">
      <style:text-properties style:font-name="Cambria" fo:font-size="11pt" officeooo:rsid="0015a5bd" style:font-size-asian="11pt" style:font-size-complex="11pt"/>
    </style:style>
    <style:style style:name="T169" style:family="text">
      <style:text-properties style:font-name="Cambria" fo:font-size="11pt" officeooo:rsid="001608c2" style:font-size-asian="11pt" style:font-size-complex="11pt"/>
    </style:style>
    <style:style style:name="T170" style:family="text">
      <style:text-properties style:font-name="Cambria" fo:font-size="11pt" officeooo:rsid="001717c6" style:font-size-asian="11pt" style:font-size-complex="11pt"/>
    </style:style>
    <style:style style:name="T171" style:family="text">
      <style:text-properties style:font-name="Cambria" fo:font-size="11pt" officeooo:rsid="0076c0b3" style:font-size-asian="11pt" style:font-size-complex="11pt"/>
    </style:style>
    <style:style style:name="T172" style:family="text">
      <style:text-properties style:font-name="Cambria" fo:font-size="11pt" fo:font-style="normal" officeooo:rsid="008a0c57" style:font-size-asian="11pt" style:font-style-asian="normal" style:font-name-complex="Times New Roman" style:font-size-complex="11pt" style:font-style-complex="normal"/>
    </style:style>
    <style:style style:name="T173" style:family="text">
      <style:text-properties style:font-name="Cambria" fo:font-size="11pt" fo:font-style="normal" officeooo:rsid="0038ddd3" style:font-size-asian="11pt" style:font-style-asian="normal" style:font-name-complex="Times New Roman" style:font-size-complex="11pt" style:font-style-complex="normal"/>
    </style:style>
    <style:style style:name="T174" style:family="text">
      <style:text-properties style:font-name="Cambria" fo:font-size="11pt" fo:font-style="normal" officeooo:rsid="007bcb6a" style:font-size-asian="11pt" style:font-style-asian="normal" style:font-name-complex="Times New Roman" style:font-size-complex="11pt" style:font-style-complex="normal"/>
    </style:style>
    <style:style style:name="T175" style:family="text">
      <style:text-properties style:font-name="Cambria" fo:font-size="11pt" fo:font-style="normal" officeooo:rsid="001e8c2c" style:font-size-asian="11pt" style:font-style-asian="normal" style:font-size-complex="11pt" style:font-style-complex="normal"/>
    </style:style>
    <style:style style:name="T176" style:family="text">
      <style:text-properties style:font-name="Cambria" fo:font-size="11pt" fo:font-style="normal" officeooo:rsid="001ca987" style:font-size-asian="11pt" style:font-style-asian="normal" style:font-size-complex="11pt" style:font-style-complex="normal"/>
    </style:style>
    <style:style style:name="T177" style:family="text">
      <style:text-properties style:font-name="Cambria" fo:font-size="11pt" fo:font-style="normal" fo:font-weight="bold" officeooo:rsid="001e8c2c" style:font-size-asian="11pt" style:font-style-asian="normal" style:font-weight-asian="bold" style:font-size-complex="11pt" style:font-style-complex="normal" style:font-weight-complex="bold"/>
    </style:style>
    <style:style style:name="T178" style:family="text">
      <style:text-properties style:font-name="Cambria" fo:font-size="11pt" fo:font-style="normal" fo:font-weight="bold" officeooo:rsid="0035586a" style:font-size-asian="11pt" style:font-style-asian="normal" style:font-weight-asian="bold" style:font-size-complex="11pt" style:font-style-complex="normal" style:font-weight-complex="bold"/>
    </style:style>
    <style:style style:name="T179" style:family="text">
      <style:text-properties style:font-name="Cambria" fo:font-size="11pt" fo:font-style="normal" fo:font-weight="bold" officeooo:rsid="001ca987" style:font-size-asian="11pt" style:font-style-asian="normal" style:font-weight-asian="bold" style:font-size-complex="11pt" style:font-style-complex="normal" style:font-weight-complex="bold"/>
    </style:style>
    <style:style style:name="T180" style:family="text">
      <style:text-properties style:font-name="Cambria" fo:font-size="11pt" fo:font-style="normal" fo:font-weight="bold" officeooo:rsid="0015a5bd" style:font-size-asian="11pt" style:font-style-asian="normal" style:font-weight-asian="bold" style:font-size-complex="11pt" style:font-style-complex="normal" style:font-weight-complex="bold"/>
    </style:style>
    <style:style style:name="T181" style:family="text">
      <style:text-properties style:font-name="Cambria" fo:font-size="11pt" fo:font-style="normal" fo:font-weight="normal" officeooo:rsid="0035586a" style:font-size-asian="11pt" style:font-style-asian="normal" style:font-weight-asian="normal" style:font-size-complex="11pt" style:font-style-complex="normal" style:font-weight-complex="normal"/>
    </style:style>
    <style:style style:name="T182" style:family="text">
      <style:text-properties style:font-name="Cambria" fo:font-size="11pt" fo:font-style="normal" fo:font-weight="normal" officeooo:rsid="0015a5bd" style:font-size-asian="11pt" style:font-style-asian="normal" style:font-weight-asian="normal" style:font-size-complex="11pt" style:font-style-complex="normal" style:font-weight-complex="normal"/>
    </style:style>
    <style:style style:name="T183" style:family="text">
      <style:text-properties style:font-name="Cambria" fo:font-size="11pt" officeooo:rsid="003b9daa" style:font-name-asian="Times New Roman2" style:font-size-asian="11pt" style:font-name-complex="Times New Roman2" style:font-size-complex="11pt"/>
    </style:style>
    <style:style style:name="T184" style:family="text">
      <style:text-properties style:font-name="Cambria" fo:font-size="11pt" officeooo:rsid="0050e164" style:font-name-asian="Times New Roman2" style:font-size-asian="11pt" style:font-name-complex="Times New Roman2" style:font-size-complex="11pt"/>
    </style:style>
    <style:style style:name="T185" style:family="text">
      <style:text-properties style:font-name="Cambria" fo:font-size="11pt" officeooo:rsid="003d561c" style:font-name-asian="Times New Roman2" style:font-size-asian="11pt" style:font-name-complex="Times New Roman2" style:font-size-complex="11pt"/>
    </style:style>
    <style:style style:name="T186" style:family="text">
      <style:text-properties style:font-name="Cambria" fo:font-size="11pt" officeooo:rsid="004aa188" style:font-name-asian="Times New Roman2" style:font-size-asian="11pt" style:font-name-complex="Times New Roman2" style:font-size-complex="11pt"/>
    </style:style>
    <style:style style:name="T187" style:family="text">
      <style:text-properties style:font-name="Cambria" fo:font-size="11pt" officeooo:rsid="0076c0b3" style:font-name-asian="Times New Roman2" style:font-size-asian="11pt" style:font-name-complex="Times New Roman2" style:font-size-complex="11pt"/>
    </style:style>
    <style:style style:name="T188" style:family="text">
      <style:text-properties style:font-name="Cambria" fo:font-size="11pt" officeooo:rsid="003b9daa" style:font-name-asian="CAAAAA+TimesNewRomanPSMT" style:font-size-asian="11pt" style:font-name-complex="CAAAAA+TimesNewRomanPSMT" style:font-size-complex="11pt"/>
    </style:style>
    <style:style style:name="T189" style:family="text">
      <style:text-properties style:font-name="Cambria" fo:font-size="11pt" officeooo:rsid="007bcb6a" style:font-name-asian="CAAAAA+TimesNewRomanPSMT" style:font-size-asian="11pt" style:font-name-complex="CAAAAA+TimesNewRomanPSMT" style:font-size-complex="11pt"/>
    </style:style>
    <style:style style:name="T190" style:family="text">
      <style:text-properties style:font-name="Cambria" fo:font-size="11pt" fo:font-weight="normal" officeooo:rsid="006e4f12" style:font-size-asian="9.60000038146973pt" style:font-weight-asian="normal" style:font-name-complex="Times New Roman" style:font-size-complex="11pt" style:font-weight-complex="normal"/>
    </style:style>
    <style:style style:name="T191" style:family="text">
      <style:text-properties style:font-name="Cambria" fo:font-size="11pt" fo:font-weight="normal" style:font-size-asian="11pt" style:font-weight-asian="normal" style:font-name-complex="Times New Roman" style:font-size-complex="11pt" style:font-weight-complex="normal"/>
    </style:style>
    <style:style style:name="T192" style:family="text">
      <style:text-properties style:font-name="Cambria" fo:font-size="11pt" fo:font-weight="normal" officeooo:rsid="004fe7bf" style:font-size-asian="11pt" style:font-weight-asian="normal" style:font-name-complex="Times New Roman" style:font-size-complex="11pt" style:font-weight-complex="normal"/>
    </style:style>
    <style:style style:name="T193" style:family="text">
      <style:text-properties style:font-name="Cambria" fo:font-size="11pt" fo:font-weight="normal" officeooo:rsid="00324fe9" style:font-size-asian="11pt" style:font-weight-asian="normal" style:font-name-complex="Times New Roman" style:font-size-complex="11pt" style:font-weight-complex="normal"/>
    </style:style>
    <style:style style:name="T194" style:family="text">
      <style:text-properties style:font-name="Cambria" fo:font-size="11pt" fo:font-weight="normal" officeooo:rsid="006e4f12" style:font-size-asian="11pt" style:font-weight-asian="normal" style:font-name-complex="Times New Roman" style:font-size-complex="11pt" style:font-weight-complex="normal"/>
    </style:style>
    <style:style style:name="T195" style:family="text">
      <style:text-properties style:font-name="Cambria" fo:font-size="11pt" fo:font-weight="normal" officeooo:rsid="002b2dd6" style:font-size-asian="11pt" style:font-weight-asian="normal" style:font-name-complex="Times New Roman" style:font-size-complex="11pt" style:font-weight-complex="normal"/>
    </style:style>
    <style:style style:name="T196" style:family="text">
      <style:text-properties style:font-name="Cambria" fo:font-size="11pt" fo:font-weight="normal" officeooo:rsid="008c8a78" style:font-size-asian="11pt" style:font-weight-asian="normal" style:font-name-complex="Times New Roman" style:font-size-complex="11pt" style:font-weight-complex="normal"/>
    </style:style>
    <style:style style:name="T197" style:family="text">
      <style:text-properties style:font-name="Cambria" fo:font-size="11pt" fo:font-weight="normal" style:font-size-asian="11pt" style:font-weight-asian="normal" style:font-name-complex="Times New Roman" style:font-size-complex="11pt" style:font-style-complex="italic" style:font-weight-complex="normal"/>
    </style:style>
    <style:style style:name="T198" style:family="text">
      <style:text-properties style:font-name="Cambria" fo:font-size="11pt" fo:font-weight="normal" style:font-size-asian="11pt" style:font-weight-asian="normal" style:font-size-complex="11pt" style:font-weight-complex="normal"/>
    </style:style>
    <style:style style:name="T199" style:family="text">
      <style:text-properties style:font-name="Cambria" fo:font-size="11pt" fo:font-style="italic" style:font-size-asian="11pt" style:font-style-asian="italic" style:font-name-complex="Times New Roman" style:font-size-complex="11pt"/>
    </style:style>
    <style:style style:name="T200" style:family="text">
      <style:text-properties style:font-name="Cambria" fo:font-size="11pt" fo:font-style="italic" style:font-size-asian="11pt" style:font-style-asian="italic" style:font-name-complex="Times New Roman" style:font-size-complex="11pt" style:font-style-complex="italic"/>
    </style:style>
    <style:style style:name="T201" style:family="text">
      <style:text-properties style:font-name="Cambria" fo:font-size="11pt" fo:font-style="italic" officeooo:rsid="004ceb19" style:font-size-asian="11pt" style:font-style-asian="italic" style:font-name-complex="Times New Roman" style:font-size-complex="11pt" style:font-style-complex="italic"/>
    </style:style>
    <style:style style:name="T202" style:family="text">
      <style:text-properties style:font-name="Cambria" fo:font-size="11pt" fo:font-style="italic" style:font-size-asian="11pt" style:font-style-asian="italic" style:font-size-complex="11pt" style:font-style-complex="italic"/>
    </style:style>
    <style:style style:name="T203" style:family="text">
      <style:text-properties style:font-name="Cambria" fo:font-size="11pt" fo:font-style="italic" officeooo:rsid="001ca987" style:font-size-asian="11pt" style:font-style-asian="italic" style:font-size-complex="11pt" style:font-style-complex="italic"/>
    </style:style>
    <style:style style:name="T204" style:family="text">
      <style:text-properties style:font-name="Cambria" fo:font-size="11pt" fo:font-style="italic" officeooo:rsid="0015a5bd" style:font-size-asian="11pt" style:font-style-asian="italic" style:font-size-complex="11pt" style:font-style-complex="italic"/>
    </style:style>
    <style:style style:name="T205" style:family="text">
      <style:text-properties style:font-name="Cambr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06" style:family="text">
      <style:text-properties style:font-name="Cambria" fo:font-size="11pt" fo:font-style="italic" fo:font-weight="bold" officeooo:rsid="001e8c2c" style:font-size-asian="11pt" style:font-style-asian="italic" style:font-weight-asian="bold" style:font-size-complex="11pt" style:font-style-complex="italic" style:font-weight-complex="bold"/>
    </style:style>
    <style:style style:name="T207" style:family="text">
      <style:text-properties style:font-name="Cambria" fo:font-size="11pt" fo:font-style="italic" fo:font-weight="bold" officeooo:rsid="001ca987" style:font-size-asian="11pt" style:font-style-asian="italic" style:font-weight-asian="bold" style:font-size-complex="11pt" style:font-style-complex="italic" style:font-weight-complex="bold"/>
    </style:style>
    <style:style style:name="T208" style:family="text">
      <style:text-properties style:font-name="Cambria" fo:font-size="11pt" fo:font-style="italic" fo:font-weight="bold" officeooo:rsid="0015a5bd" style:font-size-asian="11pt" style:font-style-asian="italic" style:font-weight-asian="bold" style:font-size-complex="11pt" style:font-style-complex="italic" style:font-weight-complex="bold"/>
    </style:style>
    <style:style style:name="T209" style:family="text">
      <style:text-properties style:font-name="Cambria" fo:font-size="11pt" fo:font-style="italic" fo:font-weight="bold" style:font-size-asian="11pt" style:font-style-asian="italic" style:font-weight-asian="bold" style:font-name-complex="Times New Roman" style:font-size-complex="11pt" style:font-weight-complex="bold"/>
    </style:style>
    <style:style style:name="T210" style:family="text">
      <style:text-properties style:font-name="Cambria" fo:font-size="11pt" fo:font-style="italic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211" style:family="text">
      <style:text-properties style:font-name="Cambria" fo:font-size="11pt" officeooo:rsid="0076c0b3" style:font-name-asian="Times New Roman" style:font-size-asian="11pt" style:font-name-complex="Times New Roman2" style:font-size-complex="11pt"/>
    </style:style>
    <style:style style:name="T212" style:family="text">
      <style:text-properties style:font-name="Cambria" fo:font-size="11pt" fo:font-weight="bold" style:font-size-asian="11pt" style:font-weight-asian="bold" style:font-size-complex="11pt" style:font-weight-complex="bold"/>
    </style:style>
    <style:style style:name="T213" style:family="text">
      <style:text-properties style:font-name="Cambria" fo:font-size="11pt" fo:font-weight="bold" style:font-size-asian="11pt" style:font-weight-asian="bold" style:font-name-complex="Times New Roman" style:font-size-complex="11pt"/>
    </style:style>
    <style:style style:name="T214" style:family="text">
      <style:text-properties style:font-name="Cambria" fo:font-size="11pt" fo:font-weight="bold" style:font-size-asian="11pt" style:font-weight-asian="bold" style:font-name-complex="Times New Roman" style:font-size-complex="11pt" style:font-weight-complex="bold"/>
    </style:style>
    <style:style style:name="T215" style:family="text">
      <style:text-properties style:font-name="Cambria" fo:font-size="11pt" fo:font-weight="bold" style:font-size-asian="11pt" style:font-weight-asian="bold" style:font-name-complex="Times New Roman" style:font-size-complex="11pt" style:font-style-complex="italic" style:font-weight-complex="bold"/>
    </style:style>
    <style:style style:name="T216" style:family="text">
      <style:text-properties style:font-name="Cambria" officeooo:rsid="004c9463" style:font-name-asian="Times New Roman2" style:font-name-complex="Times New Roman2"/>
    </style:style>
    <style:style style:name="T217" style:family="text">
      <style:text-properties style:font-name="Cambria" officeooo:rsid="0095ae97" style:font-name-asian="Times New Roman2" style:font-name-complex="Times New Roman2"/>
    </style:style>
    <style:style style:name="T218" style:family="text">
      <style:text-properties style:font-name="Cambria" fo:font-style="normal" officeooo:rsid="004c9463" style:font-name-asian="Times New Roman2" style:font-style-asian="normal" style:font-name-complex="Times New Roman2" style:font-style-complex="normal"/>
    </style:style>
    <style:style style:name="T219" style:family="text">
      <style:text-properties style:font-name="Cambria" fo:font-weight="bold" style:font-weight-asian="bold" style:font-name-complex="Times New Roman" style:font-weight-complex="bold"/>
    </style:style>
    <style:style style:name="T220" style:family="text">
      <style:text-properties style:font-name="Cambria" fo:font-weight="bold" officeooo:rsid="004ceb19" style:font-weight-asian="bold" style:font-name-complex="Times New Roman" style:font-weight-complex="bold"/>
    </style:style>
    <style:style style:name="T221" style:family="text">
      <style:text-properties style:font-name="Cambria" fo:font-size="12pt" style:font-size-asian="12pt" style:font-name-complex="Times New Roman" style:font-size-complex="12pt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4680*" fo:start-indent="0in" fo:end-indent="0in"/>
          <style:column style:rel-width="4680*" fo:start-indent="0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Jacob M. Anderson</text:p>
      <text:p text:style-name="P1"/>
      <text:section text:style-name="Sect1" text:name="Sect1">
        <text:p text:style-name="P33">Fermi National Accelerator Laboratory</text:p>
        <text:p text:style-name="P33">P.O. Box 500, Batavia, IL <text:s/>60510-5011</text:p>
        <text:p text:style-name="P2"><text:tab/><text:tab/><text:tab/><text:tab/>(630) 840-6813</text:p>
        <text:p text:style-name="P8"><text:span text:style-name="Hyperlink"><text:span text:style-name="T1"><text:tab/><text:tab/><text:tab/><text:tab/>andersj@fnal.gov</text:span></text:span></text:p>
      </text:section>
      <text:section text:style-name="Sect2" text:name="Sect2">
        <text:p text:style-name="P34"/>
        <text:p text:style-name="P9">Education</text:p>
        <text:p text:style-name="P18"/>
        <text:p text:style-name="P70">University of Maryland</text:p>
        <text:p text:style-name="P35">Ph.D. in Physics 2009</text:p>
        <text:p text:style-name="P44"><text:span text:style-name="Default_20_Paragraph_20_Font"><text:span text:style-name="T142">Thesis title: <text:s/>Measurement of </text:span></text:span><text:span text:style-name="Default_20_Paragraph_20_Font"><text:span text:style-name="T144">CP</text:span></text:span><text:span text:style-name="Default_20_Paragraph_20_Font"><text:span text:style-name="T142"> content and time-dependent </text:span></text:span><text:span text:style-name="Default_20_Paragraph_20_Font"><text:span text:style-name="T144">CP</text:span></text:span><text:span text:style-name="Default_20_Paragraph_20_Font"><text:span text:style-name="T142"> violation in </text:span></text:span><text:span text:style-name="Default_20_Paragraph_20_Font"><text:span text:style-name="T142"><draw:g text:anchor-type="as-char" svg:y="-0.1484in" draw:z-index="0" draw:style-name="gr1"><svg:title>TexMaths</svg:title><svg:desc>12§display§B^0 \rightarrow D^{*+}D^{*-}</svg:desc><draw:polygon draw:style-name="gr2" draw:text-style-name="P129" svg:width="1.1055in" svg:height="0.1441in" svg:x="0in" svg:y="0.0051in" svg:viewBox="0 0 2809 367" draw:points="1405,367 0,367 0,0 2809,0 2809,367"><text:p/></draw:polygon><draw:path draw:style-name="gr3" draw:text-style-name="P129" svg:width="0.1189in" svg:height="0.1138in" svg:x="0.0071in" svg:y="0.0339in" svg:viewBox="0 0 303 290" svg:d="m50 256c-4 17-6 21-38 21-7 0-12 0-12 8 0 5 4 5 12 5h150c67 0 118-51 118-92 0-31-26-55-66-60 44-8 89-39 89-79 0-31-28-59-80-59h-141c-9 0-12 0-12 8 0 5 3 5 10 5 2 0 10 0 17 1 7 0 11 2 11 6 0 3 0 4-1 9zm64-121 26-106c4-15 5-16 23-16h54c37 0 47 25 47 44 0 37-37 78-89 78zm-19 142c-6 0-7 0-10 0-3-2-5-2-5-5 0-1 0-3 2-10l30-118h79c41 0 49 32 49 50 0 42-37 83-88 83z"><text:p/></draw:path><draw:path draw:style-name="gr3" draw:text-style-name="P129" svg:width="0.0539in" svg:height="0.0795in" svg:x="0.1409in" svg:y="0in" svg:viewBox="0 0 138 203" svg:d="m138 102c0-32-5-55-18-77-10-13-28-25-52-25-68 0-68 81-68 102s0 101 68 101c70 0 70-79 70-101zm-70 93c-13 0-31-9-37-33-5-17-5-42-5-63s0-45 5-61c6-24 25-30 37-30 17 0 32 10 38 27 4 17 4 38 4 64 0 21 0 44-3 62-6 28-27 34-39 34z"><text:p/></draw:path><draw:path draw:style-name="gr3" draw:text-style-name="P129" svg:width="0.1476in" svg:height="0.0866in" svg:x="0.265in" svg:y="0.0614in" svg:viewBox="0 0 376 221" svg:d="m330 119c-24 18-35 35-38 41-19 29-23 56-23 56 0 5 6 5 8 5 8 0 9-1 10-8 10-41 35-77 83-96 5-3 6-3 6-6s-3-4-4-5c-18-7-69-28-85-100-1-5-2-6-10-6-2 0-8 0-8 5 0 1 5 27 22 56 8 12 21 28 39 41h-314c-9 0-16 0-16 9s7 8 16 8z"><text:p/></draw:path><draw:path draw:style-name="gr3" draw:text-style-name="P129" svg:width="0.1272in" svg:height="0.1138in" svg:x="0.4756in" svg:y="0.0339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129" svg:width="0.0469in" svg:height="0.0496in" svg:x="0.622in" svg:y="0.0256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129" svg:width="0.0854in" svg:height="0.0858in" svg:x="0.6882in" svg:y="0.0051in" svg:viewBox="0 0 218 219" svg:d="m116 117h92c3 0 10 0 10-8s-7-7-10-7h-92v-91c0-4 0-11-7-11s-7 7-7 11v91h-91c-4 0-11 0-11 7s7 8 11 8h91v91c0 4 0 11 7 11s7-7 7-11z"><text:p/></draw:path><draw:path draw:style-name="gr3" draw:text-style-name="P129" svg:width="0.1272in" svg:height="0.1138in" svg:x="0.7972in" svg:y="0.0339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129" svg:width="0.0469in" svg:height="0.0496in" svg:x="0.9437in" svg:y="0.0256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129" svg:width="0.0783in" svg:height="0.0051in" svg:x="1.0142in" svg:y="0.0457in" svg:viewBox="0 0 200 14" svg:d="m188 14c5 0 12 0 12-7s-7-7-12-7h-176c-5 0-12 0-12 7s7 7 12 7z"><text:p/></draw:path></draw:g></text:span></text:span><text:span text:style-name="Default_20_Paragraph_20_Font"><text:span text:style-name="T142"> Decays</text:span></text:span></text:p>
        <text:p text:style-name="P35">Advisor: Prof. Douglas A. Roberts</text:p>
        <text:p text:style-name="P35">M.S. Physics, 2007</text:p>
        <text:p text:style-name="P20"/>
        <text:p text:style-name="P36">Brigham Young University</text:p>
        <text:p text:style-name="P30"><text:span text:style-name="Default_20_Paragraph_20_Font"><text:span text:style-name="T142">B.S. in Physics, </text:span></text:span><text:span text:style-name="Default_20_Paragraph_20_Font"><text:span text:style-name="T144">cum laude</text:span></text:span><text:span text:style-name="Default_20_Paragraph_20_Font"><text:span text:style-name="T142">, 2003</text:span></text:span></text:p>
        <text:p text:style-name="P31"><text:span text:style-name="Default_20_Paragraph_20_Font"><text:span text:style-name="T143">Member of Sigma Pi Sigma physics honor society</text:span></text:span></text:p>
        <text:p text:style-name="P30"><text:span text:style-name="Default_20_Paragraph_20_Font"><text:span text:style-name="T142">Thesis: Level3 </text:span></text:span><text:span text:style-name="Default_20_Paragraph_20_Font"><text:span text:style-name="T144">z</text:span></text:span><text:span text:style-name="Default_20_Paragraph_20_Font"><text:span text:style-name="T142"> Tracking Algorithm for the CLEO III Detector</text:span></text:span></text:p>
        <text:p text:style-name="P35">Advisors: Dr. David L. Kreinick, Cornell and Dr. Steven E. Jones, BYU</text:p>
        <text:p text:style-name="P22"/>
        <text:p text:style-name="P12">Professional Positions</text:p>
        <text:p text:style-name="P14"/>
        <text:p text:style-name="P24">CMS, LPC Fellow, Jan. 2013—Dec. 2014, <text:span text:style-name="T19">selected for two consecutive one-year fellowships</text:span></text:p>
        <text:p text:style-name="P24">Fermi National Accelerator Laboratory, Postdoctoral Research Associate, 2009—Present</text:p>
        <text:p text:style-name="P23"/>
        <text:p text:style-name="P9">Research Experience</text:p>
        <text:p text:style-name="P19"/>
        <text:p text:style-name="P3"><text:span text:style-name="Default_20_Paragraph_20_Font"><text:span text:style-name="T71">Postdoctoral Research Associate at </text:span></text:span><text:span text:style-name="Default_20_Paragraph_20_Font"><text:span text:style-name="T70">Fermi</text:span></text:span><text:span text:style-name="Default_20_Paragraph_20_Font"><text:span text:style-name="T71">l</text:span></text:span><text:span text:style-name="Default_20_Paragraph_20_Font"><text:span text:style-name="T70">ab</text:span></text:span><text:span text:style-name="Default_20_Paragraph_20_Font"><text:span text:style-name="T147">, </text:span></text:span><text:span text:style-name="Default_20_Paragraph_20_Font"><text:span text:style-name="T148">2009–Present</text:span></text:span></text:p>
        <text:p text:style-name="P4"><text:span text:style-name="Default_20_Paragraph_20_Font"><text:span text:style-name="T149">CMS Experiment at CERN LHC</text:span></text:span></text:p>
        <text:p text:style-name="P5">CMS <text:span text:style-name="T63">data analysis</text:span></text:p>
        <text:list xml:id="list2207005737917520737" text:style-name="L1">
          <text:list-item>
            <text:p text:style-name="P103">Higgs Physics</text:p>
            <text:list>
              <text:list-item>
                <text:p text:style-name="P109"><text:span text:style-name="T54"><draw:g text:anchor-type="as-char" svg:y="-0.1181in" draw:z-index="7" draw:style-name="gr1"><svg:title>TexMaths</svg:title><svg:desc>12§display§\bm{H\rightarrow WW\rightarrow \ell\nu jj}</svg:desc><draw:polygon draw:style-name="gr2" draw:text-style-name="P129" svg:width="1.528in" svg:height="0.1476in" svg:x="0in" svg:y="0.0043in" svg:viewBox="0 0 3882 376" draw:points="1941,376 0,376 0,0 3882,0 3882,376"><text:p/></draw:polygon><draw:path draw:style-name="gr3" draw:text-style-name="P129" svg:width="0.1634in" svg:height="0.1138in" svg:x="0.0071in" svg:y="0.0035in" svg:viewBox="0 0 416 290" svg:d="m367 22c10-2 24-2 29-2 6 0 14 0 16-1 4-3 4-11 4-12 0-5-3-7-9-7-10 0-22 1-31 1-11 0-22 0-33 0s-21 0-32 0-23-1-34-1c-3 0-12 0-12 12 0 8 5 8 18 8 9 0 17 0 25 0l-26 109h-138l26-107c10-2 24-2 29-2s13 0 16-1c3-3 5-11 5-12 0-5-5-7-10-7-11 0-22 1-32 1s-21 0-32 0-22 0-32 0c-12 0-23-1-34-1-4 0-13 0-13 12 0 8 6 8 18 8 10 0 17 0 27 0l-62 241c-1 8-1 8-9 9-7 0-16 0-22 0-12 0-12 0-14 1-5 4-5 10-5 12 0 0 0 7 10 7s21-1 32-1c10 0 22 0 31 0 12 0 23 0 34 0s21 1 32 1c5 0 7 0 10-2 2-4 2-10 2-10 0-8-6-8-17-8-9 0-16 0-26 0l30-120h138l-28 111c-2 8-2 8-9 9-7 0-16 0-23 0-11 0-12 0-13 1-6 4-6 10-6 12 0 0 0 7 9 7 11 0 22-1 33-1s21 0 32 0 22 0 33 0 22 1 32 1c5 0 8 0 11-2 1-4 2-10 2-10 0-8-6-8-18-8-8 0-17 0-25 0z"><text:p/></draw:path><draw:path draw:style-name="gr3" draw:text-style-name="P129" svg:width="0.1697in" svg:height="0.089in" svg:x="0.2343in" svg:y="0.0307in" svg:viewBox="0 0 432 227" svg:d="m360 126c-18 14-28 29-35 38-17 27-21 53-21 54 0 9 7 9 13 9 7 0 11 0 12-8 5-14 9-36 31-60 24-27 53-34 62-38 6-1 10-2 10-7s-2-7-5-8c-17-5-38-11-63-35-24-25-32-52-34-63-2-8-5-8-13-8-6 0-13 0-13 7 0 1 3 28 21 55 10 15 22 27 35 39h-341c-7 0-19 0-19 12 0 13 12 13 19 13z"><text:p/></draw:path><draw:path draw:style-name="gr3" draw:text-style-name="P129" svg:width="0.1902in" svg:height="0.1165in" svg:x="0.4724in" svg:y="0.0035in" svg:viewBox="0 0 484 297" svg:d="m434 36c5-8 10-16 36-16 6 0 14 0 14-13 0-3-4-7-8-7-12 0-25 1-36 1-16 0-33-1-49-1-3 0-12 0-12 12 0 8 9 8 11 8s19 0 30 4l-122 194-26-196c9-2 21-2 28-2 8 0 16 0 16-13 0 0 0-7-10-7-13 0-48 1-61 1-10 0-19 0-28 0-12 0-27-1-29-1s-10 0-10 12c0 8 7 8 13 8 7 0 15 0 20 0l6 44c0 1 0 1-3 6l-94 148-25-196c8-2 21-2 27-2 10 0 10-1 12-3 3-1 4-9 4-10 0 0 0-7-8-7-15 0-50 1-64 1-8 0-18 0-26 0-12 0-28-1-28-1-4 0-12 0-12 12 0 8 7 8 14 8 6 0 15 0 21 0l33 264c2 9 3 13 12 13s14-2 18-10l123-195 25 192c1 11 2 13 13 13 9 0 12-3 17-10z"><text:p/></draw:path><draw:path draw:style-name="gr3" draw:text-style-name="P129" svg:width="0.1902in" svg:height="0.1165in" svg:x="0.6815in" svg:y="0.0035in" svg:viewBox="0 0 484 297" svg:d="m434 36c5-8 10-16 36-16 6 0 14 0 14-13 0-3-4-7-8-7-12 0-25 1-36 1-16 0-33-1-49-1-3 0-12 0-12 12 0 8 9 8 11 8s19 0 30 4l-122 194-26-196c9-2 21-2 28-2 8 0 16 0 16-13 0 0 0-7-10-7-13 0-48 1-61 1-10 0-19 0-28 0-12 0-27-1-29-1s-10 0-10 12c0 8 7 8 13 8 7 0 15 0 20 0l6 44c0 1 0 1-3 6l-94 148-25-196c8-2 21-2 27-2 10 0 10-1 12-3 3-1 4-9 4-10 0 0 0-7-8-7-15 0-50 1-64 1-8 0-18 0-26 0-12 0-28-1-28-1-4 0-12 0-12 12 0 8 7 8 14 8 6 0 15 0 21 0l33 264c2 9 3 13 12 13s14-2 18-10l123-195 25 192c1 11 2 13 13 13 9 0 12-3 17-10z"><text:p/></draw:path><draw:path draw:style-name="gr3" draw:text-style-name="P129" svg:width="0.1697in" svg:height="0.089in" svg:x="0.9366in" svg:y="0.0307in" svg:viewBox="0 0 432 227" svg:d="m360 126c-18 14-28 29-35 38-17 27-21 53-21 54 0 9 7 9 13 9 7 0 11 0 12-8 5-14 9-36 31-60 24-27 53-34 62-38 6-1 10-2 10-7s-2-7-5-8c-17-5-39-11-63-35-24-25-32-52-34-63-2-8-5-8-13-8-6 0-13 0-13 7 0 1 3 28 21 55 10 15 22 27 35 39h-341c-7 0-19 0-19 12 0 13 12 13 19 13z"><text:p/></draw:path><draw:path draw:style-name="gr3" draw:text-style-name="P129" svg:width="0.0736in" svg:height="0.1185in" svg:x="1.1642in" svg:y="0.0004in" svg:viewBox="0 0 188 302" svg:d="m42 243c8 41 34 59 62 59 16 0 41-6 70-27 10-9 11-9 11-12s-5-11-11-11c-1 0-2 0-6 3-17 14-41 32-64 32-24 0-25-34-25-45 0-13 3-24 4-36 3-3 12-11 15-14 23-23 90-90 90-151 0-33-18-41-33-41-65 0-115 138-115 221-8 6-27 21-34 28-6 5-6 6-6 9s5 11 10 11c2 0 3 0 9-5zm48-70c18-71 20-79 28-101 3-8 19-56 37-56 11 0 14 8 14 21 0 16-5 45-35 85-16 23-38 46-44 51z"><text:p/></draw:path><draw:path draw:style-name="gr3" draw:text-style-name="P129" svg:width="0.0925in" svg:height="0.0748in" svg:x="1.2504in" svg:y="0.0425in" svg:viewBox="0 0 236 191" svg:d="m90 7c0-7-7-7-13-7l-53 2c-6 2-14 2-14 14 0 7 8 7 12 7s13 1 18 1l-40 159c0 6 5 8 10 8h12c45-8 102-28 148-68 57-46 66-100 66-104 0-9-7-19-20-19-6 0-22 2-28 23-9 35-26 65-51 91-13 12-43 41-87 54z"><text:p/></draw:path><draw:path draw:style-name="gr3" draw:text-style-name="P129" svg:width="0.0772in" svg:height="0.1488in" svg:x="1.348in" svg:y="0.002in" svg:viewBox="0 0 197 379" svg:d="m197 20c0-12-9-20-22-20-15 0-30 14-30 29 0 12 10 20 22 20 15 0 30-14 30-29zm-105 293c-7 27-26 50-49 50-2 0-5 0-7 0 16-9 16-24 16-25 0-10-8-20-22-20s-30 13-30 31 17 30 43 30 83-13 96-66l40-155c1-5 2-8 2-14 0-28-27-42-54-42-50 0-79 59-79 66 0 6 7 6 11 6 7 0 7 0 11-6 15-37 39-51 55-51 5 0 11 2 11 16 0 8-2 13-3 18z"><text:p/></draw:path><draw:path draw:style-name="gr3" draw:text-style-name="P129" svg:width="0.0772in" svg:height="0.1488in" svg:x="1.437in" svg:y="0.002in" svg:viewBox="0 0 197 379" svg:d="m197 20c0-12-9-20-22-20-15 0-30 14-30 29 0 12 10 20 22 20 15 0 30-14 30-29zm-105 293c-7 27-26 50-49 50-2 0-5 0-7 0 16-9 16-24 16-25 0-10-8-20-22-20s-30 13-30 31 17 30 43 30 83-13 96-66l40-155c1-5 2-8 2-14 0-28-27-42-54-42-50 0-79 59-79 66 0 6 7 6 11 6 7 0 7 0 11-6 15-37 39-51 55-51 5 0 11 2 11 16 0 8-2 13-3 18z"><text:p/></draw:path></draw:g></text:span><text:span text:style-name="T54"> searches for high-mass Higgs-like-bosons</text:span><text:span text:style-name="T35"> (2011</text:span><text:span text:style-name="T130">–p</text:span><text:span text:style-name="T35">resent)</text:span></text:p>
                <text:p text:style-name="P124"><text:span text:style-name="T151">This analysis looked for a Higgs-like-boson with a mass above the WW threshold. <text:s/>I developed the signal and background models, particularly the extraction of the W+jets background using data sidebands. <text:s/>We have published a paper in</text:span><text:span text:style-name="T2"> </text:span><text:a xlink:type="simple" xlink:href="http://dx.doi.org/10.1140/epjc/s10052-013-2469-8"><text:span text:style-name="T3">Eur. Phys. J. C 73, 2469 (2013)</text:span></text:a><text:span text:style-name="T2"> </text:span><text:span text:style-name="T151">and have a public result</text:span><text:span text:style-name="T162"> </text:span><text:a xlink:type="simple" xlink:href="http://cds.cern.ch/record/1494573?ln=en"><text:span text:style-name="T8">CMS-PAS-HIG-12-046</text:span></text:a><text:span text:style-name="T162"> </text:span><text:span text:style-name="T163">which I am working to prepare for publication</text:span><text:span text:style-name="T162">. <text:s/></text:span><text:span text:style-name="T164">I have also presented results related to this and other Higgs analyses at conferences in Ann Arbor, </text:span><text:span text:style-name="T165">at </text:span><text:span text:style-name="T164">the 2012 Fermilab Users' Meeting, and at Pheno2013. <text:s/>I have given seminars or colloquia at Iowa State, Brigham Young and U Chicago. <text:s/>This has been a workhorse analysis for narrowing the “look elsewhere effect” for low mass searches for the Higgs boson.</text:span></text:p>
              </text:list-item>
            </text:list>
          </text:list-item>
        </text:list>
        <text:list xml:id="list4930642455374028431" text:style-name="L2">
          <text:list-item>
            <text:p text:style-name="P75">Electroweak Physics</text:p>
            <text:list>
              <text:list-item>
                <text:p text:style-name="P78"><text:span text:style-name="T136">Semi-leptonic WW/WZ</text:span><text:span text:style-name="T137"> </text:span><text:span text:style-name="T138">diboson </text:span><text:span text:style-name="T137">production and </text:span><text:span text:style-name="T139">gauge couplings</text:span><text:span text:style-name="T140"> (2011</text:span><text:span text:style-name="T141">–present)</text:span></text:p>
                <text:p text:style-name="P97"><text:span text:style-name="T93">In addition to signal and background models, I have contributed to the statistical interpretation of our limits on the anomalous gauge couplings and put together a statistical framework to be able to combine </text:span><text:span text:style-name="T94">different </text:span><text:span text:style-name="T93">measurements of the same coupling parameters. <text:s/>Our paper is published in </text:span><text:a xlink:type="simple" xlink:href="http://dx.doi.org/10.1140/epjc/s10052-013-2283-3"><text:span text:style-name="T85">Eur. Phys. J. C 73, 2283 (2013)</text:span></text:a><text:span text:style-name="T93"> and </text:span><text:span text:style-name="T95">we are preparing another using the 8 TeV data. <text:s/></text:span><text:span text:style-name="T93">I have given seminars on this at Notre Dame and Wisconsin as well as a talk at the LPC gauge coupling workshop. <text:s/>Our limits on anomalous couplings are competitive with the combined LEP limits and </text:span><text:span text:style-name="T95">w</text:span><text:span text:style-name="T96">ith the 8 TeV</text:span><text:span text:style-name="T95"> data </text:span><text:span text:style-name="T93">will exceed them.</text:span></text:p>
              </text:list-item>
            </text:list>
          </text:list-item>
        </text:list>
        <text:p text:style-name="P37"/>
        <text:list xml:id="list1476661759" text:continue-numbering="true" text:style-name="L2">
          <text:list-item>
            <text:list>
              <text:list-item>
                <text:p text:style-name="P99"><text:span text:style-name="T54"><draw:g text:anchor-type="as-char" svg:y="-0.1165in" draw:z-index="8" draw:style-name="gr1"><svg:title>TexMaths</svg:title><svg:desc>12§inline§\bm{X\rightarrow Wjj}</svg:desc><draw:polygon draw:style-name="gr2" draw:text-style-name="P129" svg:width="0.8409in" svg:height="0.1476in" svg:x="0in" svg:y="0.0024in" svg:viewBox="0 0 2137 376" draw:points="1069,376 0,376 0,0 2137,0 2137,376"><text:p/></draw:polygon><draw:path draw:style-name="gr3" draw:text-style-name="P129" svg:width="0.1516in" svg:height="0.1142in" svg:x="0.0067in" svg:y="0.002in" svg:viewBox="0 0 386 291" svg:d="m230 124 56-56 26-26c17-17 22-22 66-22 8 0 8-12 8-13 0-2-1-7-8-7-14 0-30 1-46 1-12 0-43-1-55-1-3 0-12 0-12 12 0 7 7 8 11 8 13 0 24 4 25 4l-80 80-40-81c5-1 18-3 25-3 5 0 12 0 12-12 0-6-3-8-9-8-15 0-49 1-64 1-9 0-20 0-30 0s-19-1-29-1c-4 0-12 0-12 12 0 8 5 8 17 8 6 0 11 0 17 0 6 2 6 2 8 6l59 123-105 106c-9 7-17 15-56 15-7 0-14 0-14 13 0 3 2 8 8 8 11 0 36-2 47-2 12 0 42 2 54 2 4 0 12 0 12-12 0-9-7-9-11-9-8 0-16-1-25-3l99-99 48 100c0 0-15 2-24 2-5 0-12 0-12 13 0 2 0 8 8 8 14 0 50-2 65-2 9 0 20 0 30 0s19 2 29 2c3 0 12 0 12-12 0-9-6-9-17-9-6 0-10 0-17 0-6-1-6-1-10-7z"><text:p/></draw:path><draw:path draw:style-name="gr3" draw:text-style-name="P129" svg:width="0.1697in" svg:height="0.089in" svg:x="0.2276in" svg:y="0.0291in" svg:viewBox="0 0 432 227" svg:d="m360 126c-18 15-28 29-35 39-17 26-21 52-21 54 0 8 7 8 13 8 7 0 11 0 12-7 5-15 9-36 31-60 24-28 53-35 62-39 6-1 10-2 10-7s-2-7-5-8c-17-5-39-11-63-35-24-25-32-52-34-63-2-8-5-8-13-8-6 0-13 0-13 7 0 1 3 28 21 55 10 15 22 27 35 39h-341c-7 0-19 0-19 12 0 13 12 13 19 13z"><text:p/></draw:path><draw:path draw:style-name="gr3" draw:text-style-name="P129" svg:width="0.1902in" svg:height="0.1169in" svg:x="0.4657in" svg:y="0.002in" svg:viewBox="0 0 484 298" svg:d="m434 36c5-8 10-16 36-16 6 0 14 0 14-13 0-3-4-7-8-7-12 0-25 1-36 1-16 0-33-1-49-1-3 0-12 0-12 12 0 8 9 8 11 8s19 0 30 4l-122 195-26-197c9-2 21-2 28-2 8 0 16 0 16-13 0 0 0-7-10-7-13 0-48 1-61 1-10 0-19 0-28 0-12 0-27-1-29-1s-10 0-10 12c0 8 7 8 13 8 7 0 15 0 20 0l6 44c0 1 0 1-3 6l-94 149-25-197c8-2 21-2 27-2 10 0 10-1 12-3 3-1 4-9 4-10 0 0 0-7-8-7-15 0-50 1-64 1-8 0-18 0-26 0-12 0-28-1-28-1-4 0-12 0-12 12 0 8 7 8 14 8 6 0 15 0 21 0l33 265c2 8 3 13 12 13s14-3 18-11l123-195 25 193c1 10 2 13 13 13 9 0 12-4 17-11z"><text:p/></draw:path><draw:path draw:style-name="gr3" draw:text-style-name="P129" svg:width="0.0772in" svg:height="0.1492in" svg:x="0.6614in" svg:y="0in" svg:viewBox="0 0 197 380" svg:d="m197 20c0-12-9-20-22-20-15 0-30 14-30 29 0 12 10 20 22 20 15 0 30-14 30-29zm-105 293c-7 28-26 51-49 51-2 0-5 0-7 0 16-10 16-24 16-25 0-10-8-21-22-21s-30 14-30 32 17 30 43 30 83-14 96-67l40-154c1-5 2-9 2-15 0-27-27-42-54-42-50 0-79 59-79 66 0 6 7 6 11 6 7 0 7 0 11-6 15-37 39-50 55-50 5 0 11 1 11 15 0 9-2 14-3 18z"><text:p/></draw:path><draw:path draw:style-name="gr3" draw:text-style-name="P129" svg:width="0.0772in" svg:height="0.1492in" svg:x="0.7504in" svg:y="0in" svg:viewBox="0 0 197 380" svg:d="m197 20c0-12-9-20-22-20-15 0-30 14-30 29 0 12 10 20 22 20 15 0 30-14 30-29zm-105 293c-7 28-26 51-49 51-2 0-5 0-7 0 16-10 16-24 16-25 0-10-8-21-22-21s-30 14-30 32 17 30 43 30 83-14 96-67l40-154c1-5 2-9 2-15 0-27-27-42-54-42-50 0-79 59-79 66 0 6 7 6 11 6 7 0 7 0 11-6 15-37 39-50 55-50 5 0 11 1 11 15 0 9-2 14-3 18z"><text:p/></draw:path></draw:g></text:span><text:span text:style-name="T54"> search for dijet resonance near 150 GeV</text:span><text:span text:style-name="T35"> (2011)</text:span></text:p>
                <text:p text:style-name="P98"><text:span text:style-name="T93">In a search for a dijet resonance near 150 GeV, I developed a new method within CMS to deal with scale and matching systematic errors through including these as parameters in the likelihood fit. <text:s/>This technique was instrumental to this analysis and was also used for later analyses of Higgs and diboson processes. <text:s/>This led to a talk at Pheno2012 and a paper in </text:span><text:a xlink:type="simple" xlink:href="http://dx.doi.org/10.1103/PhysRevLett.109.251801"><text:span text:style-name="T86">PRL 109, 251801 (2012)</text:span></text:a><text:span text:style-name="T93">.</text:span></text:p>
              </text:list-item>
            </text:list>
          </text:list-item>
          <text:list-item>
            <text:p text:style-name="P93">Heavy quarkonia physics</text:p>
            <text:list>
              <text:list-item>
                <text:p text:style-name="P79"><text:span text:style-name="T54">Upsilon suppression in heavy ion collisions</text:span><text:span text:style-name="T35"> (2010</text:span><text:span text:style-name="T130">–</text:span><text:span text:style-name="T35">2012)</text:span></text:p>
                <text:p text:style-name="P100"><text:span text:style-name="T172">As an o</text:span><text:span text:style-name="T173">utgrowth of my </text:span><text:span text:style-name="T172">earlier </text:span><text:span text:style-name="T173">work on the Upsilon cross section, I developed the likelihood fitting routines to use a double ratio of yields to cancel systematic errors and measure the suppression of the </text:span><text:span text:style-name="T173"><draw:g text:anchor-type="as-char" svg:y="-0.1146in" draw:z-index="9" draw:style-name="gr1"><svg:title>TexMaths</svg:title><svg:desc>11§display§\Upsilon(2S)</svg:desc><draw:polygon draw:style-name="gr2" draw:text-style-name="P129" svg:width="0.4157in" svg:height="0.1524in" svg:x="0in" svg:y="0.0008in" svg:viewBox="0 0 1057 388" draw:points="529,388 0,388 0,0 1057,0 1057,388"><text:p/></draw:polygon><draw:path draw:style-name="gr3" draw:text-style-name="P129" svg:width="0.1012in" svg:height="0.1075in" svg:x="0.0087in" svg:y="0.0071in" svg:viewBox="0 0 258 274" svg:d="m146 138c0-38 10-108 62-108 12 0 35 5 38 29 0 5 0 7 6 7s6-3 6-7c0-23-16-59-51-59-40 0-69 35-78 95v0c-3-17-17-95-78-95-36 0-51 36-51 59 0 4 0 7 7 7 5 0 5-3 5-5 3-31 36-31 39-31 53 0 61 77 61 108v105c0 13 0 19-37 19h-13v12c14-1 51-1 67-1s52 0 67 1v-12h-12c-38 0-38-6-38-19z"><text:p/></draw:path><draw:path draw:style-name="gr3" draw:text-style-name="P129" svg:width="0.035in" svg:height="0.1524in" svg:x="0.1339in" svg:y="0in" svg:viewBox="0 0 90 388" svg:d="m90 384c0-1 0-2-6-9-49-48-62-122-62-181 0-67 15-135 63-183 5-6 5-5 5-7 0-3-2-4-4-4-4 0-39 26-62 76-20 43-24 86-24 118 0 30 4 78 25 121 23 48 57 73 61 73 2 0 4-1 4-4z"><text:p/></draw:path><draw:path draw:style-name="gr3" draw:text-style-name="P129" svg:width="0.0606in" svg:height="0.1016in" svg:x="0.1858in" svg:y="0.0138in" svg:viewBox="0 0 155 259" svg:d="m30 229 41-41c61-53 84-74 84-113 0-44-35-75-82-75-44 0-73 35-73 70 0 22 20 22 21 22 6 0 20-5 20-20 0-10-7-20-21-20-2 0-4 0-5 0 9-26 30-40 52-40 35 0 53 32 53 63 0 32-20 63-41 86l-75 83c-4 5-4 5-4 15h144l11-68h-10c-2 11-4 29-9 35-2 3-28 3-36 3z"><text:p/></draw:path><draw:path draw:style-name="gr3" draw:text-style-name="P129" svg:width="0.0902in" svg:height="0.1106in" svg:x="0.2622in" svg:y="0.0071in" svg:viewBox="0 0 230 282" svg:d="m230 4c0-2 0-4-5-4-1 0-2 0-6 6l-19 22c-10-18-30-28-55-28-49 0-97 45-97 91 0 32 21 50 41 55l42 11c14 4 35 10 35 42 0 34-32 72-69 72-26 0-68-9-68-58 0-8 2-18 2-20 1-2 1-3 1-3 0-4-3-4-5-4s-3 0-4 1-23 90-23 91c0 3 2 4 4 4s3 0 7-6l20-22c16 23 43 28 65 28 52 0 99-51 99-99 0-28-14-41-20-45-9-10-15-11-49-20-8-2-23-7-26-7-11-4-24-15-24-36 0-31 32-64 68-64 33 0 56 17 56 61 0 12-1 18-1 20s0 5 4 5 5-1 6-8z"><text:p/></draw:path><draw:path draw:style-name="gr3" draw:text-style-name="P129" svg:width="0.035in" svg:height="0.1524in" svg:x="0.3657in" svg:y="0in" svg:viewBox="0 0 90 388" svg:d="m90 194c0-30-4-77-25-121-24-48-57-73-61-73s-4 1-4 4c0 2 0 1 8 9 37 39 59 100 59 181 0 67-14 135-62 183-5 5-5 6-5 7 0 2 1 4 4 4s39-26 62-76c20-42 24-85 24-118z"><text:p/></draw:path></draw:g></text:span><text:span text:style-name="T173"> and </text:span><text:span text:style-name="T173"><draw:g text:anchor-type="as-char" svg:y="-0.1146in" draw:z-index="10" draw:style-name="gr1"><svg:title>TexMaths</svg:title><svg:desc>11§display§\Upsilon(3S)</svg:desc><draw:polygon draw:style-name="gr2" draw:text-style-name="P129" svg:width="0.4157in" svg:height="0.1524in" svg:x="0in" svg:y="0.0008in" svg:viewBox="0 0 1057 388" draw:points="529,388 0,388 0,0 1057,0 1057,388"><text:p/></draw:polygon><draw:path draw:style-name="gr3" draw:text-style-name="P129" svg:width="0.1012in" svg:height="0.1075in" svg:x="0.0087in" svg:y="0.0071in" svg:viewBox="0 0 258 274" svg:d="m146 138c0-38 10-108 62-108 12 0 35 5 38 29 0 5 0 7 6 7s6-3 6-7c0-23-16-59-51-59-40 0-69 35-78 95v0c-3-17-17-95-78-95-36 0-51 36-51 59 0 4 0 7 7 7 5 0 5-3 5-5 3-31 36-31 39-31 53 0 61 77 61 108v105c0 13 0 19-37 19h-13v12c14-1 51-1 67-1s52 0 67 1v-12h-12c-38 0-38-6-38-19z"><text:p/></draw:path><draw:path draw:style-name="gr3" draw:text-style-name="P129" svg:width="0.035in" svg:height="0.1524in" svg:x="0.1339in" svg:y="0in" svg:viewBox="0 0 90 388" svg:d="m90 384c0-1 0-2-6-9-49-48-62-122-62-181 0-67 15-135 63-183 5-6 5-5 5-7 0-3-2-4-4-4-4 0-39 26-62 76-20 43-24 86-24 118 0 30 4 78 25 121 23 48 57 73 61 73 2 0 4-1 4-4z"><text:p/></draw:path><draw:path draw:style-name="gr3" draw:text-style-name="P129" svg:width="0.0626in" svg:height="0.1047in" svg:x="0.1843in" svg:y="0.0138in" svg:viewBox="0 0 160 267" svg:d="m96 122c31-11 55-37 55-68 0-32-34-54-72-54-39 0-68 23-68 53 0 13 8 20 20 20 11 0 20-8 20-20 0-19-19-19-25-19 12-20 38-24 52-24 15 0 36 9 36 43 0 5 0 27-10 45-12 18-25 20-35 20-3 0-12 1-15 1-2 0-6 1-6 4 0 5 4 5 10 5h17c32 0 46 26 46 64 0 53-26 64-44 64-17 0-45-6-59-29 14 2 26-7 26-21s-11-22-22-22c-10 0-22 5-22 22 0 35 36 61 78 61 47 0 82-35 82-75 0-31-24-62-64-70z"><text:p/></draw:path><draw:path draw:style-name="gr3" draw:text-style-name="P129" svg:width="0.0902in" svg:height="0.1106in" svg:x="0.2622in" svg:y="0.0071in" svg:viewBox="0 0 230 282" svg:d="m230 4c0-2 0-4-5-4-1 0-2 0-6 6l-19 22c-10-18-30-28-55-28-49 0-97 45-97 91 0 32 21 50 41 55l42 11c14 4 35 10 35 42 0 34-32 72-69 72-26 0-68-9-68-58 0-8 2-18 2-20 1-2 1-3 1-3 0-4-3-4-5-4s-3 0-4 1-23 90-23 91c0 3 2 4 4 4s3 0 7-6l20-22c16 23 43 28 65 28 52 0 99-51 99-99 0-28-14-41-20-45-9-10-15-11-49-20-8-2-23-7-26-7-11-4-24-15-24-36 0-31 32-64 68-64 33 0 56 17 56 61 0 12-1 18-1 20s0 5 4 5 5-1 6-8z"><text:p/></draw:path><draw:path draw:style-name="gr3" draw:text-style-name="P129" svg:width="0.035in" svg:height="0.1524in" svg:x="0.3657in" svg:y="0in" svg:viewBox="0 0 90 388" svg:d="m90 194c0-30-4-77-25-121-24-48-57-73-61-73s-4 1-4 4c0 2 0 1 8 9 37 39 59 100 59 181 0 67-14 135-62 183-5 5-5 6-5 7 0 2 1 4 4 4s39-26 62-76c20-42 24-85 24-118z"><text:p/></draw:path></draw:g></text:span><text:span text:style-name="T173"> relative to the </text:span><text:span text:style-name="T173"><draw:g text:anchor-type="as-char" svg:y="-0.1146in" draw:z-index="11" draw:style-name="gr1"><svg:title>TexMaths</svg:title><svg:desc>11§display§\Upsilon(1S)</svg:desc><draw:polygon draw:style-name="gr2" draw:text-style-name="P129" svg:width="0.4157in" svg:height="0.1524in" svg:x="0in" svg:y="0.0008in" svg:viewBox="0 0 1057 388" draw:points="529,388 0,388 0,0 1057,0 1057,388"><text:p/></draw:polygon><draw:path draw:style-name="gr3" draw:text-style-name="P129" svg:width="0.1012in" svg:height="0.1075in" svg:x="0.0087in" svg:y="0.0071in" svg:viewBox="0 0 258 274" svg:d="m146 138c0-38 10-108 62-108 12 0 35 5 38 29 0 5 0 7 6 7s6-3 6-7c0-23-16-59-51-59-40 0-69 35-78 95v0c-3-17-17-95-78-95-36 0-51 36-51 59 0 4 0 7 7 7 5 0 5-3 5-5 3-31 36-31 39-31 53 0 61 77 61 108v105c0 13 0 19-37 19h-13v12c14-1 51-1 67-1s52 0 67 1v-12h-12c-38 0-38-6-38-19z"><text:p/></draw:path><draw:path draw:style-name="gr3" draw:text-style-name="P129" svg:width="0.035in" svg:height="0.1524in" svg:x="0.1339in" svg:y="0in" svg:viewBox="0 0 90 388" svg:d="m90 384c0-1 0-2-6-9-49-48-62-122-62-181 0-68 15-135 63-183 5-6 5-6 5-7 0-3-2-4-4-4-4 0-39 26-62 76-20 43-24 86-24 118 0 30 4 78 25 121 23 48 57 73 61 73 2 0 4-1 4-4z"><text:p/></draw:path><draw:path draw:style-name="gr3" draw:text-style-name="P129" svg:width="0.0496in" svg:height="0.1016in" svg:x="0.1917in" svg:y="0.0138in" svg:viewBox="0 0 127 259" svg:d="m79 10c0-9 0-10-9-10-24 25-58 25-70 25v12c8 0 31 0 51-11v202c0 14-2 18-37 18h-12v13c13-2 47-2 63-2s49 0 62 2v-13h-12c-35 0-36-4-36-18z"><text:p/></draw:path><draw:path draw:style-name="gr3" draw:text-style-name="P129" svg:width="0.0902in" svg:height="0.1106in" svg:x="0.2622in" svg:y="0.0071in" svg:viewBox="0 0 230 282" svg:d="m230 4c0-2 0-4-5-4-1 0-2 0-6 6l-19 22c-10-18-30-28-55-28-49 0-97 45-97 91 0 32 21 50 41 55l42 11c14 4 35 10 35 42 0 34-32 72-69 72-26 0-68-9-68-58 0-8 2-18 2-20 1-2 1-3 1-3 0-4-3-4-5-4s-3 0-4 1-23 90-23 91c0 3 2 4 4 4s3 0 7-6l20-22c16 23 43 28 65 28 52 0 99-51 99-99 0-28-14-41-20-45-9-10-15-11-49-20-8-2-23-7-26-7-11-4-24-15-24-36 0-31 32-64 68-64 33 0 56 17 56 61 0 12-1 18-1 20s0 5 4 5 5-1 6-8z"><text:p/></draw:path><draw:path draw:style-name="gr3" draw:text-style-name="P129" svg:width="0.035in" svg:height="0.1524in" svg:x="0.3657in" svg:y="0in" svg:viewBox="0 0 90 388" svg:d="m90 194c0-30-4-77-25-121-24-48-57-73-61-73s-4 1-4 4c0 1 0 1 8 9 37 39 59 100 59 181 0 67-14 135-62 183-5 5-5 6-5 7 0 2 1 4 4 4s39-26 62-76c20-43 24-85 24-118z"><text:p/></draw:path></draw:g></text:span><text:span text:style-name="T173"> in PbPb collisions. <text:s/>I also contributed the statistical framework for evaluating the significance of the observed suppression. <text:s/>These results were published in </text:span><text:span text:style-name="T174">editor suggested </text:span><text:span text:style-name="T173">articles </text:span><text:a xlink:type="simple" xlink:href="http://dx.doi.org/10.1103/PhysRevLett.107.052302"><text:span text:style-name="T10">PRL 107, 052302 (2011)</text:span></text:a><text:span text:style-name="T173"> and </text:span><text:a xlink:type="simple" xlink:href="http://dx.doi.org/10.1103/PhysRevLett.109.222301"><text:span text:style-name="T11">PRL 109, 22230 (2012)</text:span></text:a><text:span text:style-name="T173">. <text:s/>I presented these results at seminars at Maryland, Fermilab and Michigan. <text:s/>This is the first and to date only </text:span><text:span text:style-name="T172">definitive </text:span><text:span text:style-name="T173">observation of the predicted sequential quarkonia melting in the quark gluon plasma.</text:span></text:p>
              </text:list-item>
              <text:list-item>
                <text:p text:style-name="P78"><text:span text:style-name="T28">Upsilon cross section</text:span><text:span text:style-name="T35"> (2009</text:span><text:span text:style-name="T130">–</text:span><text:span text:style-name="T35">2010)</text:span></text:p>
                <text:p text:style-name="P101"><text:span text:style-name="T152">My k</text:span><text:span text:style-name="T153">ey contributions </text:span><text:span text:style-name="T152">were </text:span><text:span text:style-name="T153">to the signal extraction, background modeling and the</text:span><text:span text:style-name="T152">ir</text:span><text:span text:style-name="T153"> systematic errors. <text:s/></text:span><text:span text:style-name="T152">This e</text:span><text:span text:style-name="T153">arly measurement from the LHC </text:span><text:span text:style-name="T152">used</text:span><text:span text:style-name="T153"> only 3 pb</text:span><text:span text:style-name="T29">-1</text:span><text:span text:style-name="T153"> of integrated luminosity. <text:s/>This analysis lead to a talk at DIS2011, a seminar at Virginia and a paper in </text:span><text:a xlink:type="simple" xlink:href="http://dx.doi.org/10.1103/PhysRevD.83.112004"><text:span text:style-name="T3">PRD 83, 112004 (2011)</text:span></text:a><text:span text:style-name="T153">.</text:span></text:p>
              </text:list-item>
            </text:list>
          </text:list-item>
        </text:list>
        <text:p text:style-name="P25">CMS hadron calorimeter (Hcal)</text:p>
        <text:list xml:id="list2606562116441329546" text:style-name="L3">
          <text:list-item>
            <text:p text:style-name="P111">CMS Hcal upgrade</text:p>
            <text:list>
              <text:list-item>
                <text:p text:style-name="P112"><text:span text:style-name="T57">Development of SiPM devices for use in CMS Hcal</text:span><text:span text:style-name="T131"> (2009</text:span><text:span text:style-name="T130">–</text:span><text:span text:style-name="T131">present)</text:span></text:p>
                <text:p text:style-name="P112"><text:span text:style-name="T113">I developed the code to study </text:span><text:span text:style-name="T114">silicon photo-multiplier (</text:span><text:span text:style-name="T113">SiPM</text:span><text:span text:style-name="T114">)</text:span><text:span text:style-name="T113"> sensors within the context of the CMS Hcal through </text:span><text:span text:style-name="T115">both </text:span><text:span text:style-name="T113">simulation and </text:span><text:span text:style-name="T115">analysis of bench and </text:span><text:span text:style-name="T113">test beam </text:span><text:span text:style-name="T115">data</text:span><text:span text:style-name="T113">. <text:s/></text:span><text:span text:style-name="T116">During the studies, we were the first to document the significant extension of the dynamic range of a SiPM device with fast micro-pixel recovery time when illuminated by the comparatively slow light pulse from our wavelength shifter. <text:s/>These studies formed the backbone for the development and deployment of</text:span><text:span text:style-name="T113"> SiPM devices in the Hcal tail</text:span><text:span text:style-name="T115">-</text:span><text:span text:style-name="T113">catch</text:span><text:span text:style-name="T115">er (HO)</text:span><text:span text:style-name="T113"> during the 2013-2014 LHC shutdown. <text:s/></text:span><text:span text:style-name="T115">I co-wrote the </text:span><text:span text:style-name="T113">specifications for SiPM devices </text:span><text:span text:style-name="T117">included in the upgrade TDR </text:span><text:span text:style-name="T115">that will be used </text:span><text:span text:style-name="T113">for the upgrade of the entire central calorimeter. <text:s/></text:span><text:span text:style-name="T117">This upgrade was</text:span><text:span text:style-name="T115"> was given DOE CD1 approval </text:span><text:span text:style-name="T117">in 2013</text:span><text:span text:style-name="T113">. <text:s/>I have presented results from this work at PLHC2010, Fermilab, TIPP2011, Pisa2012 and Calor2012 as well at seminars at Virginia and Michigan. <text:s/></text:span><text:span text:style-name="T117">In </text:span><text:span text:style-name="T118">2011, </text:span><text:span text:style-name="T117">I received a</text:span><text:span text:style-name="T118"> CMS </text:span><text:span text:style-name="T117">achievement</text:span><text:span text:style-name="T118"> award for this work.</text:span></text:p>
              </text:list-item>
              <text:list-item>
                <text:p text:style-name="P112"><text:span text:style-name="T57">Coordinator of Hcal upgrade simulation software</text:span><text:span text:style-name="T131"> (2011</text:span><text:span text:style-name="T130">–</text:span><text:span text:style-name="T131">present)</text:span></text:p>
                <text:p text:style-name="P126"><text:span text:style-name="T183">As the lead developer and </text:span><text:span text:style-name="T184">c</text:span><text:span text:style-name="T183">ontact for the Hcal upgrade simulation, I </text:span><text:span text:style-name="T184">i</text:span><text:span text:style-name="T183">mplement</text:span><text:span text:style-name="T184">ed, maintained and oversaw</text:span><text:span text:style-name="T183"> the Hcal simulation that formed the basis for the CMS Hcal Upgrade T</text:span><text:span text:style-name="T185">echnical </text:span><text:span text:style-name="T183">D</text:span><text:span text:style-name="T185">esign </text:span><text:span text:style-name="T183">R</text:span><text:span text:style-name="T185">eport</text:span><text:span text:style-name="T183"> </text:span><text:a xlink:type="simple" xlink:href="http://cds.cern.ch/record/1481837/"><text:span text:style-name="T9">CERN-LHCC-2012-015, CMS-TDR-010</text:span></text:a><text:span text:style-name="T188"> </text:span><text:span text:style-name="T189">of which I was one of the editors</text:span><text:span text:style-name="T183">. <text:s/></text:span><text:span text:style-name="T185">Since 2013, th</text:span><text:span text:style-name="T184">e</text:span><text:span text:style-name="T185"> role has expanded </text:span><text:span text:style-name="T184">as</text:span><text:span text:style-name="T185"> the Hcal representative </text:span><text:span text:style-name="T184">to</text:span><text:span text:style-name="T185"> the CMS Upgrade Simulation Software Task Force </text:span><text:span text:style-name="T186">which is preparing detector and physics simulations targeting the HL-LHC era</text:span><text:span text:style-name="T185">.</text:span></text:p>
              </text:list-item>
              <text:list-item>
                <text:p text:style-name="P113"><text:span text:style-name="T78">Hcal operations</text:span><text:span text:style-name="T77"> (2009-2010)</text:span></text:p>
                <text:p text:style-name="P115"><text:span text:style-name="T81">During the period before and after the initial start of data-taking, I developed and deployed automated monitoring for the high and low voltages </text:span><text:span text:style-name="T82">and environmental sensors</text:span><text:span text:style-name="T81"> within the Hcal. <text:s/>This system was used for problem monitoring and automated data certification.</text:span></text:p>
              </text:list-item>
            </text:list>
          </text:list-item>
          <text:list-item>
            <text:p text:style-name="P115"><text:span text:style-name="T49">Hcal leadership position</text:span><text:span text:style-name="T50">s</text:span></text:p>
            <text:list>
              <text:list-item>
                <text:p text:style-name="P115"><text:span text:style-name="T43">Convener for the simulation and reconstruction </text:span><text:span text:style-name="T50">software</text:span> (2013<text:span text:style-name="T65">-2014</text:span>)</text:p>
                <text:p text:style-name="P115"><text:span text:style-name="T79">As convener of the software group within the Hcal, I oversee contributions to the reconstruction and simulation software through developer reports in regular meetings. <text:s/></text:span><text:span text:style-name="T80">I lead and coordinate the preparations for collision data-taking with the upgraded tail catcher </text:span><text:soft-page-break/><text:span text:style-name="T80">through analysis of available pre-collision data and ensuring the simulation will accurately reflect the new detector configuration.</text:span></text:p>
              </text:list-item>
            </text:list>
          </text:list-item>
          <text:list-item>
            <text:p text:style-name="P104">CMS leadership positions</text:p>
            <text:list>
              <text:list-item>
                <text:p text:style-name="P105"><text:span text:style-name="T44">Convener of the CMS offline upgrade software group</text:span><text:span text:style-name="T76"> (2014)</text:span></text:p>
                <text:p text:style-name="P106">Level 2 management position in the CMS collaboration overseeing all upgrade CMS simulation contributions.</text:p>
              </text:list-item>
              <text:list-item>
                <text:p text:style-name="P108"><text:span text:style-name="T51">Member of USCMS Upgrade R&amp;D steering committee</text:span><text:span text:style-name="T128"> (Oct. 2013-present)</text:span></text:p>
                <text:p text:style-name="P107"><text:span text:style-name="T128">Review upgrade activities within USCMS to maintain well-balance</text:span><text:span text:style-name="T129">d</text:span><text:span text:style-name="T128"> detector R&amp;D portfolio.</text:span></text:p>
              </text:list-item>
            </text:list>
          </text:list-item>
        </text:list>
        <text:p text:style-name="P27"><text:span text:style-name="T132">CMS Analysis </text:span><text:span text:style-name="T133">r</text:span><text:span text:style-name="T132">eview </text:span><text:span text:style-name="T133">c</text:span><text:span text:style-name="T132">ommittees</text:span></text:p>
        <text:list xml:id="list9024891352416914662" text:style-name="L4">
          <text:list-item>
            <text:p text:style-name="P127"><text:span text:style-name="T216">Committee member for </text:span><text:span text:style-name="T216"><draw:g text:anchor-type="as-char" svg:y="-0.1146in" draw:z-index="3" draw:style-name="gr1"><svg:title>TexMaths</svg:title><svg:desc>11§inline§J/\psi</svg:desc><draw:polygon draw:style-name="gr2" draw:text-style-name="P129" svg:width="0.272in" svg:height="0.1524in" svg:x="0in" svg:y="0.0008in" svg:viewBox="0 0 692 388" draw:points="346,388 0,388 0,0 692,0 692,388"><text:p/></draw:polygon><draw:path draw:style-name="gr3" draw:text-style-name="P129" svg:width="0.0854in" svg:height="0.1075in" svg:x="0.011in" svg:y="0.0102in" svg:viewBox="0 0 218 274" svg:d="m183 29c3-14 3-17 25-17 6 0 10 0 10-8 0-3-2-4-6-4-8 0-33 1-42 1-13 0-45-1-58-1-3 0-7 0-7 8 0 4 3 4 13 4 9 0 13 0 22 1 10 1 12 2 12 8 0 2 0 4-1 8l-45 178c-9 37-36 58-55 58-11 0-31-4-38-24 1 0 5 0 5 0 15 0 25-13 25-24 0-12-10-17-17-17s-26 5-26 31c0 24 21 43 52 43 35 0 76-26 86-64z"><text:p/></draw:path><draw:path draw:style-name="gr3" draw:text-style-name="P129" svg:width="0.0591in" svg:height="0.1524in" svg:x="0.0992in" svg:y="0in" svg:viewBox="0 0 151 388" svg:d="m149 14c2-4 2-6 2-6 0-5-3-8-8-8-2 0-5 1-6 3l-135 370c-2 5-2 6-2 8 0 4 3 7 8 7s6-3 9-10z"><text:p/></draw:path><draw:path draw:style-name="gr3" draw:text-style-name="P129" svg:width="0.0925in" svg:height="0.137in" svg:x="0.172in" svg:y="0.0087in" svg:viewBox="0 0 236 349" svg:d="m176 10c0-1 1-3 1-6 0-4-3-4-4-4-5 0-5 1-7 8l-64 256c-29-3-44-18-44-43 0-8 0-18 21-73 1-4 4-11 4-18 0-18-13-32-31-32-38 0-52 56-52 59 0 5 4 5 4 5 5 0 5-1 7-8 10-36 26-47 40-47 2 0 8 0 8 12 0 10-3 20-8 33-19 49-19 59-19 66 0 36 31 53 68 55-3 14-3 14-9 35-1 4-8 36-8 37 0 0 0 4 4 4 1 0 2 0 3-1s4-11 5-17l15-57c14 0 49 0 85-42 16-18 24-35 28-46 4-10 13-44 13-61 0-22-11-27-18-27-10 0-19 10-19 19 0 4 2 7 6 9 4 5 14 15 14 33 0 26-21 58-34 72-34 34-60 34-73 34z"><text:p/></draw:path></draw:g></text:span><text:span text:style-name="T216"> polarization measurement, CMS-BPH-13-003, </text:span><text:span text:style-name="T217">accepted</text:span><text:span text:style-name="T216"> to </text:span><text:span text:style-name="T218">Phys. Lett.</text:span><text:span text:style-name="T145"> </text:span><text:span text:style-name="T216">B, </text:span><text:a xlink:type="simple" xlink:href="http://arxiv.org/abs/1307.6070"><text:span text:style-name="T13">arXiv:1307:6070</text:span></text:a><text:span text:style-name="T216">.</text:span></text:p>
          </text:list-item>
          <text:list-item>
            <text:p text:style-name="P116"><text:span text:style-name="T132">Committee member for </text:span><text:span text:style-name="T134">stop decays with a Higgs decaying to b quarks, </text:span><text:span text:style-name="T135">CMS-PAS-</text:span><text:span text:style-name="T134">SUS-13-021, </text:span><text:span text:style-name="T135">still being prepared for publication</text:span><text:span text:style-name="T134">.</text:span></text:p>
          </text:list-item>
        </text:list>
        <text:p text:style-name="P26">Additional activities</text:p>
        <text:list xml:id="list6270742099689280996" text:style-name="L5">
          <text:list-item>
            <text:p text:style-name="P110"><text:span text:style-name="T55">Snowmass</text:span><text:span text:style-name="T36"> (2013)</text:span></text:p>
            <text:list>
              <text:list-item>
                <text:p text:style-name="P114">Convener of the young physicists energy frontier group</text:p>
                <text:p text:style-name="P125"><text:span text:style-name="T154">During the 2013 Snowmass planning exercise, I have </text:span><text:span text:style-name="T155">been</text:span><text:span text:style-name="T154"> a convener </text:span><text:span text:style-name="T156">in</text:span><text:span text:style-name="T154"> the young physicist group, </text:span><text:span text:style-name="T155">given a talk to the CPAD/instrumentation frontier and </text:span><text:span text:style-name="T154">contributed to </text:span><text:span text:style-name="T156">white papers</text:span><text:span text:style-name="T154"> from </text:span><text:span text:style-name="T157">the young physicists, </text:span><text:span text:style-name="T154">the instrumentation </text:span><text:span text:style-name="T157">frontier </text:span><text:span text:style-name="T154">and energy frontier: </text:span><text:a xlink:type="simple" xlink:href="http://arxiv.org/abs/1309.0845"><text:span text:style-name="T4">arXiv:1309.0845</text:span></text:a><text:span text:style-name="T158">, </text:span><text:a xlink:type="simple" xlink:href="http://arxiv.org/abs/1307.8080"><text:span text:style-name="T4">arXiv:1307.8080</text:span></text:a><text:span text:style-name="T12">, and</text:span><text:span text:style-name="T158"> </text:span><text:a xlink:type="simple" xlink:href="http://arxiv.org/abs/1309.1057"><text:span text:style-name="T4">arXiv:1309.1057</text:span></text:a><text:span text:style-name="T158">.</text:span></text:p>
              </text:list-item>
            </text:list>
          </text:list-item>
          <text:list-item>
            <text:p text:style-name="P117">Co-organizer of the LPC Workshop on Gauge Boson Couplings (19-20 Aug. 2013)</text:p>
          </text:list-item>
          <text:list-item>
            <text:p text:style-name="P118">Active in education and outreach efforts at Fermilab and the surrounding area.</text:p>
          </text:list-item>
          <text:list-item>
            <text:p text:style-name="P119">CMS co-representative at the Fermilab all experimenters meeting (Oct.-Dec. 2011)</text:p>
          </text:list-item>
        </text:list>
        <text:p text:style-name="P21"/>
        <text:p text:style-name="P30"><text:span text:style-name="Default_20_Paragraph_20_Font"><text:span text:style-name="T71">Graduate Research Assistant at </text:span></text:span><text:span text:style-name="Default_20_Paragraph_20_Font"><text:span text:style-name="T70">University of Maryland</text:span></text:span><text:span text:style-name="Default_20_Paragraph_20_Font"><text:span text:style-name="T147">,</text:span></text:span><text:span text:style-name="Default_20_Paragraph_20_Font"><text:span text:style-name="T148"> 2004–2009</text:span></text:span></text:p>
        <text:p text:style-name="P38">The BaBar Experiment <text:span text:style-name="T125">at SLAC</text:span></text:p>
        <text:list xml:id="list3322377126933070544" text:style-name="L6">
          <text:list-item>
            <text:p text:style-name="P80"><text:span text:style-name="T37">O</text:span><text:span text:style-name="T31">peration</text:span><text:span text:style-name="T37">s</text:span><text:span text:style-name="T31"> and maintenance of the BaBar Silicon Vertex Tracker </text:span><text:span text:style-name="T38">(SVT)</text:span></text:p>
            <text:p text:style-name="P94"><text:span text:style-name="Default_20_Paragraph_20_Font"><text:span text:style-name="T190">Responsible for daily SVT operations, troubleshooting and problem diagnosis using the test stand. <text:s/>I also provided data quality monitoring and certification for the SVT group. <text:s/>During interventions for PEP-II and the BaBar muon detectors, I performed on detector work for the SVT.</text:span></text:span></text:p>
          </text:list-item>
          <text:list-item>
            <text:p text:style-name="P95"><text:span text:style-name="Default_20_Paragraph_20_Font"><text:span text:style-name="T220">T</text:span></text:span><text:span text:style-name="Default_20_Paragraph_20_Font"><text:span text:style-name="T219">ime-dependent </text:span></text:span><text:span text:style-name="Default_20_Paragraph_20_Font"><text:span text:style-name="T146">CP</text:span></text:span><text:span text:style-name="Default_20_Paragraph_20_Font"><text:span text:style-name="T219"> violation in </text:span></text:span><text:span text:style-name="Default_20_Paragraph_20_Font"><text:span text:style-name="T219"><draw:g text:anchor-type="as-char" svg:y="-0.1591in" draw:z-index="1" draw:style-name="gr1"><svg:title>TexMaths</svg:title><svg:desc>12§display§\bm{B^0 \rightarrow D^{(*)+}D^{(*)-}}</svg:desc><draw:polygon draw:style-name="gr2" draw:text-style-name="P129" svg:width="1.4752in" svg:height="0.1559in" svg:x="0in" svg:y="0.0028in" svg:viewBox="0 0 3748 397" draw:points="1874,397 0,397 0,0 3748,0 3748,397"><text:p/></draw:polygon><draw:path draw:style-name="gr3" draw:text-style-name="P129" svg:width="0.1346in" svg:height="0.1138in" svg:x="0.0071in" svg:y="0.0425in" svg:viewBox="0 0 343 290" svg:d="m50 261c-1 8-1 8-9 9-7 0-16 0-22 0-12 0-12 0-14 1-5 4-5 10-5 12 0 7 7 7 14 7h180c88 0 128-56 128-93 0-36-32-54-70-58 67-13 91-51 91-80 0-35-30-59-90-59h-170c-9 0-16 0-16 12 0 8 6 8 18 8 10 0 17 0 27 0zm114-233c2-6 3-8 5-8 4 0 6 0 11 0h64c8 0 42 0 42 36 0 30-23 76-81 76h-67zm-50 242c-6 0-7 0-11 0l31-124h83c11 0 46 0 46 43 0 34-22 81-82 81z"><text:p/></draw:path><draw:path draw:style-name="gr3" draw:text-style-name="P129" svg:width="0.0626in" svg:height="0.0776in" svg:x="0.1587in" svg:y="0.0098in" svg:viewBox="0 0 160 198" svg:d="m160 100c0-36-4-100-81-100-75 0-79 64-79 100 0 38 5 98 79 98 76 0 81-60 81-98zm-81 85c-8 0-18-4-25-10-7-7-13-12-13-79 0-20 0-43 3-58 5-19 23-25 35-25s31 5 36 25c4 15 4 39 4 58 0 21 0 43-4 59-3 24-24 30-36 30z"><text:p/></draw:path><draw:path draw:style-name="gr3" draw:text-style-name="P129" svg:width="0.1697in" svg:height="0.089in" svg:x="0.2933in" svg:y="0.0705in" svg:viewBox="0 0 432 227" svg:d="m360 126c-18 14-28 29-35 38-17 27-21 53-21 54 0 9 7 9 13 9 7 0 11 0 12-8 5-14 9-36 31-60 24-27 53-34 62-38 6-1 10-2 10-7s-2-7-5-8c-17-5-38-11-63-35-24-25-32-52-34-63-2-8-5-8-13-8-6 0-13 0-13 7 0 1 3 28 21 55 10 15 22 27 35 39h-341c-7 0-19 0-19 12 0 13 12 13 19 13z"><text:p/></draw:path><draw:path draw:style-name="gr3" draw:text-style-name="P129" svg:width="0.1453in" svg:height="0.1138in" svg:x="0.5276in" svg:y="0.0425in" svg:viewBox="0 0 370 290" svg:d="m50 261c-1 8-1 8-9 9-7 0-16 0-22 0-12 0-12 0-14 1-5 4-5 10-5 12 0 7 7 7 14 7h166c121 0 190-99 190-186 0-73-54-104-118-104h-169c-9 0-16 0-16 12 0 8 6 8 18 8 10 0 17 0 27 0zm117-233c1-6 1-8 5-8s6 0 10 0h48c12 0 41 2 62 17 21 18 21 43 21 53 0 29-15 87-27 111-24 50-69 69-118 69h-52c-7 0-7 0-10 0z"><text:p/></draw:path><draw:path draw:style-name="gr3" draw:text-style-name="P129" svg:width="0.0354in" svg:height="0.1161in" svg:x="0.6965in" svg:y="0.0004in" svg:viewBox="0 0 91 296" svg:d="m91 290c0-2-1-2-6-7-30-25-53-72-53-136 0-40 11-99 56-136 2-1 3-3 3-6 0-5-6-5-7-5-6 0-23 13-29 19-29 29-55 70-55 128 0 51 18 94 55 129 6 6 23 20 29 20 1 0 7 0 7-6z"><text:p/></draw:path><draw:path draw:style-name="gr3" draw:text-style-name="P129" svg:width="0.0547in" svg:height="0.0516in" svg:x="0.7516in" svg:y="0.0331in" svg:viewBox="0 0 140 132" svg:d="m23 28c-4-3-5-4-9-4-8 0-14 8-14 16 0 9 7 12 11 13l41 13-38 12c-8 2-14 4-14 14 0 6 6 15 14 15 4 0 4 0 12-6l36-24c-1 6-7 39-7 42 0 7 7 13 15 13s14-5 14-13c0-3-6-36-7-42l37 25c7 5 8 5 11 5 9 0 15-9 15-15 0-9-7-12-12-14l-40-12 37-12c8-2 15-5 15-14 0-8-6-16-15-16-3 0-4 0-12 6l-36 24c1-5 7-38 7-41 0-8-7-13-14-13s-15 5-15 12c0 2 0 4 4 22l3 20z"><text:p/></draw:path><draw:path draw:style-name="gr3" draw:text-style-name="P129" svg:width="0.0354in" svg:height="0.1161in" svg:x="0.8264in" svg:y="0.0004in" svg:viewBox="0 0 91 296" svg:d="m91 147c0-49-18-92-55-128-6-6-23-19-29-19-1 0-7 0-7 5 0 2 1 3 6 7 30 26 52 73 52 135 0 42-10 100-56 138-1 2-2 3-2 5 0 6 6 6 7 6 6 0 23-14 29-20 29-28 55-69 55-129z"><text:p/></draw:path><draw:path draw:style-name="gr3" draw:text-style-name="P129" svg:width="0.0988in" svg:height="0.0988in" svg:x="0.8854in" svg:y="0.0091in" svg:viewBox="0 0 252 252" svg:d="m137 137h101c3 0 14 0 14-11s-11-11-14-11h-101v-101c0-3 0-14-11-14s-11 11-11 14v101h-101c-3 0-14 0-14 11s11 11 14 11h101v100c0 4 0 15 11 15s11-11 11-15z"><text:p/></draw:path><draw:path draw:style-name="gr3" draw:text-style-name="P129" svg:width="0.1453in" svg:height="0.1138in" svg:x="1.0091in" svg:y="0.0425in" svg:viewBox="0 0 370 290" svg:d="m50 261c-1 8-1 8-9 9-7 0-16 0-22 0-12 0-12 0-14 1-5 4-5 10-5 12 0 7 7 7 14 7h166c121 0 190-99 190-186 0-73-54-104-118-104h-169c-9 0-16 0-16 12 0 8 6 8 18 8 10 0 17 0 27 0zm117-233c1-6 1-8 5-8s6 0 10 0h48c12 0 41 2 62 17 21 18 21 43 21 53 0 29-15 87-27 111-24 50-69 69-118 69h-52c-7 0-7 0-10 0z"><text:p/></draw:path><draw:path draw:style-name="gr3" draw:text-style-name="P129" svg:width="0.0354in" svg:height="0.1161in" svg:x="1.1776in" svg:y="0.0004in" svg:viewBox="0 0 91 296" svg:d="m91 290c0-2-1-2-6-7-30-25-53-72-53-136 0-40 11-99 56-136 2-1 3-3 3-6 0-5-6-5-7-5-6 0-23 13-29 19-29 29-55 70-55 128 0 51 18 94 55 129 6 6 23 20 29 20 1 0 7 0 7-6z"><text:p/></draw:path><draw:path draw:style-name="gr3" draw:text-style-name="P129" svg:width="0.0547in" svg:height="0.0516in" svg:x="1.2331in" svg:y="0.0331in" svg:viewBox="0 0 140 132" svg:d="m23 28c-4-3-5-4-9-4-8 0-14 8-14 16 0 9 7 12 11 13l41 13-38 12c-8 2-14 4-14 14 0 6 6 15 14 15 4 0 4 0 12-6l36-24c-1 6-7 39-7 42 0 7 7 13 15 13s14-5 14-13c0-3-6-36-7-42l37 25c7 5 8 5 11 5 9 0 15-9 15-15 0-9-7-12-12-14l-40-12 37-12c8-2 15-5 15-14 0-8-6-16-15-16-3 0-4 0-12 6l-36 24c1-5 7-38 7-41 0-8-7-13-14-13s-15 5-15 12c0 2 0 4 4 22l3 20z"><text:p/></draw:path><draw:path draw:style-name="gr3" draw:text-style-name="P129" svg:width="0.0354in" svg:height="0.1161in" svg:x="1.3075in" svg:y="0.0004in" svg:viewBox="0 0 91 296" svg:d="m91 147c0-49-18-92-55-128-6-6-23-19-29-19-1 0-7 0-7 5 0 2 1 3 6 7 30 26 52 73 52 135 0 42-10 100-56 138-1 2-2 3-2 5 0 6 6 6 7 6 6 0 23-14 29-20 29-28 55-69 55-129z"><text:p/></draw:path><draw:path draw:style-name="gr3" draw:text-style-name="P129" svg:width="0.0909in" svg:height="0.0083in" svg:x="1.3709in" svg:y="0.0543in" svg:viewBox="0 0 232 22" svg:d="m217 22c4 0 15 0 15-11s-11-11-15-11h-203c-3 0-14 0-14 11s11 11 14 11z"><text:p/></draw:path></draw:g></text:span></text:span><text:span text:style-name="Default_20_Paragraph_20_Font"><text:span text:style-name="T219"> decays</text:span></text:span></text:p>
            <text:p text:style-name="P95"><text:span text:style-name="Default_20_Paragraph_20_Font"><text:span text:style-name="T150">In the case of </text:span></text:span><text:span text:style-name="Default_20_Paragraph_20_Font"><text:span text:style-name="T150"><draw:g text:anchor-type="as-char" svg:y="-0.1362in" draw:z-index="4" draw:style-name="gr1"><svg:title>TexMaths</svg:title><svg:desc>11§display§B^0 \rightarrow D^{*+}D^{*-}</svg:desc><draw:polygon draw:style-name="gr2" draw:text-style-name="P129" svg:width="1.0134in" svg:height="0.1319in" svg:x="0in" svg:y="0.0028in" svg:viewBox="0 0 2575 336" draw:points="1287,336 0,336 0,0 2575,0 2575,336"><text:p/></draw:polygon><draw:path draw:style-name="gr3" draw:text-style-name="P129" svg:width="0.1087in" svg:height="0.1039in" svg:x="0.0067in" svg:y="0.0299in" svg:viewBox="0 0 277 265" svg:d="m46 235c-4 15-5 18-35 18-7 0-11 0-11 8 0 4 3 4 11 4h138c61 0 107-46 107-83 0-29-23-51-60-55 41-8 81-37 81-73 0-29-25-54-72-54h-130c-8 0-11 0-11 8 0 4 3 4 10 4 1 0 9 0 15 1 7 0 10 1 10 6 0 2 0 3-1 7zm59-112 24-97c3-13 4-14 21-14h49c34 0 43 23 43 40 0 34-34 71-81 71zm-18 130c-6 0-7 0-9 0-3-1-4-1-4-4 0-1 0-2 1-9l27-108h73c37 0 45 29 45 45 0 39-34 76-80 76z"><text:p/></draw:path><draw:path draw:style-name="gr3" draw:text-style-name="P129" svg:width="0.0496in" svg:height="0.0728in" svg:x="0.1291in" svg:y="0in" svg:viewBox="0 0 127 186" svg:d="m127 94c0-30-5-51-17-71-9-12-25-23-47-23-63 0-63 74-63 94s0 92 63 92c64 0 64-73 64-92zm-64 84c-12 0-29-7-34-29-5-16-5-39-5-59s0-40 5-55c5-22 23-27 34-27 15 0 28 9 34 24 4 15 4 35 4 58 0 20 0 41-3 58-6 25-24 30-35 30z"><text:p/></draw:path><draw:path draw:style-name="gr3" draw:text-style-name="P129" svg:width="0.135in" svg:height="0.0795in" svg:x="0.2429in" svg:y="0.0563in" svg:viewBox="0 0 344 203" svg:d="m303 109c-22 17-32 32-36 37-17 27-21 52-21 52 0 5 6 5 8 5 7 0 8-1 9-8 9-38 32-71 76-88 4-2 5-2 5-6 0-2-2-3-3-4-16-7-64-25-78-91-1-5-2-6-9-6-2 0-8 0-8 4 0 2 5 26 20 52 8 11 20 25 37 38h-289c-7 0-14 0-14 7s7 8 14 8z"><text:p/></draw:path><draw:path draw:style-name="gr3" draw:text-style-name="P129" svg:width="0.1165in" svg:height="0.1039in" svg:x="0.4358in" svg:y="0.0299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3" draw:text-style-name="P129" svg:width="0.0429in" svg:height="0.0457in" svg:x="0.5701in" svg:y="0.0213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3" draw:text-style-name="P129" svg:width="0.0783in" svg:height="0.0783in" svg:x="0.6307in" svg:y="0.0043in" svg:viewBox="0 0 200 200" svg:d="m107 107h83c4 0 10 0 10-7s-6-6-10-6h-83v-84c0-3 0-10-7-10s-6 7-6 10v84h-84c-3 0-10 0-10 6s7 7 10 7h84v83c0 4 0 10 6 10s7-6 7-10z"><text:p/></draw:path><draw:path draw:style-name="gr3" draw:text-style-name="P129" svg:width="0.1165in" svg:height="0.1039in" svg:x="0.7307in" svg:y="0.0299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3" draw:text-style-name="P129" svg:width="0.0429in" svg:height="0.0457in" svg:x="0.865in" svg:y="0.0213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3" draw:text-style-name="P129" svg:width="0.072in" svg:height="0.0047in" svg:x="0.9295in" svg:y="0.0413in" svg:viewBox="0 0 184 13" svg:d="m173 13c4 0 11 0 11-6s-7-7-11-7h-162c-4 0-11 0-11 7s7 6 11 6z"><text:p/></draw:path></draw:g></text:span></text:span><text:span text:style-name="Default_20_Paragraph_20_Font"><text:span text:style-name="T150"> decays, th</text:span></text:span><text:span text:style-name="Default_20_Paragraph_20_Font"><text:span text:style-name="T159">e</text:span></text:span><text:span text:style-name="Default_20_Paragraph_20_Font"><text:span text:style-name="T150"> analysis involved simultaneously determining the angular amplitudes of the decay to properly understand the dilution cause</text:span></text:span><text:span text:style-name="Default_20_Paragraph_20_Font"><text:span text:style-name="T156">d by different amplitudes</text:span></text:span><text:span text:style-name="Default_20_Paragraph_20_Font"><text:span text:style-name="T150"> in the measured </text:span></text:span><text:span text:style-name="Default_20_Paragraph_20_Font"><text:span text:style-name="T200">CP</text:span></text:span><text:span text:style-name="Default_20_Paragraph_20_Font"><text:span text:style-name="T150"> asymmetry and properly compare with measurements from </text:span></text:span><text:span text:style-name="Default_20_Paragraph_20_Font"><text:span text:style-name="T150"><draw:g text:anchor-type="as-char" svg:y="-0.1339in" draw:z-index="5" draw:style-name="gr1"><svg:title>TexMaths</svg:title><svg:desc>11§display§B^0 \rightarrow J/\psi K^0</svg:desc><draw:polygon draw:style-name="gr2" draw:text-style-name="P129" svg:width="0.9039in" svg:height="0.1701in" svg:x="0in" svg:y="0.0047in" svg:viewBox="0 0 2297 433" draw:points="1148,433 0,433 0,0 2297,0 2297,433"><text:p/></draw:polygon><draw:path draw:style-name="gr3" draw:text-style-name="P129" svg:width="0.1087in" svg:height="0.1043in" svg:x="0.0067in" svg:y="0.0311in" svg:viewBox="0 0 277 266" svg:d="m46 235c-4 15-5 18-35 18-7 0-11 0-11 8 0 5 3 5 11 5h138c61 0 107-47 107-84 0-29-23-51-60-55 41-8 81-37 81-73 0-29-25-54-72-54h-130c-8 0-11 0-11 8 0 4 3 4 10 4 1 0 9 0 15 1 7 0 10 1 10 6 0 2 0 3-1 7zm59-112 24-97c3-13 4-14 21-14h49c34 0 43 23 43 40 0 34-34 71-81 71zm-18 130c-6 0-7 0-9 0-3-1-4-1-4-4 0-1 0-2 1-9l27-108h73c37 0 45 29 45 45 0 39-34 76-80 76z"><text:p/></draw:path><draw:path draw:style-name="gr3" draw:text-style-name="P129" svg:width="0.0496in" svg:height="0.0728in" svg:x="0.1291in" svg:y="0in" svg:viewBox="0 0 127 186" svg:d="m127 94c0-30-5-51-17-71-9-12-25-23-47-23-63 0-63 74-63 94s0 92 63 92c64 0 64-73 64-92zm-64 84c-12 0-29-7-34-29-5-16-5-39-5-59s0-40 5-55c5-22 23-27 34-27 15 0 28 9 34 24 4 15 4 35 4 58 0 20 0 41-3 58-6 25-24 30-35 30z"><text:p/></draw:path><draw:path draw:style-name="gr3" draw:text-style-name="P129" svg:width="0.135in" svg:height="0.0795in" svg:x="0.2429in" svg:y="0.0575in" svg:viewBox="0 0 344 203" svg:d="m303 109c-22 17-32 32-36 38-17 26-20 51-20 51 0 5 5 5 7 5 7 0 8-1 9-8 9-37 32-71 76-88 4-2 5-2 5-6 0-2-2-3-3-4-16-7-64-25-78-91-1-5-2-6-9-6-2 0-7 0-7 4 0 2 4 26 19 52 8 11 20 26 37 38h-289c-7 0-14 0-14 7s7 8 14 8z"><text:p/></draw:path><draw:path draw:style-name="gr3" draw:text-style-name="P129" svg:width="0.0854in" svg:height="0.1075in" svg:x="0.4406in" svg:y="0.0311in" svg:viewBox="0 0 218 274" svg:d="m183 29c3-14 3-17 25-17 6 0 10 0 10-8 0-3-2-4-6-4-8 0-33 1-43 1-12 0-44-1-57-1-3 0-7 0-7 8 0 4 3 4 13 4 9 0 13 0 22 1 10 1 12 2 12 8 0 2 0 4-1 8l-45 178c-9 38-36 59-55 59-11 0-31-5-38-25 1 0 5 0 5 0 15 0 25-13 25-24 0-12-10-16-17-16s-26 4-26 30c0 25 21 43 52 43 35 0 76-26 86-64z"><text:p/></draw:path><draw:path draw:style-name="gr3" draw:text-style-name="P129" svg:width="0.0591in" svg:height="0.1528in" svg:x="0.5295in" svg:y="0.0197in" svg:viewBox="0 0 151 389" svg:d="m149 14c2-4 2-6 2-6 0-5-4-8-8-8-2 0-5 1-7 3l-134 371c-2 5-2 6-2 7 0 5 3 8 8 8s6-3 9-10z"><text:p/></draw:path><draw:path draw:style-name="gr3" draw:text-style-name="P129" svg:width="0.0925in" svg:height="0.137in" svg:x="0.602in" svg:y="0.0287in" svg:viewBox="0 0 236 349" svg:d="m176 10c0-1 1-3 1-6 0-4-3-4-4-4-5 0-5 1-7 8l-64 256c-29-3-44-17-44-43 0-7 0-17 21-72 1-5 4-11 4-19 0-18-13-32-31-32-38 0-52 56-52 60s4 4 4 4c5 0 5-1 7-8 10-36 26-47 40-47 2 0 8 0 8 12 0 10-3 20-8 33-19 50-19 60-19 66 0 37 31 53 68 55-3 15-3 15-9 35-1 5-8 37-8 38 0 0 0 3 4 3 1 0 2 0 3-1s4-11 5-16l15-58c14 0 48 0 85-42 16-17 24-35 28-46 4-10 13-44 13-60 0-22-11-28-18-28-10 0-19 10-19 19 0 4 2 7 6 10 4 4 14 14 14 33 0 25-21 57-34 71-34 35-60 35-73 35z"><text:p/></draw:path><draw:path draw:style-name="gr3" draw:text-style-name="P129" svg:width="0.1295in" svg:height="0.1043in" svg:x="0.7083in" svg:y="0.0311in" svg:viewBox="0 0 330 266" svg:d="m183 108c0-1-3-3-3-6 0 0 8-5 13-8l67-52c37-28 51-29 64-30 3 0 6-1 6-8 0-2-1-4-4-4-8 0-18 1-28 1-13 0-28-1-43-1-2 0-7 0-7 8 0 3 2 4 5 4 8 1 12 2 12 8 0 8-12 16-14 19l-152 115 32-124c3-15 3-18 32-18 10 0 13 0 13-8 0-3-3-4-5-4-11 0-39 1-50 1s-38-1-49-1c-4 0-8 0-8 8 0 4 3 4 11 4 4 0 12 0 16 1 7 0 9 1 9 6 0 2-1 3-2 7l-52 209c-4 15-4 18-35 18-7 0-11 0-11 8 0 5 4 5 6 5 11 0 38-2 49-2 9 0 17 0 25 0s17 2 26 2c2 0 7 0 7-8 0-5-4-5-11-5-14 0-25 0-25-6 0-4 2-12 3-18 6-20 11-41 16-60l58-46 45 105c5 10 5 11 5 13 0 12-17 12-20 12-5 0-9 0-9 8 0 5 4 5 5 5 16 0 32-2 48-2 8 0 30 2 37 2 2 0 8 0 8-8 0-5-4-5-8-5-16 0-21-4-27-17z"><text:p/></draw:path><draw:path draw:style-name="gr3" draw:text-style-name="P129" svg:width="0.0496in" svg:height="0.0728in" svg:x="0.8488in" svg:y="0in" svg:viewBox="0 0 127 186" svg:d="m127 94c0-30-5-51-17-71-9-12-25-23-47-23-63 0-63 74-63 94s0 92 63 92c64 0 64-73 64-92zm-64 84c-12 0-29-7-34-29-5-16-5-39-5-59s0-40 5-55c5-22 23-27 34-27 15 0 28 9 34 24 4 15 4 35 4 58 0 20 0 41-3 58-6 25-24 30-35 30z"><text:p/></draw:path></draw:g></text:span></text:span><text:span text:style-name="Default_20_Paragraph_20_Font"><text:span text:style-name="T150"> decays. <text:s/></text:span></text:span><text:span text:style-name="Default_20_Paragraph_20_Font"><text:span text:style-name="T160">This results from these </text:span></text:span><text:span text:style-name="Default_20_Paragraph_20_Font"><text:span text:style-name="T161">measurements</text:span></text:span><text:span text:style-name="Default_20_Paragraph_20_Font"><text:span text:style-name="T160"> were published in </text:span></text:span><text:a xlink:type="simple" xlink:href="http://dx.doi.org/10.1103/PhysRevLett.99.071801"><text:span text:style-name="Default_20_Paragraph_20_Font"><text:span text:style-name="T5">PRL 99, 071801 (2007)</text:span></text:span></text:a><text:span text:style-name="T5">,</text:span><text:span text:style-name="Default_20_Paragraph_20_Font"><text:span text:style-name="T160"> </text:span></text:span><text:a xlink:type="simple" xlink:href="http://dx.doi.org/10.1103/PhysRevD.76.111102"><text:span text:style-name="Default_20_Paragraph_20_Font"><text:span text:style-name="T6">PRD 76, 111102(R) (2007)</text:span></text:span></text:a><text:span text:style-name="Default_20_Paragraph_20_Font"><text:span text:style-name="T160"> and </text:span></text:span><text:a xlink:type="simple" xlink:href="http://dx.doi.org/10.1103/PhysRevD.79.032002"><text:span text:style-name="Default_20_Paragraph_20_Font"><text:span text:style-name="T6">PRD 79, 032002 (2009)</text:span></text:span></text:a><text:span text:style-name="Default_20_Paragraph_20_Font"><text:span text:style-name="T160">.</text:span></text:span></text:p>
          </text:list-item>
          <text:list-item>
            <text:p text:style-name="P95"><text:span text:style-name="Default_20_Paragraph_20_Font"><text:span text:style-name="T159">Review committee chair for the flagship </text:span></text:span><text:span text:style-name="Default_20_Paragraph_20_Font"><text:span text:style-name="T201">CP</text:span></text:span><text:span text:style-name="Default_20_Paragraph_20_Font"><text:span text:style-name="T159"> violation measurement in </text:span></text:span><text:span text:style-name="Default_20_Paragraph_20_Font"><text:span text:style-name="T159"><draw:g text:anchor-type="as-char" svg:y="-0.1374in" draw:z-index="6" draw:style-name="gr1"><svg:title>TexMaths</svg:title><svg:desc>11§inline§B^0\rightarrow c\overline{c} K^{(*)0}</svg:desc><draw:polygon draw:style-name="gr2" draw:text-style-name="P129" svg:width="0.9217in" svg:height="0.135in" svg:x="0in" svg:y="0.0008in" svg:viewBox="0 0 2342 344" draw:points="1171,344 0,344 0,0 2342,0 2342,344"><text:p/></draw:polygon><draw:path draw:style-name="gr3" draw:text-style-name="P129" svg:width="0.1087in" svg:height="0.1039in" svg:x="0.0067in" svg:y="0.0311in" svg:viewBox="0 0 277 265" svg:d="m46 234c-4 16-5 19-35 19-7 0-11 0-11 8 0 4 3 4 11 4h138c61 0 107-46 107-84 0-28-23-50-60-55 41-7 81-36 81-72 0-29-25-54-72-54h-130c-8 0-11 0-11 8 0 4 3 4 10 4 1 0 9 0 15 1 7 0 10 1 10 6 0 2 0 3-1 7zm59-111 24-97c3-13 4-14 21-14h49c34 0 43 23 43 40 0 34-34 71-81 71zm-18 130c-6 0-7 0-9 0-3-1-4-1-4-4 0-2 0-3 1-9l27-108h73c37 0 45 29 45 45 0 39-34 76-80 76z"><text:p/></draw:path><draw:path draw:style-name="gr3" draw:text-style-name="P129" svg:width="0.0496in" svg:height="0.0728in" svg:x="0.1291in" svg:y="0.0091in" svg:viewBox="0 0 127 186" svg:d="m127 93c0-29-5-50-17-70-9-12-25-23-47-23-63 0-63 74-63 93s0 93 63 93c64 0 64-73 64-93zm-64 85c-12 0-29-8-34-30-5-15-5-38-5-58s0-41 5-55c5-22 23-27 34-27 15 0 28 8 34 24 4 15 4 35 4 58 0 20 0 41-3 57-6 26-24 31-35 31z"><text:p/></draw:path><draw:path draw:style-name="gr3" draw:text-style-name="P129" svg:width="0.135in" svg:height="0.0791in" svg:x="0.2429in" svg:y="0.0575in" svg:viewBox="0 0 344 202" svg:d="m303 109c-22 16-32 32-36 37-17 27-21 52-21 52 0 4 6 4 8 4 7 0 8-1 9-7 9-38 32-71 76-88 4-3 5-3 5-6 0-2-2-3-3-4-16-7-64-26-78-92-1-4-2-5-9-5-2 0-8 0-8 4 0 1 5 26 20 52 8 11 20 25 37 37h-289c-7 0-14 0-14 8s7 8 14 8z"><text:p/></draw:path><draw:path draw:style-name="gr3" draw:text-style-name="P129" svg:width="0.0591in" svg:height="0.0689in" svg:x="0.4362in" svg:y="0.0681in" svg:viewBox="0 0 151 176" svg:d="m138 24c-6 0-11 0-17 6-7 5-8 12-8 15 0 9 8 13 15 13 12 0 22-10 22-25 0-19-18-33-45-33-53 0-105 55-105 110 0 35 22 66 63 66 56 0 88-42 88-46 0-2-2-5-5-5s-2 0-5 4c-30 38-73 38-77 38-24 0-35-19-35-42 0-16 7-53 21-78 12-22 33-38 55-38 13 0 27 4 33 15z"><text:p/></draw:path><draw:polygon draw:style-name="gr3" draw:text-style-name="P129" svg:width="0.0657in" svg:height="0.0055in" svg:x="0.4961in" svg:y="0.0457in" svg:viewBox="0 0 168 15" draw:points="84,15 0,15 0,0 168,0 168,15"><text:p/></draw:polygon><draw:path draw:style-name="gr3" draw:text-style-name="P129" svg:width="0.0591in" svg:height="0.0689in" svg:x="0.502in" svg:y="0.0681in" svg:viewBox="0 0 151 176" svg:d="m138 24c-6 0-11 0-17 6-7 5-8 12-8 15 0 9 8 13 15 13 12 0 22-10 22-25 0-19-18-33-45-33-53 0-105 55-105 110 0 35 22 66 63 66 56 0 88-42 88-46 0-2-2-5-5-5s-2 0-5 4c-30 38-73 38-77 38-24 0-35-19-35-42 0-16 7-53 21-78 12-22 33-38 55-38 13 0 27 4 33 15z"><text:p/></draw:path><draw:path draw:style-name="gr3" draw:text-style-name="P129" svg:width="0.1295in" svg:height="0.1039in" svg:x="0.5681in" svg:y="0.0311in" svg:viewBox="0 0 330 265" svg:d="m183 108c0-1-3-4-3-6 0 0 8-5 13-9l67-51c37-28 51-29 63-30 4 0 7-1 7-8 0-2-1-4-4-4-8 0-18 1-28 1-13 0-28-1-43-1-2 0-7 0-7 8 0 3 2 4 5 4 8 1 12 2 12 8 0 7-12 16-14 18l-152 116 32-124c3-15 3-18 32-18 10 0 13 0 13-8 0-3-3-4-5-4-11 0-39 1-50 1s-38-1-49-1c-4 0-8 0-8 8 0 4 3 4 11 4 4 0 12 0 16 1 7 0 9 1 9 6 0 2-1 3-2 7l-52 208c-4 16-4 19-35 19-7 0-11 0-11 8 0 4 4 4 6 4 11 0 38-1 49-1 9 0 17 0 25 0s17 1 26 1c2 0 7 0 7-8 0-4-4-4-11-4-14 0-25 0-25-7 0-3 2-12 3-17 6-20 11-41 16-61l58-45 45 105c5 10 5 11 5 13 0 12-17 12-20 12-5 0-9 0-9 8 0 4 4 4 5 4 16 0 32-1 48-1 7 0 29 1 37 1 2 0 8 0 8-8 0-4-5-4-8-4-16 0-21-4-27-18z"><text:p/></draw:path><draw:path draw:style-name="gr3" draw:text-style-name="P129" svg:width="0.0272in" svg:height="0.1067in" svg:x="0.7154in" svg:y="0in" svg:viewBox="0 0 70 272" svg:d="m65 0c-52 36-65 94-65 135 0 39 11 98 65 137 2 0 5 0 5-4 0-2-1-2-2-4-36-33-49-79-49-129 0-72 27-109 49-128 1-1 2-3 2-4 0-3-3-3-5-3z"><text:p/></draw:path><draw:path draw:style-name="gr3" draw:text-style-name="P129" svg:width="0.0429in" svg:height="0.0457in" svg:x="0.7602in" svg:y="0.0311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5 6 8 9 8s9-3 9-8c0-2-1-11-1-13-1-5-4-24-4-31l32 22c8 5 8 5 11 5 5 0 8-4 8-8 0-6-3-7-5-8z"><text:p/></draw:path><draw:path draw:style-name="gr3" draw:text-style-name="P129" svg:width="0.0272in" svg:height="0.1067in" svg:x="0.8209in" svg:y="0in" svg:viewBox="0 0 70 272" svg:d="m6 0c-3 0-6 0-6 3 0 1 1 3 2 5 23 21 50 58 50 127 0 58-18 100-48 127-4 4-4 4-4 6s1 4 3 4c4 0 30-19 48-52 12-23 19-53 19-85 0-37-11-96-64-135z"><text:p/></draw:path><draw:path draw:style-name="gr3" draw:text-style-name="P129" svg:width="0.0496in" svg:height="0.0728in" svg:x="0.8665in" svg:y="0.0091in" svg:viewBox="0 0 127 186" svg:d="m127 93c0-29-5-50-17-70-9-12-25-23-47-23-63 0-63 74-63 93s0 93 63 93c64 0 64-73 64-93zm-64 85c-12 0-29-7-34-29-5-16-5-39-5-59s0-41 5-55c5-22 23-27 34-27 15 0 28 9 34 24 4 15 4 35 4 58 0 20 0 41-3 57-6 26-24 31-35 31z"><text:p/></draw:path></draw:g></text:span></text:span><text:span text:style-name="Default_20_Paragraph_20_Font"><text:span text:style-name="T159"> decays, published in </text:span></text:span><text:a xlink:type="simple" xlink:href="http://dx.doi.org/10.1103/PhysRevD.79.072009"><text:span text:style-name="Default_20_Paragraph_20_Font"><text:span text:style-name="T7">PRD 79, 072009 (2009)</text:span></text:span></text:a><text:span text:style-name="Default_20_Paragraph_20_Font"><text:span text:style-name="T159">.</text:span></text:span></text:p>
          </text:list-item>
        </text:list>
        <text:p text:style-name="P39"/>
        <text:p text:style-name="P32"><text:span text:style-name="Default_20_Paragraph_20_Font"><text:span text:style-name="T71">Undergraduate Research Assistant, </text:span></text:span><text:span text:style-name="Default_20_Paragraph_20_Font"><text:span text:style-name="T72">2001-2002</text:span></text:span></text:p>
        <text:list xml:id="list6852025533334946314" text:style-name="L7">
          <text:list-item>
            <text:p text:style-name="P96"><text:span text:style-name="Default_20_Paragraph_20_Font"><text:span text:style-name="T97">National Institute of Standards and Technology (NIST) </text:span></text:span><text:span text:style-name="Default_20_Paragraph_20_Font"><text:span text:style-name="T98">Summer research fellowship</text:span></text:span><text:span text:style-name="Default_20_Paragraph_20_Font"><text:span text:style-name="T97">,</text:span></text:span><text:span text:style-name="Default_20_Paragraph_20_Font"><text:span text:style-name="T148"> </text:span></text:span><text:span text:style-name="Default_20_Paragraph_20_Font"><text:span text:style-name="T221">2002</text:span></text:span></text:p>
            <text:p text:style-name="P81"><text:span text:style-name="T105">Study of coherence and entanglement in theoretical qubit operations. </text:span><text:span text:style-name="T106">(</text:span><text:span text:style-name="T105">Advisor: Dr. Carl Williams</text:span><text:span text:style-name="T106">)</text:span></text:p>
          </text:list-item>
          <text:list-item>
            <text:p text:style-name="P76"><text:span text:style-name="T39">Cornell University Summer REU,</text:span><text:span text:style-name="T21"> 2001</text:span></text:p>
            <text:p text:style-name="P81"><text:span text:style-name="T105">Level 3 </text:span><text:span text:style-name="T107">trigger </text:span><text:span text:style-name="T105">tracking algorithm for the CLEO III detector. </text:span><text:span text:style-name="T106">(</text:span><text:span text:style-name="T105">Advisor: Dr. David L. Kreinick</text:span><text:span text:style-name="T106">)</text:span></text:p>
          </text:list-item>
          <text:list-item>
            <text:p text:style-name="P77"><text:span text:style-name="T56">Brigham Young University undergraduate research,</text:span><text:span text:style-name="T39"> 2001</text:span></text:p>
            <text:p text:style-name="P82"><text:span text:style-name="T105">Theoretical and computational solutions to Schrödinger’s equation in delta function potentials. </text:span><text:span text:style-name="T106">(</text:span><text:span text:style-name="T121">Advisor: Prof. Jean-Francois Van Huele</text:span><text:span text:style-name="T122">)</text:span></text:p>
          </text:list-item>
        </text:list>
        <text:p text:style-name="P13"/>
        <text:p text:style-name="P13"><text:soft-page-break/>Recognition and Awards</text:p>
        <text:p text:style-name="P7"/>
        <text:p text:style-name="P71"><text:span text:style-name="T67">CMS LPC Fellow,</text:span> <text:span text:style-name="T16">2013 </text:span><text:span text:style-name="T18">and 2014</text:span></text:p>
        <text:list xml:id="list5587592448477859360" text:style-name="L8">
          <text:list-header>
            <text:p text:style-name="P121"><text:span text:style-name="T87">One of 22 </text:span><text:span text:style-name="T88">annual </text:span><text:span text:style-name="T87">c</text:span><text:span text:style-name="T89">ompetitive fellowship</text:span><text:span text:style-name="T87">s</text:span><text:span text:style-name="T89"> awarded for outstanding scientific proposals </text:span><text:span text:style-name="T87">and demonstrated leadership in data analysis and detector understanding.</text:span><text:span text:style-name="T89"> <text:s/></text:span><text:span text:style-name="T90">The a</text:span><text:span text:style-name="T91">ward carries with it a travel budget </text:span><text:span text:style-name="T92">facilitating </text:span><text:span text:style-name="T90">international </text:span><text:span text:style-name="T92">collaboration.</text:span></text:p>
          </text:list-header>
        </text:list>
        <text:p text:style-name="P72"><text:span text:style-name="T69">CMS Achievements Award</text:span><text:span text:style-name="T43">,</text:span> 2011 </text:p>
        <text:p text:style-name="P73"><text:span text:style-name="T101"><text:tab/></text:span><text:span text:style-name="T102">One of 20 (10 postdocs) recognized for key work done to advance the CMS detector. <text:s/></text:span></text:p>
        <text:p text:style-name="P73"><text:span text:style-name="T102"><text:tab/>Citation: </text:span><text:span text:style-name="T101">“For outstanding contribution to HCAL upgrade simulations”.</text:span></text:p>
        <text:p text:style-name="P6"><text:span text:style-name="T69">University of Maryland Ralph Myers Teaching Award</text:span><text:span text:style-name="T43">,</text:span> 2003/2004 <text:span text:style-name="T123">academic year</text:span></text:p>
        <text:p text:style-name="P41"/>
        <text:p text:style-name="P43">Teaching Experience</text:p>
        <text:p text:style-name="P18"/>
        <text:p text:style-name="P29"><text:span text:style-name="T68">Fermilab</text:span><text:span text:style-name="T60">, </text:span><text:span text:style-name="T17">2013</text:span></text:p>
        <text:list xml:id="list6139906995872790226" text:style-name="L9">
          <text:list-item>
            <text:p text:style-name="P123"><text:span text:style-name="T22">Advisor for summer undergraduate student Diana Mendez </text:span><text:span text:style-name="T23">from the Universidad Nacional Aut</text:span><text:span text:style-name="T23">ó</text:span><text:span text:style-name="T23">nomo de M</text:span><text:span text:style-name="T23">é</text:span><text:span text:style-name="T23">xico </text:span><text:span text:style-name="T24">working on preparing reconstruction parameters for the Hcal-HO SiPM upgrade.</text:span></text:p>
          </text:list-item>
          <text:list-item>
            <text:p text:style-name="P128"><text:span text:style-name="Default_20_Paragraph_20_Font"><text:span text:style-name="T192">Teaching graduate students, postdocs and others statistical analysis techniques</text:span></text:span><text:span text:style-name="Default_20_Paragraph_20_Font"><text:span text:style-name="T193"> </text:span></text:span><text:span text:style-name="Default_20_Paragraph_20_Font"><text:span text:style-name="T194">as</text:span></text:span><text:span text:style-name="Default_20_Paragraph_20_Font"><text:span text:style-name="T195"> an instructor </text:span></text:span><text:span text:style-name="Default_20_Paragraph_20_Font"><text:span text:style-name="T196">during</text:span></text:span><text:span text:style-name="Default_20_Paragraph_20_Font"><text:span text:style-name="T195"> the Fermilab LPC </text:span></text:span><text:span text:style-name="Default_20_Paragraph_20_Font"><text:span text:style-name="T196">tutorials </text:span></text:span><text:span text:style-name="Default_20_Paragraph_20_Font"><text:span text:style-name="T192">and </text:span></text:span><text:span text:style-name="Default_20_Paragraph_20_Font"><text:span text:style-name="T194">at </text:span></text:span><text:span text:style-name="Default_20_Paragraph_20_Font"><text:span text:style-name="T192">the CMS data analysis school in 2013 at Kolkata, India.</text:span></text:span></text:p>
          </text:list-item>
        </text:list>
        <text:p text:style-name="P18"/>
        <text:p text:style-name="P28"><text:span text:style-name="T67">Illinois Mathematics and Science Academy/Fermilab</text:span>,<text:span text:style-name="T16"> 2012-2013 and 2010-2011</text:span></text:p>
        <text:list xml:id="list8997196949127850265" text:style-name="L10">
          <text:list-item>
            <text:p text:style-name="P122"><text:span text:style-name="T20">Mentor of Robert Schurz from Illinois Mathematics and Science Academy (IMSA) during 2012-2013 </text:span><text:span text:style-name="T25">school</text:span><text:span text:style-name="T20"> yea</text:span><text:span text:style-name="T25">r </text:span><text:span text:style-name="T24">studying the SiPM devices being used to upgrade the CMS Hcal-HO system.</text:span></text:p>
          </text:list-item>
          <text:list-item>
            <text:p text:style-name="P120">Mentor for Tuopu (Jacob) Ma from IMSA during 2010-2012 school year <text:span text:style-name="T125">specifying the parameters, </text:span><text:span text:style-name="T126">used in the TDR,</text:span><text:span text:style-name="T125"> for the SiPM devices for the Hcal upgrade.</text:span></text:p>
          </text:list-item>
        </text:list>
        <text:p text:style-name="P18"/>
        <text:p text:style-name="P30"><text:span text:style-name="Default_20_Paragraph_20_Font"><text:span text:style-name="T73">University of Maryland</text:span></text:span><text:span text:style-name="Default_20_Paragraph_20_Font"><text:span text:style-name="T219">,</text:span></text:span><text:span text:style-name="Default_20_Paragraph_20_Font"><text:span text:style-name="T142"> 2003–2005</text:span></text:span></text:p>
        <text:list xml:id="list8156720525847900148" text:style-name="L11">
          <text:list-item>
            <text:p text:style-name="P83">Teaching assistant for undergraduate physics courses for engineers and for education majors.</text:p>
          </text:list-item>
          <text:list-item>
            <text:p text:style-name="P83">Tutorial lab instructor at the Slawsky Clinic for introductory physics courses.</text:p>
          </text:list-item>
        </text:list>
        <text:p text:style-name="P74"/>
        <text:p text:style-name="P64"><text:span text:style-name="Default_20_Paragraph_20_Font"><text:span text:style-name="T73">Brigham Young University</text:span></text:span><text:span text:style-name="Default_20_Paragraph_20_Font"><text:span text:style-name="T219">, </text:span></text:span><text:span text:style-name="Default_20_Paragraph_20_Font"><text:span text:style-name="T142">2001–2002</text:span></text:span></text:p>
        <text:list xml:id="list38512355328006954" text:style-name="L12">
          <text:list-item>
            <text:p text:style-name="P85">Lab instructor for pre-medicine physics lab.</text:p>
          </text:list-item>
          <text:list-item>
            <text:p text:style-name="P85">Lab assistant for undergraduate course in advanced experimental techniques and for electronics.</text:p>
          </text:list-item>
          <text:list-item>
            <text:p text:style-name="P85">Tutorial lab instructor for introductory physics courses.</text:p>
          </text:list-item>
        </text:list>
        <text:p text:style-name="P16"/>
        <text:p text:style-name="P9">Outreach</text:p>
        <text:p text:style-name="P39"/>
        <text:list xml:id="list7307206947323824880" text:style-name="L13">
          <text:list-item>
            <text:p text:style-name="P89"><text:span text:style-name="T40">F</text:span><text:span text:style-name="T41">eatured scientist during Fermilab virtual visits organized by QuarkNet 2013—present.</text:span></text:p>
          </text:list-item>
          <text:list-item>
            <text:p text:style-name="P88">Participant in SPS adopt-a-physicist program for high school science classes, Mar. 2013 <text:span text:style-name="T127">and Oct. 2013</text:span>.</text:p>
          </text:list-item>
          <text:list-item>
            <text:p text:style-name="P87">QuarkNet HEP masterclass contributor, 2010—present.</text:p>
          </text:list-item>
          <text:list-item>
            <text:p text:style-name="P87">Saturday Morning Physics tour guide, 2009—present.</text:p>
          </text:list-item>
          <text:list-item>
            <text:p text:style-name="P91"><text:span text:style-name="T31">Presentations on “Higgs hunting at the LHC” to </text:span><text:span text:style-name="T40">HS</text:span><text:span text:style-name="T31"> physics classes and clubs, Mar. 2012.</text:span></text:p>
          </text:list-item>
          <text:list-item>
            <text:p text:style-name="P84"><text:span text:style-name="T124">“N</text:span>ew physics and the CDF 150 GeV bump”, Mills Godwin High School Physics Club, Henrico, VA, Apr. 2011.</text:p>
          </text:list-item>
          <text:list-item>
            <text:p text:style-name="P86">Contributor to the USLHC blogs May 2010—July 2010.</text:p>
          </text:list-item>
          <text:list-item>
            <text:p text:style-name="P86">Lecture on LHC physics for a high school student seminar, July 2010.</text:p>
          </text:list-item>
          <text:list-item>
            <text:p text:style-name="P86">Lecture on high energy physics and the LHC at Latin School Chicago, Feb. 2010.</text:p>
          </text:list-item>
          <text:list-item>
            <text:p text:style-name="P86">SLAC tour guide, 2007–2008.</text:p>
          </text:list-item>
          <text:list-item>
            <text:p text:style-name="P90"><text:span text:style-name="T31">BYU S</text:span><text:span text:style-name="T40">ociety of </text:span><text:span text:style-name="T31">P</text:span><text:span text:style-name="T40">hysics </text:span><text:span text:style-name="T31">S</text:span><text:span text:style-name="T40">tudents (SPS)</text:span><text:span text:style-name="T31"> outreach coordinator, 2002.</text:span></text:p>
          </text:list-item>
          <text:list-item>
            <text:p text:style-name="P92"><text:span text:style-name="T31">BYU SPS </text:span><text:span text:style-name="T40">physics </text:span><text:span text:style-name="T31">demo outreach program to primary and secondary schools, 2000–2003. </text:span></text:p>
          </text:list-item>
        </text:list>
        <text:p text:style-name="P10"><text:soft-page-break/>Selected Papers</text:p>
        <text:p text:style-name="P15"/>
        <text:p text:style-name="P17">Journal Publications</text:p>
        <text:p text:style-name="P40"/>
        <text:p text:style-name="P45"><text:span text:style-name="T162">S. Chatrchyan </text:span><text:span text:style-name="Emphasis"><text:span text:style-name="T162">et al.</text:span></text:span><text:span text:style-name="T162"> (CMS Collaboration), “</text:span><text:span text:style-name="T166">Search for a standard-model-like Higgs boson with a mass </text:span><text:span text:style-name="T167">in the range 145 to</text:span><text:span text:style-name="T166"> 1</text:span><text:span text:style-name="T167">000</text:span><text:span text:style-name="T166"> </text:span><text:span text:style-name="T167">G</text:span><text:span text:style-name="T166">eV at the LHC”, </text:span><text:span text:style-name="T206">Eur. Phys. J. </text:span><text:span text:style-name="T177">C</text:span><text:span text:style-name="T175"> </text:span><text:span text:style-name="T178">73,</text:span><text:span text:style-name="T181"> 2469 (2013)</text:span><text:span text:style-name="T166"> [arXiv:1304.0213 [hep-ex]].</text:span></text:p>
        <text:p text:style-name="P45"><text:span text:style-name="T162">S. Chatrchyan </text:span><text:span text:style-name="Emphasis"><text:span text:style-name="T162">et al.</text:span></text:span><text:span text:style-name="T162"> (CMS Collaboration), “</text:span><text:span text:style-name="T168">Measurement of the sum of WW and WZ production with </text:span><text:span text:style-name="T162">W+dijet </text:span><text:span text:style-name="T168">events in pp collisions at </text:span><text:span text:style-name="T168"><draw:g text:anchor-type="as-char" svg:y="-0.1181in" draw:z-index="12" draw:style-name="gr1"><svg:title>TexMaths</svg:title><svg:desc>11§inline§\sqrt{s}=7</svg:desc><draw:polygon draw:style-name="gr2" draw:text-style-name="P129" svg:width="0.4787in" svg:height="0.1524in" svg:x="0in" svg:y="0.0008in" svg:viewBox="0 0 1217 388" draw:points="609,388 0,388 0,0 1217,0 1217,388"><text:p/></draw:polygon><draw:path draw:style-name="gr3" draw:text-style-name="P129" svg:width="0.1189in" svg:height="0.1524in" svg:x="0.0114in" svg:y="0in" svg:viewBox="0 0 303 388" svg:d="m122 348-68-151c-2-7-4-7-6-7 0 0-2 0-6 4l-36 27c-6 4-6 6-6 7s1 4 4 4 9-5 14-9c2-2 7-6 12-10l76 169c3 6 5 6 8 6 6 0 7-2 10-7l176-366c3-5 3-6 3-7 0-4-4-8-8-8-3 0-6 2-9 8z"><text:p/></draw:path><draw:polygon draw:style-name="gr3" draw:text-style-name="P129" svg:width="0.0713in" svg:height="0.0055in" svg:x="0.1276in" svg:y="0in" svg:viewBox="0 0 182 15" draw:points="91,15 0,15 0,0 182,0 182,15"><text:p/></draw:polygon><draw:path draw:style-name="gr3" draw:text-style-name="P129" svg:width="0.0559in" svg:height="0.0689in" svg:x="0.135in" svg:y="0.048in" svg:viewBox="0 0 143 176" svg:d="m132 26c-11 0-19 9-19 18 0 5 4 11 12 11s18-7 18-22c0-18-16-33-46-33-52 0-66 40-66 57 0 30 28 35 41 38 19 4 39 8 39 29 0 10-9 43-55 43-5 0-35 0-44-21 14 2 24-9 24-20 0-8-6-14-14-14-10 0-22 9-22 27 0 22 22 37 55 37 64 0 78-47 78-65 0-13-6-23-12-29-10-9-21-12-38-15-15-3-30-7-30-23 0-12 10-35 44-35 10 0 28 2 35 17z"><text:p/></draw:path><draw:path draw:style-name="gr3" draw:text-style-name="P129" svg:width="0.1016in" svg:height="0.0354in" svg:x="0.25in" svg:y="0.0598in" svg:viewBox="0 0 259 91" svg:d="m245 15c6 0 14 0 14-7s-8-8-14-8h-232c-5 0-13 0-13 8s8 7 13 7zm0 76c6 0 14 0 14-8s-8-8-14-8h-232c-5 0-13 0-13 8s8 8 13 8z"><text:p/></draw:path><draw:path draw:style-name="gr3" draw:text-style-name="P129" svg:width="0.065in" svg:height="0.1063in" svg:x="0.411in" svg:y="0.013in" svg:viewBox="0 0 166 271" svg:d="m163 26c3-5 3-5 3-14h-93c-48 0-49-4-51-12h-9l-13 80h10c1-6 4-31 10-35 2-3 33-3 37-3h81c-5 6-36 49-43 61-36 53-49 107-49 147 0 3 0 21 19 21 18 0 18-18 18-21v-20c0-22 1-43 4-64 1-9 7-42 24-66z"><text:p/></draw:path></draw:g></text:span><text:span text:style-name="T168"> </text:span><text:span text:style-name="T169">TeV</text:span><text:span text:style-name="T162">”, </text:span><text:span text:style-name="T207">Eur. Phys. J. </text:span><text:span text:style-name="T179">C</text:span><text:span text:style-name="T176"> </text:span><text:span text:style-name="T179">73</text:span><text:span text:style-name="T176">, 2283 (2013)</text:span><text:span text:style-name="T203"> </text:span><text:span text:style-name="T170">[arXiv:1210.7544 [hep-ex]]</text:span><text:span text:style-name="T162">.</text:span></text:p>
        <text:p text:style-name="P46"><text:span text:style-name="T162">S. Chatrchyan </text:span><text:span text:style-name="Emphasis"><text:span text:style-name="T162">et al.</text:span></text:span><text:span text:style-name="T162"> (CMS Collaboration), “Study of the dijet </text:span><text:span text:style-name="T171">mass spectrum in pp </text:span><text:span text:style-name="T187">→</text:span><text:span text:style-name="T211"> W+</text:span><text:span text:style-name="T162">jets events at </text:span><text:span text:style-name="T162"><draw:g text:anchor-type="as-char" svg:y="-0.1252in" draw:z-index="13" draw:style-name="gr1"><svg:title>TexMaths</svg:title><svg:desc>11§display§\sqrt{s} = 7</svg:desc><draw:polygon draw:style-name="gr2" draw:text-style-name="P129" svg:width="0.4787in" svg:height="0.1524in" svg:x="0in" svg:y="0.0004in" svg:viewBox="0 0 1217 388" draw:points="609,388 0,388 0,0 1217,0 1217,388"><text:p/></draw:polygon><draw:path draw:style-name="gr3" draw:text-style-name="P129" svg:width="0.1189in" svg:height="0.1524in" svg:x="0.0114in" svg:y="0.0004in" svg:viewBox="0 0 303 388" svg:d="m122 348-68-151c-2-7-4-7-6-7 0 0-2 0-6 4l-36 27c-6 5-6 6-6 7s1 4 4 4 9-5 14-9c2-2 7-6 12-10l76 169c3 6 5 6 8 6 6 0 7-2 10-7l176-366c3-5 3-6 3-7 0-4-4-8-8-8-3 0-6 2-9 8z"><text:p/></draw:path><draw:polygon draw:style-name="gr3" draw:text-style-name="P129" svg:width="0.0713in" svg:height="0.0055in" svg:x="0.1276in" svg:y="0.0004in" svg:viewBox="0 0 182 15" draw:points="91,15 0,15 0,0 182,0 182,15"><text:p/></draw:polygon><draw:path draw:style-name="gr3" draw:text-style-name="P129" svg:width="0.0559in" svg:height="0.0689in" svg:x="0.135in" svg:y="0.0539in" svg:viewBox="0 0 143 176" svg:d="m132 26c-11 0-19 9-19 18 0 5 4 11 12 11s18-7 18-22c0-18-16-33-46-33-52 0-66 40-66 57 0 30 28 35 41 38 19 4 39 8 39 29 0 10-9 43-55 43-5 0-35 0-44-21 14 2 24-9 24-20 0-8-6-14-14-14-10 0-22 9-22 27 0 22 22 37 55 37 64 0 78-47 78-65 0-13-6-23-12-29-10-9-21-12-38-15-15-3-30-7-30-23 0-12 10-35 44-35 10 0 28 2 35 17z"><text:p/></draw:path><draw:path draw:style-name="gr3" draw:text-style-name="P129" svg:width="0.1016in" svg:height="0.0354in" svg:x="0.25in" svg:y="0.0646in" svg:viewBox="0 0 259 91" svg:d="m245 15c6 0 14 0 14-7s-8-8-14-8h-232c-5 0-13 0-13 8s8 7 13 7zm0 76c6 0 14 0 14-8s-8-8-14-8h-232c-5 0-13 0-13 8s8 8 13 8z"><text:p/></draw:path><draw:path draw:style-name="gr3" draw:text-style-name="P129" svg:width="0.065in" svg:height="0.1063in" svg:x="0.411in" svg:y="0.0173in" svg:viewBox="0 0 166 271" svg:d="m163 26c3-5 3-5 3-14h-93c-48 0-49-4-51-12h-9l-13 80h10c1-6 4-30 10-35 2-3 33-3 37-3h81c-5 6-36 49-43 61-36 53-49 107-49 147 0 3 0 21 19 21 18 0 18-18 18-21v-20c0-22 1-43 4-64 1-9 7-42 24-66z"><text:p/></draw:path></draw:g></text:span><text:span text:style-name="T162"> TeV”, </text:span><text:span text:style-name="T208">Phys. Rev. Lett.</text:span><text:span text:style-name="T204"> </text:span><text:span text:style-name="T180">109</text:span><text:span text:style-name="T182">, 251801 (2012) [</text:span><text:span text:style-name="T198">arXiv</text:span><text:span text:style-name="T162">:1208.3477 [hep-ex]</text:span><text:span text:style-name="T168">]</text:span><text:span text:style-name="T202">.</text:span></text:p>
        <text:p text:style-name="P46"><text:span text:style-name="T162">S. Chatrchyan </text:span><text:span text:style-name="Emphasis"><text:span text:style-name="T162">et al.</text:span></text:span><text:span text:style-name="T162"> (CMS Collaboration), “Observation of sequential Υ suppression in PbPb collisions”, </text:span><text:span text:style-name="T205">Phys. Rev. Lett.</text:span><text:span text:style-name="T162"> </text:span><text:span text:style-name="T212">109</text:span><text:span text:style-name="T162">, 222301 (2012) [arXiv:1208.2826 [nucl-ex]]</text:span><text:span text:style-name="T202">.</text:span></text:p>
        <text:p text:style-name="P63"><text:span text:style-name="Default_20_Paragraph_20_Font"><text:span text:style-name="T150">S. Chatrchyan </text:span></text:span><text:span text:style-name="Default_20_Paragraph_20_Font"><text:span text:style-name="T199">et al.</text:span></text:span><text:span text:style-name="Default_20_Paragraph_20_Font"><text:span text:style-name="T150"> (CMS Collaboration), “Indications of suppression of excited Υ states in PbPb collisions at </text:span></text:span><text:span text:style-name="Default_20_Paragraph_20_Font"><text:span text:style-name="T150"><draw:g text:anchor-type="as-char" svg:y="-0.1138in" draw:z-index="14" draw:style-name="gr1"><svg:title>TexMaths</svg:title><svg:desc>11§display§\sqrt{s_{NN}} = 2.76</svg:desc><draw:polygon draw:style-name="gr2" draw:text-style-name="P129" svg:width="0.8972in" svg:height="0.1524in" svg:x="0in" svg:y="0.002in" svg:viewBox="0 0 2280 388" draw:points="1140,388 0,388 0,0 2280,0 2280,388"><text:p/></draw:polygon><draw:path draw:style-name="gr3" draw:text-style-name="P129" svg:width="0.1185in" svg:height="0.1524in" svg:x="0.0114in" svg:y="0in" svg:viewBox="0 0 302 388" svg:d="m122 348-68-151c-2-7-5-7-6-7 0 0-2 0-6 4l-37 27c-5 5-5 6-5 7s1 4 4 4 9-5 14-9c2-2 7-6 12-10l76 169c3 6 5 6 8 6 6 0 7-2 10-7l176-366c2-5 2-6 2-7 0-4-3-8-7-8s-6 2-9 8z"><text:p/></draw:path><draw:polygon draw:style-name="gr3" draw:text-style-name="P129" svg:width="0.2953in" svg:height="0.0055in" svg:x="0.1272in" svg:y="0in" svg:viewBox="0 0 751 15" draw:points="375,15 0,15 0,0 751,0 751,15"><text:p/></draw:polygon><draw:path draw:style-name="gr3" draw:text-style-name="P129" svg:width="0.0559in" svg:height="0.0689in" svg:x="0.135in" svg:y="0.0445in" svg:viewBox="0 0 143 176" svg:d="m132 26c-11 0-19 9-19 18 0 6 4 11 12 11s18-7 18-22c0-18-17-33-46-33-52 0-66 40-66 57 0 30 28 35 40 38 20 4 40 8 40 29 0 10-9 43-55 43-5 0-35 0-44-21 14 3 24-8 24-19 0-9-6-15-14-15-10 0-22 9-22 27 0 22 22 37 55 37 64 0 78-47 78-65 0-13-7-23-12-28-10-10-21-13-39-16-14-3-29-6-29-23 0-12 10-35 44-35 10 0 28 2 35 17z"><text:p/></draw:path><draw:path draw:style-name="gr3" draw:text-style-name="P129" svg:width="0.0949in" svg:height="0.0728in" svg:x="0.2059in" svg:y="0.0618in" svg:viewBox="0 0 242 186" svg:d="m208 30c2-10 6-20 28-20 1 0 6 0 6-7 0-1-1-3-5-3-8 0-18 1-27 1-7 0-23-1-30-1-1 0-4 0-4 5s3 5 5 5c14 0 18 4 18 11 0 2 0 3-1 6l-30 119-69-142c-2-4-2-4-9-4h-37c-6 0-9 0-9 5s3 5 9 5 12 0 17 1l-36 145c-2 11-8 19-29 20-2 0-5 0-5 5 0 4 2 5 4 5 9 0 19-1 28-1 6 0 23 1 30 1 2 0 5-2 5-7 0-3-3-3-7-3-17-1-17-8-17-12 0-1 0-2 1-7l35-138 79 161c3 5 4 6 6 6 4 0 4-1 6-7z"><text:p/></draw:path><draw:path draw:style-name="gr3" draw:text-style-name="P129" svg:width="0.0949in" svg:height="0.0728in" svg:x="0.3142in" svg:y="0.0618in" svg:viewBox="0 0 242 186" svg:d="m208 30c2-10 6-20 28-20 1 0 6 0 6-7 0-1-1-3-5-3-8 0-18 1-27 1-7 0-23-1-30-1-1 0-4 0-4 5s3 5 5 5c14 0 18 4 18 11 0 2 0 3-1 6l-30 119-69-142c-2-4-2-4-9-4h-37c-6 0-9 0-9 5s3 5 9 5 12 0 17 1l-36 145c-2 11-8 19-29 20-2 0-5 0-5 5 0 4 2 5 4 5 9 0 19-1 28-1 6 0 23 1 30 1 2 0 5-2 5-7 0-3-3-3-7-3-17-1-17-8-17-12 0-1 0-2 1-7l35-138 79 161c3 5 4 6 6 6 4 0 4-1 6-7z"><text:p/></draw:path><draw:path draw:style-name="gr3" draw:text-style-name="P129" svg:width="0.1012in" svg:height="0.0354in" svg:x="0.474in" svg:y="0.0563in" svg:viewBox="0 0 258 91" svg:d="m245 15c6 0 13 0 13-7s-7-8-13-8h-232c-5 0-13 0-13 8s8 7 13 7zm0 76c6 0 13 0 13-9 0-7-7-7-13-7h-232c-5 0-13 0-13 7 0 9 8 9 13 9z"><text:p/></draw:path><draw:path draw:style-name="gr3" draw:text-style-name="P129" svg:width="0.0606in" svg:height="0.1012in" svg:x="0.6343in" svg:y="0.0102in" svg:viewBox="0 0 155 258" svg:d="m30 229 41-41c61-53 84-74 84-113 0-44-35-75-82-75-44 0-73 35-73 70 0 22 20 22 21 22 6 0 20-5 20-21 0-9-7-19-21-19-2 0-4 0-5 0 9-26 30-40 52-40 35 0 53 32 53 63 0 32-20 62-41 86l-75 83c-4 5-4 5-4 14h144l11-67h-10c-2 11-4 29-9 34-2 4-28 4-36 4z"><text:p/></draw:path><draw:path draw:style-name="gr3" draw:text-style-name="P129" svg:width="0.0157in" svg:height="0.0157in" svg:x="0.7161in" svg:y="0.0961in" svg:viewBox="0 0 41 41" svg:d="m41 21c0-12-9-21-20-21-12 0-21 9-21 21 0 11 9 20 21 20 11 0 20-9 20-20z"><text:p/></draw:path><draw:path draw:style-name="gr3" draw:text-style-name="P129" svg:width="0.065in" svg:height="0.1063in" svg:x="0.7535in" svg:y="0.0087in" svg:viewBox="0 0 166 271" svg:d="m163 26c3-5 3-5 3-14h-93c-48 0-49-4-51-12h-9l-13 80h10c1-6 4-31 10-35 2-3 33-3 37-3h80c-4 6-35 49-42 61-36 53-49 107-49 147 0 3 0 21 19 21 17 0 17-18 17-21v-20c0-22 2-43 5-64 1-9 6-42 24-66z"><text:p/></draw:path><draw:path draw:style-name="gr3" draw:text-style-name="P129" svg:width="0.063in" svg:height="0.1047in" svg:x="0.828in" svg:y="0.0102in" svg:viewBox="0 0 161 267" svg:d="m35 131v-9c0-98 47-112 67-112 10 0 27 2 35 15-6 0-22 0-22 18 0 12 10 17 18 17 7 0 19-3 19-18 0-23-18-42-50-42-49 0-102 51-102 135 0 105 45 132 81 132 43 0 80-36 80-88 0-49-35-87-77-87-27 0-41 20-49 39zm46 125c-24 0-36-23-38-29-8-18-8-49-8-57 0-29 13-69 47-69 7 0 25 0 37 24 7 15 7 34 7 54 0 19 0 38-6 52-12 23-30 25-39 25z"><text:p/></draw:path></draw:g></text:span></text:span><text:span text:style-name="Default_20_Paragraph_20_Font"><text:span text:style-name="T150"> TeV”, </text:span></text:span><text:span text:style-name="Default_20_Paragraph_20_Font"><text:span text:style-name="T209">Phys. Rev. Lett.</text:span></text:span><text:span text:style-name="Default_20_Paragraph_20_Font"><text:span text:style-name="T150"> </text:span></text:span><text:span text:style-name="Default_20_Paragraph_20_Font"><text:span text:style-name="T213">107</text:span></text:span><text:span text:style-name="Default_20_Paragraph_20_Font"><text:span text:style-name="T150">, 052302 (2011) [arXiv:1105.4894 [nucl-ex]].</text:span></text:span></text:p>
        <text:p text:style-name="P63"><text:span text:style-name="Default_20_Paragraph_20_Font"><text:span text:style-name="T150">V. Khachatryan </text:span></text:span><text:span text:style-name="Default_20_Paragraph_20_Font"><text:span text:style-name="T199">et al</text:span></text:span><text:span text:style-name="Default_20_Paragraph_20_Font"><text:span text:style-name="T150">. (CMS Collaboration), “Upsilon production cross section in pp collisions at </text:span></text:span><text:span text:style-name="Default_20_Paragraph_20_Font"><text:span text:style-name="T150"><draw:g text:anchor-type="as-char" svg:y="-0.1252in" draw:z-index="15" draw:style-name="gr1"><svg:title>TexMaths</svg:title><svg:desc>11§display§\sqrt{s} = 7</svg:desc><draw:polygon draw:style-name="gr2" draw:text-style-name="P129" svg:width="0.4787in" svg:height="0.1524in" svg:x="0in" svg:y="0.0004in" svg:viewBox="0 0 1217 388" draw:points="609,388 0,388 0,0 1217,0 1217,388"><text:p/></draw:polygon><draw:path draw:style-name="gr3" draw:text-style-name="P129" svg:width="0.1189in" svg:height="0.1524in" svg:x="0.0114in" svg:y="0.0004in" svg:viewBox="0 0 303 388" svg:d="m122 348-68-151c-2-7-4-7-6-7 0 0-2 0-6 4l-36 27c-6 4-6 6-6 7s1 4 4 4 9-5 14-9c2-2 7-6 12-10l76 169c3 6 5 6 8 6 6 0 7-2 10-7l176-366c3-5 3-6 3-7 0-4-4-8-8-8-3 0-6 2-9 8z"><text:p/></draw:path><draw:polygon draw:style-name="gr3" draw:text-style-name="P129" svg:width="0.0713in" svg:height="0.0055in" svg:x="0.1276in" svg:y="0.0004in" svg:viewBox="0 0 182 15" draw:points="91,15 0,15 0,0 182,0 182,15"><text:p/></draw:polygon><draw:path draw:style-name="gr3" draw:text-style-name="P129" svg:width="0.0559in" svg:height="0.0689in" svg:x="0.135in" svg:y="0.0539in" svg:viewBox="0 0 143 176" svg:d="m132 26c-11 0-19 9-19 18 0 5 4 11 12 11s18-7 18-22c0-18-16-33-46-33-52 0-66 40-66 57 0 30 28 35 41 38 19 4 39 8 39 29 0 10-9 43-55 43-5 0-35 0-44-21 14 2 24-9 24-20 0-8-6-14-14-14-10 0-22 9-22 27 0 22 22 37 55 37 64 0 78-47 78-65 0-13-6-23-12-29-10-9-21-12-38-15-15-3-30-7-30-23 0-12 10-35 44-35 10 0 28 2 35 17z"><text:p/></draw:path><draw:path draw:style-name="gr3" draw:text-style-name="P129" svg:width="0.1016in" svg:height="0.0354in" svg:x="0.25in" svg:y="0.0646in" svg:viewBox="0 0 259 91" svg:d="m245 15c6 0 14 0 14-7s-8-8-14-8h-232c-5 0-13 0-13 8s8 7 13 7zm0 76c6 0 14 0 14-8s-8-8-14-8h-232c-5 0-13 0-13 8s8 8 13 8z"><text:p/></draw:path><draw:path draw:style-name="gr3" draw:text-style-name="P129" svg:width="0.065in" svg:height="0.1063in" svg:x="0.411in" svg:y="0.0173in" svg:viewBox="0 0 166 271" svg:d="m163 26c3-5 3-5 3-14h-93c-48 0-49-4-51-12h-9l-13 80h10c1-6 4-30 10-35 2-3 33-3 37-3h81c-5 6-36 49-43 61-36 53-49 107-49 147 0 3 0 21 19 21 18 0 18-18 18-21v-20c0-22 1-43 4-64 1-9 7-42 24-66z"><text:p/></draw:path></draw:g></text:span></text:span><text:span text:style-name="Default_20_Paragraph_20_Font"><text:span text:style-name="T150"> TeV”, </text:span></text:span><text:span text:style-name="Default_20_Paragraph_20_Font"><text:span text:style-name="T209">Phys. Rev.</text:span></text:span><text:span text:style-name="Default_20_Paragraph_20_Font"><text:span text:style-name="T214"> D</text:span></text:span><text:span text:style-name="Default_20_Paragraph_20_Font"><text:span text:style-name="T191"> </text:span></text:span><text:span text:style-name="Default_20_Paragraph_20_Font"><text:span text:style-name="T213">83</text:span></text:span><text:span text:style-name="Default_20_Paragraph_20_Font"><text:span text:style-name="T150">, 112004 (2011) [arXiv:1012.5545 [hep-ex]].</text:span></text:span></text:p>
        <text:p text:style-name="P62"><text:span text:style-name="Default_20_Paragraph_20_Font"><text:span text:style-name="T150">B. Aubert </text:span></text:span><text:span text:style-name="Default_20_Paragraph_20_Font"><text:span text:style-name="T200">et al.</text:span></text:span><text:span text:style-name="Default_20_Paragraph_20_Font"><text:span text:style-name="T150"> (BaBar Collaboration), “Measurements of time-dependent </text:span></text:span><text:span text:style-name="Default_20_Paragraph_20_Font"><text:span text:style-name="T200">CP</text:span></text:span><text:span text:style-name="Default_20_Paragraph_20_Font"><text:span text:style-name="T150"> asymmetries in </text:span></text:span><text:span text:style-name="Default_20_Paragraph_20_Font"><text:span text:style-name="T150"><draw:g text:anchor-type="as-char" svg:y="-0.1453in" draw:z-index="16" draw:style-name="gr1"><svg:title>TexMaths</svg:title><svg:desc>11§display§B^0 \rightarrow D^{(*)+}D^{(*)-}</svg:desc><draw:polygon draw:style-name="gr2" draw:text-style-name="P129" svg:width="1.2043in" svg:height="0.1429in" svg:x="0in" svg:y="0.0004in" svg:viewBox="0 0 3060 364" draw:points="1529,364 0,364 0,0 3060,0 3060,364"><text:p/></draw:polygon><draw:path draw:style-name="gr3" draw:text-style-name="P129" svg:width="0.1087in" svg:height="0.1039in" svg:x="0.0067in" svg:y="0.039in" svg:viewBox="0 0 277 265" svg:d="m46 234c-4 16-5 19-35 19-7 0-11 0-11 8 0 4 3 4 11 4h138c61 0 107-46 107-84 0-28-23-50-60-55 41-7 81-36 81-72 0-29-25-54-72-54h-130c-8 0-11 0-11 8 0 4 3 4 10 4 1 0 9 0 15 1 7 0 10 1 10 6 0 2 0 3-1 7zm59-111 24-97c3-13 4-14 21-14h49c34 0 43 23 43 40 0 34-34 71-81 71zm-18 130c-6 0-7 0-9 0-3-1-4-1-4-4 0-2 0-3 1-9l27-108h73c37 0 45 29 45 45 0 39-34 76-80 76z"><text:p/></draw:path><draw:path draw:style-name="gr3" draw:text-style-name="P129" svg:width="0.0496in" svg:height="0.0728in" svg:x="0.1291in" svg:y="0.0091in" svg:viewBox="0 0 127 186" svg:d="m127 93c0-29-5-50-17-70-9-12-25-23-47-23-63 0-63 74-63 93s0 93 63 93c64 0 64-73 64-93zm-64 85c-12 0-29-8-34-30-5-15-5-38-5-58s0-41 5-55c5-22 23-27 34-27 15 0 28 8 34 24 4 15 4 35 4 58 0 20 0 41-3 57-6 26-24 31-35 31z"><text:p/></draw:path><draw:path draw:style-name="gr3" draw:text-style-name="P129" svg:width="0.135in" svg:height="0.0791in" svg:x="0.2429in" svg:y="0.0654in" svg:viewBox="0 0 344 202" svg:d="m303 109c-22 16-32 32-36 37-17 27-21 52-21 52 0 4 6 4 8 4 7 0 8-1 9-7 9-38 32-71 76-88 4-3 5-2 5-6 0-2-2-3-3-4-16-7-64-26-78-92-1-4-2-5-9-5-2 0-8 0-8 4 0 1 5 26 20 52 8 11 20 25 37 37h-289c-7 0-14 1-14 8s7 8 14 8z"><text:p/></draw:path><draw:path draw:style-name="gr3" draw:text-style-name="P129" svg:width="0.1165in" svg:height="0.1039in" svg:x="0.4358in" svg:y="0.039in" svg:viewBox="0 0 297 265" svg:d="m46 234c-4 16-4 19-35 19-7 0-11 0-11 8 0 4 3 4 11 4h129c80 0 157-81 157-167 0-54-33-98-91-98h-131c-8 0-11 0-11 8 0 4 3 4 11 4 4 0 12 0 16 1 7 0 9 1 9 6 0 2-1 3-2 7zm84-208c3-13 4-14 21-14h42c38 0 70 21 70 72 0 18-8 82-41 125-11 14-42 44-90 44h-44c-5 0-5 0-8 0-4-1-5-1-5-4 0-2 0-3 2-9z"><text:p/></draw:path><draw:path draw:style-name="gr3" draw:text-style-name="P129" svg:width="0.0272in" svg:height="0.1067in" svg:x="0.5732in" svg:y="0in" svg:viewBox="0 0 70 272" svg:d="m65 0c-52 36-65 94-65 135 0 39 11 98 65 137 2 0 5 0 5-4 0-2-1-2-2-4-36-33-49-79-49-129 0-72 27-109 49-128 1-1 2-3 2-4 0-3-3-3-5-3z"><text:p/></draw:path><draw:path draw:style-name="gr3" draw:text-style-name="P129" svg:width="0.0429in" svg:height="0.0457in" svg:x="0.6177in" svg:y="0.0303in" svg:viewBox="0 0 110 117" svg:d="m64 58c22-10 32-13 38-16 6-2 8-4 8-9 0-4-3-9-8-9-2 0-3 0-6 3l-37 25 5-40c0-5 0-12-9-12-3 0-9 2-9 8 0 3 1 11 2 14 0 4 3 23 3 30l-37-25c-2-2-3-3-5-3-6 0-9 5-9 9 0 5 3 8 6 9l40 16c-22 10-32 13-38 17-6 2-8 3-8 9 0 4 3 8 9 8 1 0 2 0 5-2l37-25-5 44c0 5 6 8 9 8s9-3 9-8c0-2-1-11-1-13-1-5-4-25-4-31l32 22c8 5 8 5 11 5 5 0 8-4 8-8 0-6-3-7-5-8z"><text:p/></draw:path><draw:path draw:style-name="gr3" draw:text-style-name="P129" svg:width="0.0272in" svg:height="0.1067in" svg:x="0.6787in" svg:y="0in" svg:viewBox="0 0 70 272" svg:d="m6 0c-3 0-6 0-6 3 0 1 1 3 2 5 23 21 50 58 50 127 0 58-18 100-48 127-4 4-4 4-4 6 0 1 1 4 3 4 4 0 30-19 48-52 12-23 19-53 19-85 0-37-11-96-64-135z"><text:p/></draw:path><draw:path draw:style-name="gr3" draw:text-style-name="P129" svg:width="0.0783in" svg:height="0.0783in" svg:x="0.7264in" svg:y="0.0134in" svg:viewBox="0 0 200 200" svg:d="m107 107h83c4 0 10 0 10-7s-6-7-10-7h-83v-83c0-3 0-10-7-10s-6 7-6 10v83h-84c-3 0-10 1-10 7s7 7 10 7h84v83c0 4 0 10 6 10s7-6 7-10z"><text:p/></draw:path><draw:path draw:style-name="gr3" draw:text-style-name="P129" svg:width="0.1165in" svg:height="0.1039in" svg:x="0.8264in" svg:y="0.039in" svg:viewBox="0 0 297 265" svg:d="m46 234c-4 16-4 19-35 19-7 0-11 0-11 8 0 4 3 4 11 4h129c80 0 157-81 157-167 0-54-33-98-91-98h-131c-8 0-11 0-11 8 0 4 3 4 11 4 4 0 12 0 16 1 7 0 9 1 9 6 0 2-1 3-2 7zm84-208c3-13 4-14 21-14h42c38 0 70 21 70 72 0 18-8 82-41 125-11 14-42 44-90 44h-44c-5 0-5 0-8 0-4-1-5-1-5-4 0-2 0-3 2-9z"><text:p/></draw:path><draw:path draw:style-name="gr3" draw:text-style-name="P129" svg:width="0.0272in" svg:height="0.1067in" svg:x="0.9634in" svg:y="0in" svg:viewBox="0 0 70 272" svg:d="m65 0c-52 36-65 94-65 135 0 39 11 98 65 137 2 0 5 0 5-4 0-2-1-2-2-4-36-33-49-79-49-129 0-72 27-109 49-128 1-1 2-3 2-4 0-3-3-3-5-3z"><text:p/></draw:path><draw:path draw:style-name="gr3" draw:text-style-name="P129" svg:width="0.0429in" svg:height="0.0457in" svg:x="1.0083in" svg:y="0.0303in" svg:viewBox="0 0 110 117" svg:d="m64 58c22-10 32-13 38-16 6-2 8-4 8-9 0-4-3-9-8-9-2 0-3 0-6 3l-37 25 5-40c0-5 0-12-9-12-3 0-9 2-9 8 0 3 1 11 2 14 0 4 3 23 3 30l-37-25c-2-2-3-3-5-3-6 0-9 5-9 9 0 5 3 8 6 9l40 16c-22 10-32 13-38 17-6 2-8 3-8 9 0 4 3 8 9 8 1 0 2 0 5-2l37-25-5 44c0 5 6 8 9 8s9-3 9-8c0-2-1-11-1-13-1-5-4-25-4-31l32 22c8 5 8 5 11 5 5 0 8-4 8-8 0-6-3-7-5-8z"><text:p/></draw:path><draw:path draw:style-name="gr3" draw:text-style-name="P129" svg:width="0.0272in" svg:height="0.1067in" svg:x="1.0689in" svg:y="0in" svg:viewBox="0 0 70 272" svg:d="m6 0c-3 0-6 0-6 3 0 1 1 3 2 5 23 21 50 58 50 127 0 58-18 100-48 127-4 4-4 4-4 6 0 1 1 4 3 4 4 0 30-19 48-52 12-23 19-53 19-85 0-37-11-96-64-135z"><text:p/></draw:path><draw:path draw:style-name="gr3" draw:text-style-name="P129" svg:width="0.072in" svg:height="0.0047in" svg:x="1.1205in" svg:y="0.0504in" svg:viewBox="0 0 184 13" svg:d="m173 13c4 0 11 0 11-6s-7-7-11-7h-162c-4 0-11 0-11 7s7 6 11 6z"><text:p/></draw:path></draw:g></text:span></text:span><text:span text:style-name="Default_20_Paragraph_20_Font"><text:span text:style-name="T150">decays”, </text:span></text:span><text:span text:style-name="Default_20_Paragraph_20_Font"><text:span text:style-name="T209">Phys. Rev. </text:span></text:span><text:span text:style-name="Default_20_Paragraph_20_Font"><text:span text:style-name="T214">D</text:span></text:span><text:span text:style-name="Default_20_Paragraph_20_Font"><text:span text:style-name="T191"> </text:span></text:span><text:span text:style-name="Default_20_Paragraph_20_Font"><text:span text:style-name="T213">79</text:span></text:span><text:span text:style-name="Default_20_Paragraph_20_Font"><text:span text:style-name="T150">, 032002 (2009) [arXiv:0808.1866 [hep-ex]].</text:span></text:span></text:p>
        <text:p text:style-name="P47"><text:span text:style-name="Default_20_Paragraph_20_Font"><text:span text:style-name="T150">B. Aubert </text:span></text:span><text:span text:style-name="Default_20_Paragraph_20_Font"><text:span text:style-name="T200">et al.</text:span></text:span><text:span text:style-name="Default_20_Paragraph_20_Font"><text:span text:style-name="T150"> (BaBar Collaboration), “Improved measurement of time-dependent </text:span></text:span><text:span text:style-name="Default_20_Paragraph_20_Font"><text:span text:style-name="T200">CP</text:span></text:span><text:span text:style-name="Default_20_Paragraph_20_Font"><text:span text:style-name="T150"> asymmetries and the </text:span></text:span><text:span text:style-name="Default_20_Paragraph_20_Font"><text:span text:style-name="T200">CP</text:span></text:span><text:span text:style-name="Default_20_Paragraph_20_Font"><text:span text:style-name="T150">-odd fraction in the decay </text:span></text:span><text:span text:style-name="Default_20_Paragraph_20_Font"><text:span text:style-name="T150"><draw:g text:anchor-type="as-char" svg:y="-0.1362in" draw:z-index="17" draw:style-name="gr1"><svg:title>TexMaths</svg:title><svg:desc>11§display§B^0 \rightarrow D^{*+}D^{*-}</svg:desc><draw:polygon draw:style-name="gr2" draw:text-style-name="P129" svg:width="1.0134in" svg:height="0.1319in" svg:x="0in" svg:y="0.0028in" svg:viewBox="0 0 2575 336" draw:points="1287,336 0,336 0,0 2575,0 2575,336"><text:p/></draw:polygon><draw:path draw:style-name="gr3" draw:text-style-name="P129" svg:width="0.1087in" svg:height="0.1039in" svg:x="0.0067in" svg:y="0.0299in" svg:viewBox="0 0 277 265" svg:d="m46 235c-4 15-5 18-35 18-7 0-11 0-11 8 0 4 3 4 11 4h138c61 0 107-46 107-83 0-29-23-51-60-55 41-8 81-37 81-73 0-29-25-54-72-54h-130c-8 0-11 0-11 8 0 4 3 4 10 4 1 0 9 0 15 1 7 0 10 1 10 6 0 2 0 3-1 7zm59-112 24-97c3-13 4-14 21-14h49c34 0 43 23 43 40 0 34-34 71-81 71zm-18 130c-6 0-7 0-9 0-3-1-4-1-4-4 0-1 0-2 1-9l27-108h73c37 0 45 29 45 45 0 39-34 76-80 76z"><text:p/></draw:path><draw:path draw:style-name="gr3" draw:text-style-name="P129" svg:width="0.0496in" svg:height="0.0728in" svg:x="0.1291in" svg:y="0in" svg:viewBox="0 0 127 186" svg:d="m127 94c0-30-5-51-17-71-9-12-25-23-47-23-63 0-63 74-63 94s0 92 63 92c64 0 64-73 64-92zm-64 84c-12 0-29-7-34-29-5-16-5-39-5-59s0-40 5-55c5-22 23-27 34-27 15 0 28 9 34 24 4 15 4 35 4 58 0 20 0 41-3 58-6 25-24 30-35 30z"><text:p/></draw:path><draw:path draw:style-name="gr3" draw:text-style-name="P129" svg:width="0.135in" svg:height="0.0795in" svg:x="0.2429in" svg:y="0.0563in" svg:viewBox="0 0 344 203" svg:d="m303 109c-22 17-32 32-36 37-17 27-21 52-21 52 0 5 6 5 8 5 7 0 8-1 9-8 9-38 32-71 76-88 4-2 5-2 5-6 0-2-2-3-3-4-16-7-64-25-78-91-1-5-2-6-9-6-2 0-8 0-8 4 0 2 5 26 20 52 8 11 20 25 37 38h-289c-7 0-14 0-14 7s7 8 14 8z"><text:p/></draw:path><draw:path draw:style-name="gr3" draw:text-style-name="P129" svg:width="0.1165in" svg:height="0.1039in" svg:x="0.4358in" svg:y="0.0299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3" draw:text-style-name="P129" svg:width="0.0429in" svg:height="0.0457in" svg:x="0.5701in" svg:y="0.0213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3" draw:text-style-name="P129" svg:width="0.0783in" svg:height="0.0783in" svg:x="0.6307in" svg:y="0.0043in" svg:viewBox="0 0 200 200" svg:d="m107 107h83c4 0 10 0 10-7s-6-6-10-6h-83v-84c0-3 0-10-7-10s-6 7-6 10v84h-84c-3 0-10 0-10 6s7 7 10 7h84v83c0 4 0 10 6 10s7-6 7-10z"><text:p/></draw:path><draw:path draw:style-name="gr3" draw:text-style-name="P129" svg:width="0.1165in" svg:height="0.1039in" svg:x="0.7307in" svg:y="0.0299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3" draw:text-style-name="P129" svg:width="0.0429in" svg:height="0.0457in" svg:x="0.865in" svg:y="0.0213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3" draw:text-style-name="P129" svg:width="0.072in" svg:height="0.0047in" svg:x="0.9295in" svg:y="0.0413in" svg:viewBox="0 0 184 13" svg:d="m173 13c4 0 11 0 11-6s-7-7-11-7h-162c-4 0-11 0-11 7s7 6 11 6z"><text:p/></draw:path></draw:g></text:span></text:span><text:span text:style-name="Default_20_Paragraph_20_Font"><text:span text:style-name="T150">”, </text:span></text:span><text:span text:style-name="Default_20_Paragraph_20_Font"><text:span text:style-name="T210">Phys. Rev. </text:span></text:span><text:span text:style-name="Default_20_Paragraph_20_Font"><text:span text:style-name="T215">D</text:span></text:span><text:span text:style-name="Default_20_Paragraph_20_Font"><text:span text:style-name="T197"> </text:span></text:span><text:span text:style-name="Default_20_Paragraph_20_Font"><text:span text:style-name="T214">76</text:span></text:span><text:span text:style-name="Default_20_Paragraph_20_Font"><text:span text:style-name="T150">, 111102 (2007) [arXiv:0708.1549 [hep-ex]].</text:span></text:span></text:p>
        <text:p text:style-name="P47"><text:span text:style-name="Default_20_Paragraph_20_Font"><text:span text:style-name="T150">B. Aubert </text:span></text:span><text:span text:style-name="Default_20_Paragraph_20_Font"><text:span text:style-name="T200">et al.</text:span></text:span><text:span text:style-name="Default_20_Paragraph_20_Font"><text:span text:style-name="T150"> (BaBar Collaboration), “Measurement of </text:span></text:span><text:span text:style-name="Default_20_Paragraph_20_Font"><text:span text:style-name="T200">CP</text:span></text:span><text:span text:style-name="Default_20_Paragraph_20_Font"><text:span text:style-name="T150">-violating asymmetries in </text:span></text:span><text:span text:style-name="Default_20_Paragraph_20_Font"><text:span text:style-name="T150"><draw:g text:anchor-type="as-char" svg:y="-0.1453in" draw:z-index="18" draw:style-name="gr1"><svg:title>TexMaths</svg:title><svg:desc>11§display§B^0 \rightarrow D^{(*)\pm}D^{\mp}</svg:desc><draw:polygon draw:style-name="gr2" draw:text-style-name="P129" svg:width="1.0476in" svg:height="0.1429in" svg:x="0in" svg:y="0.0004in" svg:viewBox="0 0 2662 364" draw:points="1331,364 0,364 0,0 2662,0 2662,364"><text:p/></draw:polygon><draw:path draw:style-name="gr3" draw:text-style-name="P129" svg:width="0.1087in" svg:height="0.1039in" svg:x="0.0063in" svg:y="0.039in" svg:viewBox="0 0 277 265" svg:d="m46 234c-4 16-5 19-35 19-7 0-11 0-11 8 0 4 3 4 11 4h137c62 0 108-46 108-84 0-28-23-50-60-55 40-7 81-36 81-72 0-29-25-54-72-54h-130c-8 0-11 0-11 8 0 4 3 4 10 4 1 0 8 0 15 1 7 0 10 1 10 6 0 2 0 3-1 7zm58-111 25-97c3-13 4-14 21-14h49c34 0 43 23 43 40 0 34-34 71-81 71zm-17 130c-6 0-7 0-9 0-3-1-4-1-4-4 0-2 0-3 1-9l27-108h73c37 0 45 29 45 45 0 39-34 76-80 76z"><text:p/></draw:path><draw:path draw:style-name="gr3" draw:text-style-name="P129" svg:width="0.0492in" svg:height="0.0728in" svg:x="0.1291in" svg:y="0.0091in" svg:viewBox="0 0 126 186" svg:d="m126 93c0-29-4-50-16-70-9-12-25-23-47-23-63 0-63 74-63 93s0 93 63 93 63-73 63-93zm-63 85c-12 0-29-8-34-30-5-15-5-38-5-58s0-41 5-55c5-22 23-27 34-27 15 0 28 8 34 24 4 15 4 35 4 58 0 20 0 41-3 57-6 26-24 31-35 31z"><text:p/></draw:path><draw:path draw:style-name="gr3" draw:text-style-name="P129" svg:width="0.135in" svg:height="0.0791in" svg:x="0.2429in" svg:y="0.0654in" svg:viewBox="0 0 344 202" svg:d="m302 109c-22 16-31 32-35 37-17 27-21 52-21 52 0 4 6 4 8 4 7 0 8-1 9-7 9-38 32-71 76-88 4-3 5-3 5-6 0-2-2-3-3-4-17-7-64-26-78-92-1-4-2-5-9-5-2 0-8 0-8 4 0 1 5 26 20 52 8 11 20 25 36 37h-288c-7 0-14 0-14 8s7 8 14 8z"><text:p/></draw:path><draw:path draw:style-name="gr3" draw:text-style-name="P129" svg:width="0.1165in" svg:height="0.1039in" svg:x="0.4354in" svg:y="0.039in" svg:viewBox="0 0 297 265" svg:d="m46 234c-4 16-4 19-35 19-7 0-11 0-11 8 0 4 3 4 11 4h129c80 0 157-81 157-167 0-54-33-98-91-98h-131c-8 0-11 0-11 8 0 4 3 4 11 4 4 0 12 0 16 1 7 0 9 1 9 6 0 2-1 3-2 7zm84-208c3-13 4-14 21-14h41c39 0 71 21 71 72 0 18-8 82-41 125-11 14-42 44-90 44h-44c-6 0-6 0-8 0-4-1-5-1-5-4 0-2 0-3 2-9z"><text:p/></draw:path><draw:path draw:style-name="gr3" draw:text-style-name="P129" svg:width="0.0272in" svg:height="0.1067in" svg:x="0.5728in" svg:y="0in" svg:viewBox="0 0 70 272" svg:d="m65 0c-52 36-65 94-65 135 0 39 11 98 65 137 2 0 5 0 5-4 0-2-1-2-2-4-36-33-49-79-49-129 0-72 27-109 49-128 1-1 2-3 2-4 0-3-3-3-5-3z"><text:p/></draw:path><draw:path draw:style-name="gr3" draw:text-style-name="P129" svg:width="0.0429in" svg:height="0.0457in" svg:x="0.6173in" svg:y="0.0303in" svg:viewBox="0 0 110 117" svg:d="m64 58c22-10 32-13 38-16 6-2 8-4 8-9 0-4-3-9-8-9-2 0-3 0-6 3l-37 25 5-40c0-5 0-12-9-12-3 0-9 2-9 8 0 3 1 11 2 14 0 4 3 23 3 30l-37-25c-2-2-3-3-5-3-6 0-9 5-9 9 0 5 3 8 5 9l41 16c-22 10-32 13-38 17-6 2-8 3-8 9 0 4 3 8 9 8 1 0 2 0 5-2l37-25-5 44c0 5 6 8 9 8s9-3 9-8c0-2-1-11-1-13-1-5-4-25-4-31l32 22c8 5 8 5 11 5 5 0 8-4 8-8 0-6-3-7-6-8z"><text:p/></draw:path><draw:path draw:style-name="gr3" draw:text-style-name="P129" svg:width="0.0272in" svg:height="0.1067in" svg:x="0.6783in" svg:y="0in" svg:viewBox="0 0 70 272" svg:d="m5 0c-2 0-5 0-5 3 0 1 1 3 2 5 23 21 50 58 50 127 0 58-18 100-48 127-4 4-4 4-4 6s1 4 3 4c4 0 30-19 48-52 12-23 19-53 19-85 0-37-11-96-65-135z"><text:p/></draw:path><draw:path draw:style-name="gr3" draw:text-style-name="P129" svg:width="0.0783in" svg:height="0.0783in" svg:x="0.7268in" svg:y="0.0043in" svg:viewBox="0 0 200 200" svg:d="m107 107h82c5 0 11 0 11-7s-5-7-11-7h-82v-81c0-5 0-12-7-12s-7 7-7 10v83h-82c-4 0-11 1-11 7s7 7 11 7h82v80h-82c-4 0-11 0-11 7s7 6 11 6h178c5 0 11 0 11-6s-5-7-11-7h-82z"><text:p/></draw:path><draw:path draw:style-name="gr3" draw:text-style-name="P129" svg:width="0.1165in" svg:height="0.1039in" svg:x="0.8276in" svg:y="0.039in" svg:viewBox="0 0 297 265" svg:d="m46 234c-4 16-4 19-35 19-7 0-11 0-11 8 0 4 3 4 11 4h129c80 0 157-81 157-167 0-54-33-98-91-98h-131c-8 0-11 0-11 8 0 4 3 4 11 4 4 0 12 0 16 1 7 0 9 1 9 6 0 2-1 3-2 7zm84-208c3-13 4-14 21-14h41c39 0 71 21 71 72 0 18-8 82-41 125-11 14-42 44-90 44h-44c-6 0-6 0-8 0-4-1-5-1-5-4 0-2 0-3 2-9z"><text:p/></draw:path><draw:path draw:style-name="gr3" draw:text-style-name="P129" svg:width="0.0783in" svg:height="0.0783in" svg:x="0.9602in" svg:y="0.0236in" svg:viewBox="0 0 200 200" svg:d="m107 107h82c5 0 11 0 11-7s-5-6-11-6h-82v-81h82c5 0 11 0 11-6s-5-7-11-7h-178c-4 0-11 0-11 7s7 6 11 6h82v81h-82c-4 0-11 0-11 6s7 7 11 7h82v83c0 4 0 10 7 10s7-6 7-12z"><text:p/></draw:path></draw:g></text:span></text:span><text:span text:style-name="Default_20_Paragraph_20_Font"><text:span text:style-name="T150">”, </text:span></text:span><text:span text:style-name="Default_20_Paragraph_20_Font"><text:span text:style-name="T210">Phys. Rev. Lett</text:span></text:span><text:span text:style-name="Default_20_Paragraph_20_Font"><text:span text:style-name="T200">. </text:span></text:span><text:span text:style-name="Default_20_Paragraph_20_Font"><text:span text:style-name="T214">99</text:span></text:span><text:span text:style-name="Default_20_Paragraph_20_Font"><text:span text:style-name="T150">, 071801 (2007) [arXiv:0705.1190 [hep-ex]].</text:span></text:span></text:p>
        <text:p text:style-name="P65"><text:span text:style-name="Default_20_Paragraph_20_Font"><text:span text:style-name="T74">Conference proceedings and contributions</text:span></text:span></text:p>
        <text:p text:style-name="P48">J. Anderson, “Excited quark production at a 100 TeV VLHC”, Contributed to the 2013 Snowmass Community Summer Study, (2013) [arXiv:1309.0845 [hep-ex]].</text:p>
        <text:p text:style-name="P50"><text:span text:style-name="T61">J. Anderson, J. Asaadi, B. Carls, R. Cotta, R. Guenette, B. Kiburg, A. Kobach, H. Lippincott, </text:span><text:span text:style-name="T14">et al., </text:span><text:span text:style-name="T26">“Snowmass 2013 Young Physicists Science and Career Study”, Contributed to the 2013 Snowmass </text:span><text:span text:style-name="T27">Community Summer </text:span><text:span text:style-name="T26">Study, (2013) [arXiv:1307:8080 [physics.soc-ph]].</text:span></text:p>
        <text:p text:style-name="P50"><text:span text:style-name="T64">J. Anderson, A. Avetisyan, R. Brock, S. Chekanov, T. Cohen, N. Dhingra, J. Dolen, J. Hirschauer, </text:span><text:span text:style-name="T15">et al.</text:span><text:span text:style-name="T64">, “Snowmass Energy Frontier Simulations,” </text:span><text:span text:style-name="T26">Contributed to the 2013 Snowmass </text:span><text:span text:style-name="T27">Community Summer </text:span><text:span text:style-name="T26">Study, (2013)</text:span><text:span text:style-name="T64"> [arXiv:1309.1057 [hep-ex]].</text:span></text:p>
        <text:p text:style-name="P58"><text:span text:style-name="T104">J. Anderson (CMS Hcal Collaboration), “Upgrade of the CMS hadron calorimeter for an upgraded LHC”, </text:span><text:span text:style-name="T109">J. Phys. Conf. Ser.</text:span><text:span text:style-name="T104"> </text:span><text:span text:style-name="T119">404</text:span><text:span text:style-name="T120">,</text:span><text:span text:style-name="T104"> 012019 (2012).</text:span></text:p>
        <text:p text:style-name="P61"><text:span text:style-name="Default_20_Paragraph_20_Font"><text:span text:style-name="T150">A. Heering, J. Rohlf, S. Los, J. Anderson, J. Freeman, Y. Musienko, I. Schmidt, C. Tully, S. Dugad, “An 18 element strip of 1 mm2 G-APDs for CMS HCAL upgrade results of CERN test beam 2009”, </text:span></text:span><text:span text:style-name="Default_20_Paragraph_20_Font"><text:span text:style-name="T199">Nuclear Science Symposium Conference Record (NSS/MIC), 2009 IEEE</text:span></text:span><text:span text:style-name="Default_20_Paragraph_20_Font"><text:span text:style-name="T150">, 2090-2196 (2009).</text:span></text:span></text:p>
        <text:p text:style-name="P67"><text:span text:style-name="Default_20_Paragraph_20_Font"><text:span text:style-name="T75">Technical reports and other public notes</text:span></text:span></text:p>
        <text:p text:style-name="P59"><text:span text:style-name="T103">J. </text:span><text:span text:style-name="T101">Mans, </text:span><text:span text:style-name="T108">et al.</text:span><text:span text:style-name="T110"> </text:span><text:span text:style-name="T111">(</text:span><text:span text:style-name="T110">CMS </text:span><text:span text:style-name="T112">C</text:span><text:span text:style-name="T110">ollaboration</text:span><text:span text:style-name="T111">)</text:span><text:span text:style-name="T110">, “CMS technical design report for the phase 1 upgrade of the hadron calorimeter”, CERN-LHCC-2012-015. CMS-TDR-010, Sep. (2012).</text:span></text:p>
        <text:p text:style-name="P51">CMS collaboration, “Search for the Standard Model Higgs boson in the <draw:g text:anchor-type="as-char" svg:y="-0.1091in" draw:z-index="19" draw:style-name="gr1"><svg:title>TexMaths</svg:title><svg:desc>11§inline§H\rightarrow WW \rightarrow \ell\nu jj</svg:desc><draw:polygon draw:style-name="gr2" draw:text-style-name="P129" svg:width="1.2374in" svg:height="0.1354in" svg:x="0in" svg:y="0.0028in" svg:viewBox="0 0 3144 345" draw:points="1572,345 0,345 0,0 3144,0 3144,345"><text:p/></draw:polygon><draw:path draw:style-name="gr3" draw:text-style-name="P129" svg:width="0.1283in" svg:height="0.1039in" svg:x="0.0059in" svg:y="0.0035in" svg:viewBox="0 0 327 265" svg:d="m280 30c5-15 5-18 33-18 10 0 14 0 14-8 0-4-5-4-6-4-11 0-38 1-49 1s-39-1-51-1c-2 0-6 0-6 8 0 4 3 4 10 4 0 0 8 0 15 1 6 0 11 1 11 6 0 2-1 2-2 7l-24 95h-118l23-91c3-15 4-18 33-18 10 0 13 0 13-8 0-4-4-4-6-4-11 0-38 1-49 1-12 0-40-1-51-1-3 0-6 0-6 8 0 4 3 4 10 4 1 0 9 0 15 1 7 0 10 1 10 6 0 2 0 3-1 7l-52 208c-4 15-5 19-35 19-8 0-11 0-11 7 0 5 4 5 5 5 11 0 39-1 50-1 8 0 16 0 24 0 9 0 18 1 25 1 4 0 8 0 8-8 0-4-3-4-11-4-14 0-25 0-25-7 0-2 1-4 2-7l26-106h118c-16 65-25 101-26 106-5 14-11 14-35 14-7 0-10 0-10 7 0 5 4 5 5 5 11 0 39-1 50-1 7 0 16 0 25 0 8 0 17 1 24 1 4 0 9 0 9-8 0-4-4-4-11-4-14 0-25 0-25-7 0-2 0-4 1-7z"><text:p/></draw:path><draw:path draw:style-name="gr3" draw:text-style-name="P129" svg:width="0.135in" svg:height="0.0791in" svg:x="0.1902in" svg:y="0.0299in" svg:viewBox="0 0 344 202" svg:d="m303 109c-22 16-32 32-36 37-17 26-21 52-21 52 0 4 6 4 8 4 7 0 8-1 9-8 9-37 32-70 76-87 4-3 5-3 5-6 0-2-2-3-3-4-16-7-64-26-78-92-1-4-2-5-9-5-2 0-8 0-8 4 0 1 5 26 20 52 8 11 20 25 37 37h-289c-7 0-14 0-14 8s7 8 14 8z"><text:p/></draw:path><draw:path draw:style-name="gr3" draw:text-style-name="P129" svg:width="0.1512in" svg:height="0.1071in" svg:x="0.3854in" svg:y="0.0035in" svg:viewBox="0 0 385 273" svg:d="m334 45c10-18 19-31 44-33 4 0 7 0 7-8 0-2-1-4-4-4-9 0-20 1-30 1-13 0-28-1-41-1-2 0-6 0-6 8 0 4 3 4 5 4 9 0 23 3 23 15 0 5-2 7-5 13l-105 182-14-191c-1-9-1-19 26-19 7 0 11 0 11-8 0-4-4-4-5-4-16 0-32 1-48 1-8 0-31-1-40-1-4 0-8 0-8 8 0 4 3 4 9 4 18 0 20 2 21 10l2 30-98 170-14-196c0-5 0-14 28-14 5 0 9 0 9-8 0-4-5-4-5-4-16 0-32 1-49 1-13 0-27-1-40-1-2 0-7 0-7 8 0 4 3 4 10 4 19 0 20 3 21 14l16 238c1 6 1 9 7 9 4 0 5-2 10-8l113-198 14 197c2 7 3 9 7 9 5 0 8-4 9-7z"><text:p/></draw:path><draw:path draw:style-name="gr3" draw:text-style-name="P129" svg:width="0.1512in" svg:height="0.1071in" svg:x="0.5508in" svg:y="0.0035in" svg:viewBox="0 0 385 273" svg:d="m334 45c10-18 19-31 44-33 4 0 7 0 7-8 0-2-1-4-4-4-9 0-20 1-30 1-13 0-28-1-41-1-2 0-6 0-6 8 0 4 3 4 5 4 9 0 23 3 23 15 0 5-2 7-5 13l-105 182-14-191c-1-9-1-19 26-19 7 0 11 0 11-8 0-4-4-4-5-4-16 0-32 1-48 1-8 0-31-1-40-1-4 0-8 0-8 8 0 4 3 4 9 4 17 0 20 2 21 10l2 30-98 170-14-196c0-5 0-14 28-14 5 0 9 0 9-8 0-4-5-4-5-4-16 0-32 1-49 1-13 0-27-1-40-1-2 0-7 0-7 8 0 4 3 4 10 4 19 0 20 3 21 14l16 238c1 6 1 9 7 9 4 0 5-2 10-8l113-198 14 197c1 7 3 9 7 9 5 0 8-4 9-7z"><text:p/></draw:path><draw:path draw:style-name="gr3" draw:text-style-name="P129" svg:width="0.135in" svg:height="0.0791in" svg:x="0.7587in" svg:y="0.0299in" svg:viewBox="0 0 344 202" svg:d="m302 109c-22 16-31 32-35 37-17 26-21 52-21 52 0 4 6 4 8 4 7 0 8-1 9-8 9-37 32-70 76-87 4-3 5-3 5-6 0-2-2-3-3-4-17-7-64-26-78-92-1-4-2-5-9-5-2 0-8 0-8 4 0 1 5 26 20 52 8 11 20 25 36 37h-288c-7 0-14 0-14 8s7 8 14 8z"><text:p/></draw:path><draw:path draw:style-name="gr3" draw:text-style-name="P129" svg:width="0.0591in" svg:height="0.1091in" svg:x="0.9476in" svg:y="0.0004in" svg:viewBox="0 0 151 278" svg:d="m2 235c-1 1-2 2-2 3 0 3 2 6 4 6s4-1 15-12c3-4 11-10 14-13 3 30 14 59 43 59 15 0 30-9 37-14 6-5 24-20 24-23 0-2-2-6-5-6-1 0-1 1-4 4-26 25-40 30-51 30-18 0-24-20-24-50 0-3 1-20 2-22 1-1 1-3 9-10 31-31 87-97 87-156 0-7 0-31-23-31-33 0-62 64-65 72-19 43-31 88-31 134zm55-55c1-3 18-90 40-135 10-21 18-36 31-36s13 13 13 20c0 64-65 132-84 151z"><text:p/></draw:path><draw:path draw:style-name="gr3" draw:text-style-name="P129" svg:width="0.0717in" svg:height="0.0669in" svg:x="1.0173in" svg:y="0.0409in" svg:viewBox="0 0 183 171" svg:d="m66 4c0 0 0-4-4-4-9 0-38 3-48 4-3 0-7 0-7 8 0 4 3 4 8 4 19 0 20 3 20 7 0 2-4 21-8 31l-23 95c-2 6-4 17-4 18 0 4 4 4 7 4h5c26-4 69-19 109-57 52-47 62-100 62-103 0-7-5-11-11-11-4 0-13 1-16 13-24 88-83 131-127 145z"><text:p/></draw:path><draw:path draw:style-name="gr3" draw:text-style-name="P129" svg:width="0.0622in" svg:height="0.1319in" svg:x="1.0925in" svg:y="0.0071in" svg:viewBox="0 0 159 336" svg:d="m159 14c0-7-5-14-15-14-9 0-20 9-20 21 0 8 5 13 15 13s20-10 20-20zm-78 262c-7 29-26 51-48 51-2 0-8 0-14-3 11-3 16-13 16-21 0-6-3-13-14-13-10 0-21 8-21 22 0 15 15 24 34 24 28 0 64-21 73-59l36-142c2-8 2-13 2-14 0-22-16-36-36-36-40 0-62 56-62 60 0 3 5 3 5 3 3 0 4 0 7-7 9-23 28-48 49-48 5 0 12 1 12 18 0 9-1 13-2 20z"><text:p/></draw:path><draw:path draw:style-name="gr3" draw:text-style-name="P129" svg:width="0.0626in" svg:height="0.1319in" svg:x="1.1642in" svg:y="0.0071in" svg:viewBox="0 0 160 336" svg:d="m160 14c0-7-6-14-16-14-9 0-20 9-20 21 0 8 5 13 15 13s21-10 21-20zm-79 262c-7 29-26 51-48 51-2 0-8 0-14-3 11-3 16-13 16-21 0-6-3-13-14-13-10 0-21 8-21 22 0 15 15 24 34 24 28 0 64-21 73-59l36-142c2-8 2-13 2-14 0-22-16-36-36-36-40 0-62 56-62 60 0 3 5 3 5 3 3 0 4 0 7-7 9-23 28-48 49-48 5 0 12 1 12 18 0 9-1 13-2 20z"><text:p/></draw:path></draw:g> decay channel in pp collisions at the LHC”, CMS-PAS-HIG-12-046.</text:p>
        <text:p text:style-name="P51"/>
        <text:p text:style-name="P60"><text:span text:style-name="T83">Full list of publications </text:span><text:span text:style-name="T84">where I am listed as an author can be made </text:span><text:span text:style-name="T83">available upon request.</text:span></text:p>
        <text:p text:style-name="P42"/>
        <text:p text:style-name="P11"/>
        <text:p text:style-name="P69">Conference and Seminar Contributions</text:p>
        <text:p text:style-name="P39"/>
        <text:p text:style-name="P68">Conference and workshop talks</text:p>
        <text:p text:style-name="P53"><text:span text:style-name="T43">Plenary</text:span> talk “LHC Higgs boson results <text:span text:style-name="T62">in decays </text:span>involving bosons”, Phenomenology 2013 Symposium, <text:span text:style-name="T43">6-8 May 2013</text:span>, Pittsburgh, PA.</text:p>
        <text:p text:style-name="P54"><text:span text:style-name="T45">Invited</text:span><text:span text:style-name="T59"> talk on “Involving young physicists in instrumentation”, CPAD/Snowmass instrumentation meeting, University of Colorado, 1</text:span><text:span text:style-name="T45">6-19 Apr. 1013</text:span><text:span text:style-name="T59">, Boulder, CO.</text:span></text:p>
        <text:p text:style-name="P52"><text:span text:style-name="T43">Invited</text:span> talk on “Semi-leptonic WV cross section measurements at CMS”, Working group on Electroweak precision measurements at the LHC, <text:span text:style-name="T43">10 Oct. 2012</text:span>, CERN, Switzerland.</text:p>
        <text:p text:style-name="P52"><text:span text:style-name="T46">Plenary</text:span><text:span text:style-name="T42"> t</text:span>alk on “Higgs Searches at the LHC”, 45th Annual Fermilab Users' Meeting, <text:span text:style-name="T43">12-13 Jun. 2012</text:span>, Fermilab, Batavia, IL.</text:p>
        <text:p text:style-name="P52"><text:span text:style-name="T47">Plenary</text:span><text:span text:style-name="T99"> t</text:span>alk on “Upgrade of the CMS hadron calorimeter for an upgraded LHC”, CALOR 2012: 15th International Conference on Calorimetry in High Energy Physics, <text:span text:style-name="T43">4-8 Jun. 2012</text:span>, Santa Fe, NM.</text:p>
        <text:p text:style-name="P52"><text:span text:style-name="T48">Plenary</text:span><text:span text:style-name="T100"> t</text:span>alk on “Search for the Standard Model Higgs boson in its decays to all leptonic WW in CMS”, Second MCTP Spring Symposium on Higgs Boson Physics, <text:span text:style-name="T43">16-20 Apr. 2012</text:span>, Ann Arbor, MI.</text:p>
        <text:p text:style-name="P52"><text:span text:style-name="T100">Parallel t</text:span>alk on “Study of the di-jet mass spectrum in events with a W boson”, Phenomenology 2012 Symposium, <text:span text:style-name="T43">7-9 May 2012</text:span>, Pittsburgh, PA.</text:p>
        <text:p text:style-name="P52"><text:span text:style-name="T100">Parallel t</text:span>alk on “Upgrade of the CMS Hadron Outer Calorimeter with SIPMs”, Technology and Instrumentation in Particle Physics (TIPP2011), <text:span text:style-name="T100">9-14 </text:span><text:span text:style-name="T16">June </text:span><text:span text:style-name="T43">2011</text:span>, Chicago, IL.</text:p>
        <text:p text:style-name="P52"><text:span text:style-name="T100">Parallel t</text:span>alk on “Measurement of <draw:g text:anchor-type="as-char" svg:y="-0.1146in" draw:z-index="20" draw:style-name="gr1"><svg:title>TexMaths</svg:title><svg:desc>11§inline§\Upsilon(nS)</svg:desc><draw:polygon draw:style-name="gr2" draw:text-style-name="P129" svg:width="0.4319in" svg:height="0.1524in" svg:x="0in" svg:y="0.0008in" svg:viewBox="0 0 1098 388" draw:points="549,388 0,388 0,0 1098,0 1098,388"><text:p/></draw:polygon><draw:path draw:style-name="gr3" draw:text-style-name="P129" svg:width="0.1016in" svg:height="0.1075in" svg:x="0.0087in" svg:y="0.0071in" svg:viewBox="0 0 259 274" svg:d="m146 138c0-38 10-108 62-108 12 0 35 5 39 29 0 5 0 7 5 7 7 0 7-3 7-7 0-23-17-59-52-59-40 0-68 35-78 95v0c-2-17-17-95-78-95-36 0-51 36-51 59 0 4 0 7 7 7 5 0 5-3 5-6 3-30 36-30 39-30 54 0 61 77 61 108v105c0 13 0 19-37 19h-13v12c14-1 51-1 67-1s53 0 67 1v-12h-12c-38 0-38-6-38-19z"><text:p/></draw:path><draw:path draw:style-name="gr3" draw:text-style-name="P129" svg:width="0.035in" svg:height="0.1524in" svg:x="0.1339in" svg:y="0in" svg:viewBox="0 0 90 388" svg:d="m90 384c0-1 0-2-6-9-49-48-62-122-62-181 0-67 15-135 63-183 5-5 5-6 5-7 0-3-2-4-4-4-3 0-39 26-62 76-20 43-24 86-24 118 0 30 4 78 25 121 23 48 58 73 61 73 2 0 4-1 4-4z"><text:p/></draw:path><draw:path draw:style-name="gr3" draw:text-style-name="P129" svg:width="0.0823in" svg:height="0.0689in" svg:x="0.1831in" svg:y="0.0472in" svg:viewBox="0 0 210 176" svg:d="m23 148c-1 6-3 16-3 17 0 8 5 11 11 11 4 0 11-3 14-11 0-1 6-19 8-29l8-35c3-9 5-16 6-26 2-7 6-18 6-19 5-12 26-47 62-47 18 0 22 14 22 26 0 24-19 74-25 91-4 9-4 14-4 18 0 18 13 32 32 32 36 0 50-57 50-60s-3-4-4-4c-5 0-5 1-6 7-7 26-21 48-39 48-7 0-10-3-10-13 0-9 3-19 8-28 6-19 23-62 23-84 0-27-17-42-44-42-36 0-55 25-62 34-1-22-18-34-35-34s-26 15-29 22c-6 13-12 36-12 37 0 5 4 5 4 5 5 0 5 0 7-9 7-28 14-46 29-46 7 0 12 4 12 17 0 8-1 12-7 33z"><text:p/></draw:path><draw:path draw:style-name="gr3" draw:text-style-name="P129" svg:width="0.0902in" svg:height="0.1106in" svg:x="0.2783in" svg:y="0.0071in" svg:viewBox="0 0 230 282" svg:d="m230 4c0-2-1-4-4-4-1 0-3 0-7 5l-19 22c-10-17-29-27-55-27-49 0-97 45-97 91 0 32 21 50 41 55l42 11c14 4 35 10 35 42 0 34-32 72-69 72-25 0-68-9-68-58 0-8 2-18 2-21 1-1 1-2 1-2 0-4-3-4-4-4-3 0-4 0-5 1s-23 90-23 91c0 2 2 4 4 4s3 0 7-6l20-22c16 23 43 28 65 28 53 0 99-51 99-99 0-28-13-41-20-45-9-10-14-11-48-20-9-2-24-7-27-7-11-4-24-15-24-36 0-31 32-64 68-64 33 0 56 16 56 60 0 13-1 19-1 21 0 1 0 5 5 5 3 0 4-1 5-8z"><text:p/></draw:path><draw:path draw:style-name="gr3" draw:text-style-name="P129" svg:width="0.035in" svg:height="0.1524in" svg:x="0.3815in" svg:y="0in" svg:viewBox="0 0 90 388" svg:d="m90 194c0-30-4-77-25-121-24-48-57-73-61-73s-4 1-4 4c0 1 0 2 8 9 37 39 59 100 59 181 0 67-14 135-61 183-6 5-6 6-6 7 0 2 1 4 4 4s39-26 62-76c20-43 24-85 24-118z"><text:p/></draw:path></draw:g> production at 7 TeV with the CMS experiment”, presented at Deep Inelastic Scattering 2011, <text:span text:style-name="T100">11-15 </text:span><text:span text:style-name="T16">Apr. </text:span><text:span text:style-name="T43">2011</text:span>, Newport News, VA.</text:p>
        <text:p text:style-name="P52">Talk on “CKM Angle Measurements from BaBar”, presented at the Lake Louise Winter Institute <text:span text:style-name="T43">2008</text:span>, Alberta, Canada.</text:p>
        <text:p text:style-name="P66">Seminars and Colloquia</text:p>
        <text:p text:style-name="P55"><text:span text:style-name="T43">Seminar</text:span> on “Recent Higgs boson results from CMS”, University of Chicago, <text:span text:style-name="T43">14 Mar. 2013</text:span>, Chicago, IL.</text:p>
        <text:p text:style-name="P56"><text:span text:style-name="T52">Seminar</text:span><text:span text:style-name="T33"> on “</text:span><text:span text:style-name="T34">Sequential </text:span><text:span text:style-name="T33">Upsilon melting at CMS and SiPMs in the CMS Hcal”, University of Michigan, </text:span><text:span text:style-name="T52">11 Mar. 2013</text:span><text:span text:style-name="T33">, Ann Arbor, MI.</text:span></text:p>
        <text:p text:style-name="P57"><text:span text:style-name="T53">Colloquium</text:span><text:span text:style-name="T32"> titled “</text:span><text:span text:style-name="T30">Symmetries and the Higgs Boson</text:span><text:span text:style-name="T32">”, Brigham Young University, </text:span><text:span text:style-name="T53">6 Feb. 2013</text:span><text:span text:style-name="T32">, Provo, UT.</text:span></text:p>
        <text:p text:style-name="P49"><text:span text:style-name="T43">Seminar</text:span> on “What a W boson and some jets can teach at CMS”, <text:span text:style-name="T58">University</text:span> of Wisconsin, <text:span text:style-name="T43">4 Dec. 2012</text:span>, Madison, WI.</text:p>
        <text:p text:style-name="P49"><text:span text:style-name="T43">Seminar</text:span> on “What a W boson and some jets can teach at CMS”, Notre Dame <text:span text:style-name="T58">University</text:span>, <text:span text:style-name="T43">27 Nov. 2012</text:span>, South Bend, IN.</text:p>
        <text:p text:style-name="P49"><text:span text:style-name="T43">Seminar</text:span> on “The search for the standard model Higgs boson at CMS”, Iowa State University, <text:span text:style-name="T43">5 Sept. 2012</text:span>, Ames, IA.</text:p>
        <text:p text:style-name="P49"><text:span text:style-name="T43">Seminar</text:span> on “Excited Upsilon melting in the quark gluon plasma”, University of Maryland, <text:span text:style-name="T100">16 </text:span><text:span text:style-name="T16">Nov. </text:span><text:span text:style-name="T43">2011</text:span>, College Park, MD.</text:p>
        <text:p text:style-name="P49"><text:span text:style-name="T43">Seminar</text:span> on “Excited Upsilon melting in the quark gluon plasma”, presented to the Fermilab postdoctoral “Food for Thought” series, Fermilab, <text:span text:style-name="T100">13 </text:span><text:span text:style-name="T16">Sept. </text:span><text:span text:style-name="T43">2011</text:span>, Batavia, IL.</text:p>
        <text:p text:style-name="P49"><text:span text:style-name="T43">Seminar</text:span> on “Measurement of <text:span text:style-name="T66"><draw:g text:anchor-type="as-char" svg:y="-0.1146in" draw:z-index="2" draw:style-name="gr1"><svg:title>TexMaths</svg:title><svg:desc>11§inline§\Upsilon(nS)</svg:desc><draw:polygon draw:style-name="gr2" draw:text-style-name="P129" svg:width="0.4319in" svg:height="0.1524in" svg:x="0in" svg:y="0.0008in" svg:viewBox="0 0 1098 388" draw:points="549,388 0,388 0,0 1098,0 1098,388"><text:p/></draw:polygon><draw:path draw:style-name="gr3" draw:text-style-name="P129" svg:width="0.1016in" svg:height="0.1075in" svg:x="0.0087in" svg:y="0.0071in" svg:viewBox="0 0 259 274" svg:d="m146 138c0-38 10-108 62-108 12 0 35 5 39 29 0 5 0 7 5 7 7 0 7-3 7-7 0-23-17-59-52-59-40 0-68 35-78 95v0c-2-17-17-95-78-95-36 0-51 36-51 59 0 4 0 7 7 7 5 0 5-3 5-6 3-30 36-30 39-30 54 0 61 77 61 108v105c0 13 0 19-37 19h-13v12c14-1 51-1 67-1s53 0 67 1v-12h-12c-38 0-38-6-38-19z"><text:p/></draw:path><draw:path draw:style-name="gr3" draw:text-style-name="P129" svg:width="0.035in" svg:height="0.1524in" svg:x="0.1339in" svg:y="0in" svg:viewBox="0 0 90 388" svg:d="m90 384c0-1 0-2-6-9-49-48-62-122-62-181 0-67 15-135 63-183 5-5 5-6 5-7 0-3-2-4-4-4-3 0-39 26-62 76-20 43-24 86-24 118 0 30 4 78 25 121 23 48 58 73 61 73 2 0 4-1 4-4z"><text:p/></draw:path><draw:path draw:style-name="gr3" draw:text-style-name="P129" svg:width="0.0823in" svg:height="0.0689in" svg:x="0.1831in" svg:y="0.0472in" svg:viewBox="0 0 210 176" svg:d="m23 148c-1 6-3 16-3 17 0 8 5 11 11 11 4 0 11-3 14-11 0-1 6-19 8-29l8-35c3-9 5-16 6-26 2-7 6-18 6-19 5-12 26-47 62-47 18 0 22 14 22 26 0 24-19 74-25 91-4 9-4 14-4 18 0 18 13 32 32 32 36 0 50-57 50-60s-3-4-4-4c-5 0-5 1-6 7-7 26-21 48-39 48-7 0-10-3-10-13 0-9 3-19 8-28 6-19 23-62 23-84 0-27-17-42-44-42-36 0-55 25-62 34-1-22-18-34-35-34s-26 15-29 22c-6 13-12 36-12 37 0 5 4 5 4 5 5 0 5 0 7-9 7-28 14-46 29-46 7 0 12 4 12 17 0 8-1 12-7 33z"><text:p/></draw:path><draw:path draw:style-name="gr3" draw:text-style-name="P129" svg:width="0.0902in" svg:height="0.1106in" svg:x="0.2783in" svg:y="0.0071in" svg:viewBox="0 0 230 282" svg:d="m230 4c0-2-1-4-4-4-1 0-3 0-7 6l-19 21c-10-17-29-27-55-27-49 0-97 45-97 91 0 32 21 50 41 55l42 11c14 4 35 10 35 42 0 34-32 72-69 72-25 0-68-9-68-58 0-8 2-18 2-21 1-1 1-2 1-2 0-4-3-4-4-4-3 0-4 0-5 1s-23 90-23 91c0 2 2 4 4 4s3 0 7-6l20-22c16 23 43 28 65 28 53 0 99-51 99-99 0-28-13-41-20-45-9-10-14-11-48-20-9-2-24-7-27-7-11-4-24-15-24-36 0-31 32-64 68-64 33 0 56 16 56 60 0 13-1 19-1 21 0 1 0 5 5 5 3 0 4-1 5-8z"><text:p/></draw:path><draw:path draw:style-name="gr3" draw:text-style-name="P129" svg:width="0.035in" svg:height="0.1524in" svg:x="0.3815in" svg:y="0in" svg:viewBox="0 0 90 388" svg:d="m90 194c0-30-4-77-25-121-24-48-57-73-61-73s-4 1-4 4c0 1 0 2 8 9 37 39 59 100 59 181 0 67-14 135-61 183-6 5-6 6-6 7 0 2 1 4 4 4s39-26 62-76c20-42 24-85 24-118z"><text:p/></draw:path></draw:g></text:span> production at 7 TeV with the CMS experiment and Using G-APDs in HEP calorimeters”, University of Virginia, <text:span text:style-name="T100">13 </text:span><text:span text:style-name="T16">Apr. </text:span><text:span text:style-name="T43">2011</text:span>, Charlottesville, VA.</text:p>
        <text:p text:style-name="P66">Poster contributions</text:p>
        <text:p text:style-name="P52">Posters on “New photosensors for the CMS hadronic calorimeter upgrade” and “Upgrade of the CMS Hadron Outer Calorimeter with SiPM sensors”, 12th Pisa Meeting on Advanced Detectors, <text:span text:style-name="T43">20-26 May 2012</text:span>, Biodola, Italy.</text:p>
        <text:p text:style-name="P52">Poster “Using SiPM sensors in the CMS hadron-outer calorimeter and its effect on muon identification”, presented at Workshop on Detector R&amp;D, <text:span text:style-name="T100">7-9 </text:span><text:span text:style-name="T16">Oct. </text:span><text:span text:style-name="T43">2010</text:span>, Fermilab, Batavia, IL.</text:p>
        <text:p text:style-name="P49">Poster “Using SiPM sensors in the CMS hadron-outer calorimeter and its effect on muon identification”, presented at Physics at the LHC <text:span text:style-name="T43">2010</text:span>, DESY, Hamburg, Germany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AAAA+TimesNewRomanPSMT" svg:font-family="CAAAAA+TimesNewRomanPSMT"/>
    <style:font-face style:name="OpenSymbol" svg:font-family="OpenSymbol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erif" fo:hyphenate="false"/>
    </style:style>
    <style:style style:name="Heading" style:family="paragraph" style:parent-style-name="Normal" style:next-style-name="Body_20_Text" style:class="text">
      <style:paragraph-properties fo:margin-top="0.1665in" fo:margin-bottom="0.0835in" style:contextual-spacing="false" fo:orphans="2" fo:widows="2" fo:hyphenation-ladder-count="no-limit" fo:keep-with-next="always"/>
      <style:text-properties style:font-name="Arial" fo:font-size="14pt" style:font-size-asian="14pt" style:font-name-complex="Arial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Normal" style:family="paragraph" style:master-page-name="">
      <style:paragraph-properties fo:hyphenation-ladder-count="no-limit" style:page-number="auto"/>
      <style:text-properties style:font-name="Liberation Serif" fo:hyphenate="false"/>
    </style:style>
    <style:style style:name="List" style:family="paragraph" style:parent-style-name="Body_20_Text" style:class="list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orphans="2" fo:widows="2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text-align="end" style:justify-single-word="false" fo:orphans="2" fo:widows="2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style:font-name="Liberation Serif" fo:hyphenate="false"/>
    </style:style>
    <style:style style:name="Frame_20_contents" style:display-name="Frame contents" style:family="paragraph" style:parent-style-name="Body_20_Text" style:class="extra">
      <style:paragraph-properties fo:hyphenation-ladder-count="no-limit"/>
      <style:text-properties fo:hyphenate="false"/>
    </style:style>
    <style:style style:name="Index" style:family="paragraph" style:parent-style-name="Normal" style:class="index">
      <style:paragraph-properties fo:orphans="2" fo:widows="2" fo:hyphenation-ladder-count="no-limit" text:number-lines="false" text:line-number="0"/>
      <style:text-properties fo:hyphenate="false"/>
    </style:style>
    <style:style style:name="Body_20_Text" style:display-name="Body Text" style:family="paragraph" style:parent-style-name="Normal">
      <style:paragraph-properties fo:margin-top="0in" fo:margin-bottom="0.0835in" style:contextual-spacing="false" fo:orphans="2" fo:widows="2"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0835in" fo:margin-bottom="0.0835in" style:contextual-spacing="false" fo:orphans="2" fo:widows="2" fo:hyphenation-ladder-count="no-limit" text:number-lines="false" text:line-number="0"/>
      <style:text-properties fo:font-style="italic" style:font-style-asian="italic" style:font-style-complex="italic" fo:hyphenate="false"/>
    </style:style>
    <style:style style:name="X3AS7TABSTYLE" style:family="paragraph" style:parent-style-name="Footer">
      <style:paragraph-properties fo:hyphenation-ladder-count="no-limit">
        <style:tab-stops>
          <style:tab-stop style:position="9.8425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xt" style:family="paragraph" style:parent-style-name="Caption" style:class="extra">
      <style:text-properties style:font-name="Liberation Serif1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333333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Tahoma1" style:font-size-asian="14pt" style:font-weight-asian="bold" style:font-name-complex="Tahoma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size="10pt" style:font-name-asian="Liberation Mono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ody_20_Text_20_Char" style:display-name="Body Text Char" style:family="text" style:parent-style-name="Default_20_Paragraph_20_Font">
      <style:text-properties fo:font-size="12pt" style:letter-kerning="true" style:font-size-asian="12pt" style:font-size-complex="12pt"/>
    </style:style>
    <style:style style:name="Header_20_Char" style:display-name="Header Char" style:family="text" style:parent-style-name="Default_20_Paragraph_20_Font">
      <style:text-properties fo:font-size="12pt" style:letter-kerning="true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letter-kerning="true" style:font-size-asian="12pt" style:font-size-complex="12pt"/>
    </style:style>
    <style:style style:name="Page_20_Number" style:display-name="Page Number" style:family="text" style:parent-style-name="Default_20_Paragraph_20_Font"/>
    <style:style style:name="X3AS7TOCHyperlink" style:family="text" style:parent-style-name="Default_20_Paragraph_20_Font">
      <style:text-properties fo:color="#000000" style:text-underline-style="none"/>
    </style:style>
    <style:style style:name="BulletSymbol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8in" fo:margin-bottom="0.8in" fo:margin-left="0.8in" fo:margin-right="0.8in" fo:background-color="transparent" style:writing-mode="lr-tb" style:footnote-max-height="0in">
        <style:background-image/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MacOSX_x86 LibreOffice_project/5464147a081647a250913f19c0715bca595af2f</meta:generator>
    <dc:title>Curriculum Vitae Jacob M Anderson</dc:title>
    <dc:description>






%%% OOoLatex Preamble %%%%%%%%%%%%%%
\usepackage{amsmath}
\usepackage{amssymb}
\usepackage[usenames]{color}
%\definecolor{myColor}{RGB}{0,128,255}
%\pagecolor{white}\color{myColor}
%%% End OOoLatex Preamble %%%%%%%%%%%%

%%% OOoLatex Configuration %%%%%%%%%%%%
GraphicDPI=600
BaseLine=61740
FileFormat=emf
Transparent=1
Crop=1
###
ImpressCharSize=28
ImpressEquationType=display
WriterCharSize=12
WriterEquationType=inline
DisplayTopMargin=150
DisplayBottomMargin=100
%%% End OOoLatex Configuration %%%%%%%%%%</dc:description>
    <meta:initial-creator>Jacob Anderson</meta:initial-creator>
    <meta:creation-date>2011-09-27T19:09:00Z</meta:creation-date>
    <dc:date>2013-11-14T16:14:06</dc:date>
    <meta:print-date>2013-02-26T10:09:16</meta:print-date>
    <meta:editing-cycles>174</meta:editing-cycles>
    <meta:editing-duration>P2DT3H3M41S</meta:editing-duration>
    <meta:printed-by>Jake Anderson</meta:printed-by>
    <meta:document-statistic meta:table-count="0" meta:image-count="0" meta:object-count="0" meta:page-count="6" meta:paragraph-count="157" meta:word-count="2791" meta:character-count="18107" meta:non-whitespace-character-count="15497"/>
    <meta:user-defined meta:name="Info 1"/>
    <meta:user-defined meta:name="Info 2"/>
    <meta:user-defined meta:name="Info 3"/>
    <meta:user-defined meta:name="Info 4"/>
    <meta:user-defined meta:name="TexMathsPreamble" meta:value-type="string">\usepackage{amsmath}
\usepackage{amssymb}
\usepackage[usenames]{color}
\usepackage{bm}

% Uncomment these lines for colored equations
% \definecolor{fgcolor}{RGB}{0,0,255}
% \definecolor{bgcolor}{RGB}{255,255,255}
% \pagecolor{bgcolor}\color{fgcolor}
</meta:user-defined>
    <meta:template xlink:type="simple" xlink:actuate="onRequest" xlink:title="" xlink:href="Normal.dotm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2013 Job season" VL:creator="Jake Anderson" dc:date-time="2013-09-05T11:11:13"/>
</VL:version-list>
</file>